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32.26pt"/>
    </style:style>
    <style:style style:name="co6" style:family="table-column">
      <style:table-column-properties fo:break-before="auto" style:column-width="251.26pt"/>
    </style:style>
    <style:style style:name="co7" style:family="table-column">
      <style:table-column-properties fo:break-before="auto" style:column-width="76.51pt"/>
    </style:style>
    <style:style style:name="co8" style:family="table-column">
      <style:table-column-properties fo:break-before="auto" style:column-width="57.74pt"/>
    </style:style>
    <style:style style:name="co9" style:family="table-column">
      <style:table-column-properties fo:break-before="auto" style:column-width="27.75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18pt"/>
    </style:style>
    <style:style style:name="co12" style:family="table-column">
      <style:table-column-properties fo:break-before="auto" style:column-width="218.24pt"/>
    </style:style>
    <style:style style:name="co13" style:family="table-column">
      <style:table-column-properties fo:break-before="auto" style:column-width="60.01pt"/>
    </style:style>
    <style:style style:name="co14" style:family="table-column">
      <style:table-column-properties fo:break-before="auto" style:column-width="84.76pt"/>
    </style:style>
    <style:style style:name="co15" style:family="table-column">
      <style:table-column-properties fo:break-before="auto" style:column-width="69pt"/>
    </style:style>
    <style:style style:name="co16" style:family="table-column">
      <style:table-column-properties fo:break-before="auto" style:column-width="39pt"/>
    </style:style>
    <style:style style:name="co17" style:family="table-column">
      <style:table-column-properties fo:break-before="auto" style:column-width="72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61.51pt"/>
    </style:style>
    <style:style style:name="co20" style:family="table-column">
      <style:table-column-properties fo:break-before="auto" style:column-width="16.5pt"/>
    </style:style>
    <style:style style:name="co21" style:family="table-column">
      <style:table-column-properties fo:break-before="auto" style:column-width="64.49pt"/>
    </style:style>
    <style:style style:name="co22" style:family="table-column">
      <style:table-column-properties fo:break-before="auto" style:column-width="74.24pt"/>
    </style:style>
    <style:style style:name="co23" style:family="table-column">
      <style:table-column-properties fo:break-before="auto" style:column-width="44.25pt"/>
    </style:style>
    <style:style style:name="co24" style:family="table-column">
      <style:table-column-properties fo:break-before="auto" style:column-width="137.25pt"/>
    </style:style>
    <style:style style:name="co25" style:family="table-column">
      <style:table-column-properties fo:break-before="auto" style:column-width="78.75pt"/>
    </style:style>
    <style:style style:name="co26" style:family="table-column">
      <style:table-column-properties fo:break-before="auto" style:column-width="54.74pt"/>
    </style:style>
    <style:style style:name="co27" style:family="table-column">
      <style:table-column-properties fo:break-before="auto" style:column-width="59.24pt"/>
    </style:style>
    <style:style style:name="co28" style:family="table-column">
      <style:table-column-properties fo:break-before="auto" style:column-width="73.5pt"/>
    </style:style>
    <style:style style:name="co29" style:family="table-column">
      <style:table-column-properties fo:break-before="auto" style:column-width="75pt"/>
    </style:style>
    <style:style style:name="co30" style:family="table-column">
      <style:table-column-properties fo:break-before="auto" style:column-width="22.51pt"/>
    </style:style>
    <style:style style:name="co31" style:family="table-column">
      <style:table-column-properties fo:break-before="auto" style:column-width="48.76pt"/>
    </style:style>
    <style:style style:name="co32" style:family="table-column">
      <style:table-column-properties fo:break-before="auto" style:column-width="249pt"/>
    </style:style>
    <style:style style:name="co33" style:family="table-column">
      <style:table-column-properties fo:break-before="auto" style:column-width="152.25pt"/>
    </style:style>
    <style:style style:name="co34" style:family="table-column">
      <style:table-column-properties fo:break-before="auto" style:column-width="132.01pt"/>
    </style:style>
    <style:style style:name="co35" style:family="table-column">
      <style:table-column-properties fo:break-before="auto" style:column-width="26.25pt"/>
    </style:style>
    <style:style style:name="co36" style:family="table-column">
      <style:table-column-properties fo:break-before="auto" style:column-width="262.49pt"/>
    </style:style>
    <style:style style:name="co37" style:family="table-column">
      <style:table-column-properties fo:break-before="auto" style:column-width="153.01pt"/>
    </style:style>
    <style:style style:name="co38" style:family="table-column">
      <style:table-column-properties fo:break-before="auto" style:column-width="81.01pt"/>
    </style:style>
    <style:style style:name="co39" style:family="table-column">
      <style:table-column-properties fo:break-before="auto" style:column-width="82.49pt"/>
    </style:style>
    <style:style style:name="co40" style:family="table-column">
      <style:table-column-properties fo:break-before="auto" style:column-width="63.75pt"/>
    </style:style>
    <style:style style:name="co41" style:family="table-column">
      <style:table-column-properties fo:break-before="auto" style:column-width="37.5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23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5" style:family="table-cell" style:parent-style-name="Default" style:data-style-name="N0">
      <style:table-cell-properties style:cell-protect="protected" style:print-content="true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cell-protect="none" style:print-content="true"/>
    </style:style>
    <style:style style:name="ce31" style:family="table-cell" style:parent-style-name="Default" style:data-style-name="N122">
      <style:table-cell-properties style:cell-protect="protected" style:print-content="true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style:cell-protect="none" style:print-content="true"/>
    </style:style>
    <style:style style:name="ce16" style:family="table-cell" style:parent-style-name="Default" style:data-style-name="N122">
      <style:table-cell-properties style:cell-protect="protected" style:print-content="true"/>
    </style:style>
    <style:style style:name="ce8" style:family="table-cell" style:parent-style-name="Default" style:data-style-name="N121">
      <style:table-cell-properties style:cell-protect="none" style:print-content="true"/>
    </style:style>
    <style:style style:name="ce36" style:family="table-cell" style:parent-style-name="Default" style:data-style-name="N100">
      <style:table-cell-properties style:cell-protect="protected" style:print-content="true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style:cell-protect="protected" style:print-content="true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cell-protect="none" style:print-content="tru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cell-protect="none" style:print-content="true" fo:background-color="transparent"/>
    </style:style>
    <style:style style:name="ce19" style:family="table-cell" style:parent-style-name="Default" style:data-style-name="N0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ffff00" style:cell-protect="protected" style:print-content="true"/>
    </style:style>
    <style:style style:name="ce45" style:family="table-cell" style:parent-style-name="Default" style:data-style-name="N1">
      <style:table-cell-properties style:cell-protect="none" style:print-content="true" fo:background-color="transparent"/>
    </style:style>
    <style:style style:name="ce2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style:cell-protect="none" style:print-content="true" fo:background-color="transparent"/>
    </style:style>
    <style:style style:name="ce7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/>
    <style:style style:name="ce18" style:family="table-cell" style:parent-style-name="Default" style:data-style-name="N122">
      <style:table-cell-properties style:cell-protect="protected" style:print-content="true" fo:background-color="transparent"/>
    </style:style>
    <style:style style:name="ce11" style:family="table-cell" style:parent-style-name="Default" style:data-style-name="N121">
      <style:table-cell-properties fo:background-color="#ffff00" style:cell-protect="protected" style:print-content="true"/>
    </style:style>
    <style:style style:name="ce12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100">
      <style:text-properties fo:font-weight="bold" style:font-weight-asian="bold" style:font-weight-complex="bold"/>
    </style:style>
    <style:style style:name="ce22" style:family="table-cell" style:parent-style-name="Default" style:data-style-name="N122"/>
    <style:style style:name="ce28" style:family="table-cell" style:parent-style-name="Default" style:data-style-name="N0">
      <style:table-cell-properties style:cell-protect="hidden-and-protected" style:print-content="true"/>
    </style:style>
    <style:style style:name="ce29" style:family="table-cell" style:parent-style-name="Default" style:data-style-name="N100">
      <style:table-cell-properties style:cell-protect="hidden-and-protected" style:print-content="true"/>
    </style:style>
    <style:style style:name="gr1" style:family="graphic">
      <style:graphic-properties draw:marker-start-width="5.67pt" draw:marker-start-center="false" draw:fill="solid" draw:fill-color="#ffffff" draw:auto-grow-height="true" draw:auto-grow-width="false" fo:min-height="60.01pt" draw:shadow="hidden" draw:shadow-offset-x="2.83pt" draw:shadow-offset-y="2.83pt"/>
    </style:style>
    <style:style style:name="gr2" style:family="graphic">
      <style:graphic-properties draw:marker-start-width="5.67pt" draw:marker-start-center="false" draw:fill="solid" draw:fill-color="#ffffff" draw:auto-grow-height="true" draw:auto-grow-width="false" fo:min-height="255.74pt" draw:shadow="hidden" draw:shadow-offset-x="2.83pt" draw:shadow-offset-y="2.83pt"/>
    </style:style>
    <style:style style:name="gr3" style:family="graphic">
      <style:graphic-properties draw:marker-start-width="5.67pt" draw:marker-start-center="false" draw:fill="solid" draw:fill-color="#ffffff" draw:auto-grow-height="true" draw:auto-grow-width="false" fo:min-height="181.5pt" draw:shadow="hidden" draw:shadow-offset-x="2.83pt" draw:shadow-offset-y="2.83pt"/>
    </style:style>
    <style:style style:name="gr4" style:family="graphic">
      <style:graphic-properties draw:marker-start-width="5.67pt" draw:marker-start-center="false" draw:fill="solid" draw:fill-color="#ffffff" draw:auto-grow-height="true" draw:auto-grow-width="false" fo:min-height="182.24pt" draw:shadow="hidden" draw:shadow-offset-x="2.83pt" draw:shadow-offset-y="2.83pt"/>
    </style:style>
    <style:style style:name="P1" style:family="paragraph">
      <style:paragraph-properties style:writing-mode="pag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writing-mode="pag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 table:structure-protected="true" table:protection-key="g7S1mM2ZvfZzl5J7Gn6MZhQm940=" table:protection-key-digest-algorithm="http://www.w3.org/2000/09/xmldsig#sha1">
      <table:tracked-changes>
        <table:cell-content-change table:id="ct1">
          <table:cell-address table:column="0" table:row="1" table:table="0"/>
          <office:change-info>
            <dc:creator> </dc:creator>
            <dc:date>2020-02-04T16:46:50.661000000</dc:date>
          </office:change-info>
          <table:previous>
            <table:change-track-table-cell office:value-type="string">
              <text:p>Ethics and Engineering for Aerospace Engineering</text:p>
            </table:change-track-table-cell>
          </table:previous>
        </table:cell-content-change>
        <table:cell-content-change table:id="ct2">
          <table:cell-address table:column="1" table:row="1" table:table="0"/>
          <office:change-info>
            <dc:creator> </dc:creator>
            <dc:date>2020-02-04T16:47:10.725000000</dc:date>
          </office:change-info>
          <table:previous>
            <table:change-track-table-cell office:value-type="string">
              <text:p>WM0324LR</text:p>
            </table:change-track-table-cell>
          </table:previous>
        </table:cell-content-change>
        <table:cell-content-change table:id="ct3">
          <table:cell-address table:column="2" table:row="1" table:table="0"/>
          <office:change-info>
            <dc:creator> </dc:creator>
            <dc:date>2020-02-04T16:47:24.169000000</dc:date>
          </office:change-info>
          <table:previous>
            <table:change-track-table-cell office:value-type="string">
              <text:p>uni.eth</text:p>
            </table:change-track-table-cell>
          </table:previous>
        </table:cell-content-change>
        <table:cell-content-change table:id="ct4">
          <table:cell-address table:column="2" table:row="1" table:table="1"/>
          <office:change-info>
            <dc:creator> </dc:creator>
            <dc:date>2020-02-04T16:49:04.3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">
          <table:cell-address table:column="2" table:row="1" table:table="1"/>
          <office:change-info>
            <dc:creator> </dc:creator>
            <dc:date>2020-02-04T16:49:09.128000000</dc:date>
          </office:change-info>
          <table:previous table:id="ct4">
            <table:change-track-table-cell office:value-type="string">
              <text:p>Conceptual introductino</text:p>
            </table:change-track-table-cell>
          </table:previous>
        </table:cell-content-change>
        <table:cell-content-change table:id="ct6">
          <table:cell-address table:column="2" table:row="2" table:table="1"/>
          <office:change-info>
            <dc:creator> </dc:creator>
            <dc:date>2020-02-04T16:49:18.052000000</dc:date>
          </office:change-info>
          <table:previous>
            <table:change-track-table-cell/>
          </table:previous>
        </table:cell-content-change>
        <table:cell-content-change table:id="ct7">
          <table:cell-address table:column="2" table:row="3" table:table="1"/>
          <office:change-info>
            <dc:creator> </dc:creator>
            <dc:date>2020-02-04T16:49:23.606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2" table:row="4" table:table="1"/>
          <office:change-info>
            <dc:creator> </dc:creator>
            <dc:date>2020-02-04T16:49:29.097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5" table:table="1"/>
          <office:change-info>
            <dc:creator> </dc:creator>
            <dc:date>2020-02-04T16:49:33.868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2" table:row="5" table:table="1"/>
          <office:change-info>
            <dc:creator> </dc:creator>
            <dc:date>2020-02-04T16:49:33.869000000</dc:date>
          </office:change-info>
          <table:previous table:id="ct9">
            <table:change-track-table-cell office:value-type="string">
              <text:p>Practical session</text:p>
            </table:change-track-table-cell>
          </table:previous>
        </table:cell-content-change>
        <table:cell-content-change table:id="ct11">
          <table:cell-address table:column="2" table:row="6" table:table="1"/>
          <office:change-info>
            <dc:creator> </dc:creator>
            <dc:date>2020-02-04T16:49:51.859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2" table:row="7" table:table="1"/>
          <office:change-info>
            <dc:creator> </dc:creator>
            <dc:date>2020-02-04T16:49:54.504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2" table:row="7" table:table="1"/>
          <office:change-info>
            <dc:creator> </dc:creator>
            <dc:date>2020-02-04T16:49:54.506000000</dc:date>
          </office:change-info>
          <table:previous table:id="ct12">
            <table:change-track-table-cell office:value-type="string">
              <text:p>Practical session</text:p>
            </table:change-track-table-cell>
          </table:previous>
        </table:cell-content-change>
        <table:cell-content-change table:id="ct14">
          <table:cell-address table:column="2" table:row="8" table:table="1"/>
          <office:change-info>
            <dc:creator> </dc:creator>
            <dc:date>2020-02-04T16:50:14.983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2" table:row="9" table:table="1"/>
          <office:change-info>
            <dc:creator> </dc:creator>
            <dc:date>2020-02-04T16:50:16.107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2" table:row="10" table:table="1"/>
          <office:change-info>
            <dc:creator> </dc:creator>
            <dc:date>2020-02-04T16:50:18.301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2" table:row="11" table:table="1"/>
          <office:change-info>
            <dc:creator> </dc:creator>
            <dc:date>2020-02-04T16:50:39.086000000</dc:date>
          </office:change-info>
          <table:previous>
            <table:change-track-table-cell/>
          </table:previous>
        </table:cell-content-change>
        <table:cell-content-change table:id="ct18">
          <table:cell-address table:column="2" table:row="12" table:table="1"/>
          <office:change-info>
            <dc:creator> </dc:creator>
            <dc:date>2020-02-04T16:50:45.786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2" table:row="13" table:table="1"/>
          <office:change-info>
            <dc:creator> </dc:creator>
            <dc:date>2020-02-04T16:51:01.239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2" table:row="14" table:table="1"/>
          <office:change-info>
            <dc:creator> </dc:creator>
            <dc:date>2020-02-04T16:51:11.078000000</dc:date>
          </office:change-info>
          <table:previous>
            <table:change-track-table-cell/>
          </table:previous>
        </table:cell-content-change>
        <table:cell-content-change table:id="ct21">
          <table:cell-address table:column="2" table:row="15" table:table="1"/>
          <office:change-info>
            <dc:creator> </dc:creator>
            <dc:date>2020-02-04T16:51:23.349000000</dc:date>
          </office:change-info>
          <table:previous>
            <table:change-track-table-cell/>
          </table:previous>
        </table:cell-content-change>
        <table:cell-content-change table:id="ct22">
          <table:cell-address table:column="2" table:row="16" table:table="1"/>
          <office:change-info>
            <dc:creator> </dc:creator>
            <dc:date>2020-02-04T16:51:26.890000000</dc:date>
          </office:change-info>
          <table:previous>
            <table:change-track-table-cell/>
          </table:previous>
        </table:cell-content-change>
        <table:cell-content-change table:id="ct23">
          <table:cell-address table:column="2" table:row="17" table:table="1"/>
          <office:change-info>
            <dc:creator> </dc:creator>
            <dc:date>2020-02-04T16:52:00.985000000</dc:date>
          </office:change-info>
          <table:previous>
            <table:change-track-table-cell/>
          </table:previous>
        </table:cell-content-change>
        <table:cell-content-change table:id="ct24">
          <table:cell-address table:column="2" table:row="18" table:table="1"/>
          <office:change-info>
            <dc:creator> </dc:creator>
            <dc:date>2020-02-04T16:52:12.637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2" table:row="19" table:table="1"/>
          <office:change-info>
            <dc:creator> </dc:creator>
            <dc:date>2020-02-04T16:52:25.125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2" table:row="20" table:table="1"/>
          <office:change-info>
            <dc:creator> </dc:creator>
            <dc:date>2020-02-04T16:52:33.155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2" table:row="21" table:table="1"/>
          <office:change-info>
            <dc:creator> </dc:creator>
            <dc:date>2020-02-04T16:52:56.555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2" table:row="22" table:table="1"/>
          <office:change-info>
            <dc:creator> </dc:creator>
            <dc:date>2020-02-04T16:52:58.283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2" table:row="23" table:table="1"/>
          <office:change-info>
            <dc:creator> </dc:creator>
            <dc:date>2020-02-04T16:53:01.174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2" table:row="24" table:table="1"/>
          <office:change-info>
            <dc:creator> </dc:creator>
            <dc:date>2020-02-04T16:53:01.619000000</dc:date>
          </office:change-info>
          <table:previous>
            <table:change-track-table-cell/>
          </table:previous>
        </table:cell-content-change>
        <table:cell-content-change table:id="ct31">
          <table:cell-address table:column="2" table:row="25" table:table="1"/>
          <office:change-info>
            <dc:creator> </dc:creator>
            <dc:date>2020-02-04T16:53:02.059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2" table:row="26" table:table="1"/>
          <office:change-info>
            <dc:creator> </dc:creator>
            <dc:date>2020-02-04T16:53:02.481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2" table:row="27" table:table="1"/>
          <office:change-info>
            <dc:creator> </dc:creator>
            <dc:date>2020-02-04T16:53:02.853000000</dc:date>
          </office:change-info>
          <table:previous>
            <table:change-track-table-cell/>
          </table:previous>
        </table:cell-content-change>
        <table:cell-content-change table:id="ct34">
          <table:cell-address table:column="2" table:row="27" table:table="1"/>
          <office:change-info>
            <dc:creator> </dc:creator>
            <dc:date>2020-02-04T16:53:14.678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4" table:row="2" table:table="1"/>
          <office:change-info>
            <dc:creator> </dc:creator>
            <dc:date>2020-02-04T16:53:41.456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4" table:row="1" table:table="1"/>
          <office:change-info>
            <dc:creator> </dc:creator>
            <dc:date>2020-02-04T16:53:54.897000000</dc:date>
          </office:change-info>
          <table:previous>
            <table:change-track-table-cell office:value-type="float" office:value="43850"/>
          </table:previous>
        </table:cell-content-change>
        <table:cell-content-change table:id="ct37">
          <table:cell-address table:column="4" table:row="3" table:table="1"/>
          <office:change-info>
            <dc:creator> </dc:creator>
            <dc:date>2020-02-04T16:54:08.460000000</dc:date>
          </office:change-info>
          <table:previous>
            <table:change-track-table-cell/>
          </table:previous>
        </table:cell-content-change>
        <table:cell-content-change table:id="ct38">
          <table:cell-address table:column="4" table:row="1" table:table="1"/>
          <office:change-info>
            <dc:creator> </dc:creator>
            <dc:date>2020-02-04T16:54:20.287000000</dc:date>
          </office:change-info>
          <table:previous table:id="ct36">
            <table:change-track-table-cell office:value-type="float" office:value="43923"/>
          </table:previous>
        </table:cell-content-change>
        <table:cell-content-change table:id="ct39">
          <table:cell-address table:column="4" table:row="4" table:table="1"/>
          <office:change-info>
            <dc:creator> </dc:creator>
            <dc:date>2020-02-04T16:54:26.473000000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5" table:table="1"/>
          <office:change-info>
            <dc:creator> </dc:creator>
            <dc:date>2020-02-04T16:54:45.168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6" table:table="1"/>
          <office:change-info>
            <dc:creator> </dc:creator>
            <dc:date>2020-02-04T16:54:49.869000000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7" table:table="1"/>
          <office:change-info>
            <dc:creator> </dc:creator>
            <dc:date>2020-02-04T16:54:53.374000000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" table:table="1"/>
          <office:change-info>
            <dc:creator> </dc:creator>
            <dc:date>2020-02-04T16:54:57.991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4" table:row="9" table:table="1"/>
          <office:change-info>
            <dc:creator> </dc:creator>
            <dc:date>2020-02-04T16:55:01.910000000</dc:date>
          </office:change-info>
          <table:previous>
            <table:change-track-table-cell/>
          </table:previous>
        </table:cell-content-change>
        <table:cell-content-change table:id="ct45">
          <table:cell-address table:column="4" table:row="2" table:table="1"/>
          <office:change-info>
            <dc:creator> </dc:creator>
            <dc:date>2020-02-04T16:55:37.414000000</dc:date>
          </office:change-info>
          <table:previous table:id="ct35">
            <table:change-track-table-cell office:value-type="float" office:value="43868"/>
          </table:previous>
        </table:cell-content-change>
        <table:cell-content-change table:id="ct46">
          <table:cell-address table:column="4" table:row="2" table:table="1"/>
          <office:change-info>
            <dc:creator> </dc:creator>
            <dc:date>2020-02-04T16:55:53.083000000</dc:date>
          </office:change-info>
          <table:previous table:id="ct45">
            <table:change-track-table-cell/>
          </table:previous>
        </table:cell-content-change>
        <table:cell-content-change table:id="ct47">
          <table:cell-address table:column="4" table:row="3" table:table="1"/>
          <office:change-info>
            <dc:creator> </dc:creator>
            <dc:date>2020-02-04T16:56:03.227000000</dc:date>
          </office:change-info>
          <table:previous table:id="ct37">
            <table:change-track-table-cell office:value-type="float" office:value="43872"/>
          </table:previous>
        </table:cell-content-change>
        <table:cell-content-change table:id="ct48">
          <table:cell-address table:column="4" table:row="4" table:table="1"/>
          <office:change-info>
            <dc:creator> </dc:creator>
            <dc:date>2020-02-04T16:56:04.110000000</dc:date>
          </office:change-info>
          <table:previous table:id="ct39">
            <table:change-track-table-cell office:value-type="float" office:value="43875"/>
          </table:previous>
        </table:cell-content-change>
        <table:cell-content-change table:id="ct49">
          <table:cell-address table:column="4" table:row="4" table:table="1"/>
          <office:change-info>
            <dc:creator> </dc:creator>
            <dc:date>2020-02-04T16:56:08.531000000</dc:date>
          </office:change-info>
          <table:previous table:id="ct48">
            <table:change-track-table-cell office:value-type="string">
              <text:p>2020-02-</text:p>
            </table:change-track-table-cell>
          </table:previous>
        </table:cell-content-change>
        <table:cell-content-change table:id="ct50">
          <table:cell-address table:column="4" table:row="5" table:table="1"/>
          <office:change-info>
            <dc:creator> </dc:creator>
            <dc:date>2020-02-04T16:56:09.511000000</dc:date>
          </office:change-info>
          <table:previous table:id="ct40">
            <table:change-track-table-cell office:value-type="float" office:value="43879"/>
          </table:previous>
        </table:cell-content-change>
        <table:cell-content-change table:id="ct51">
          <table:cell-address table:column="4" table:row="5" table:table="1"/>
          <office:change-info>
            <dc:creator> </dc:creator>
            <dc:date>2020-02-04T16:56:16.247000000</dc:date>
          </office:change-info>
          <table:previous table:id="ct50">
            <table:change-track-table-cell office:value-type="string">
              <text:p>2020-02-</text:p>
            </table:change-track-table-cell>
          </table:previous>
        </table:cell-content-change>
        <table:cell-content-change table:id="ct52">
          <table:cell-address table:column="4" table:row="6" table:table="1"/>
          <office:change-info>
            <dc:creator> </dc:creator>
            <dc:date>2020-02-04T16:56:17.456000000</dc:date>
          </office:change-info>
          <table:previous table:id="ct41">
            <table:change-track-table-cell office:value-type="float" office:value="43882"/>
          </table:previous>
        </table:cell-content-change>
        <table:cell-content-change table:id="ct53">
          <table:cell-address table:column="4" table:row="6" table:table="1"/>
          <office:change-info>
            <dc:creator> </dc:creator>
            <dc:date>2020-02-04T16:56:21.307000000</dc:date>
          </office:change-info>
          <table:previous table:id="ct52">
            <table:change-track-table-cell office:value-type="string">
              <text:p>2020-02-</text:p>
            </table:change-track-table-cell>
          </table:previous>
        </table:cell-content-change>
        <table:cell-content-change table:id="ct54">
          <table:cell-address table:column="4" table:row="7" table:table="1"/>
          <office:change-info>
            <dc:creator> </dc:creator>
            <dc:date>2020-02-04T16:56:22.024000000</dc:date>
          </office:change-info>
          <table:previous table:id="ct42">
            <table:change-track-table-cell office:value-type="float" office:value="43886"/>
          </table:previous>
        </table:cell-content-change>
        <table:cell-content-change table:id="ct55">
          <table:cell-address table:column="4" table:row="7" table:table="1"/>
          <office:change-info>
            <dc:creator> </dc:creator>
            <dc:date>2020-02-04T16:56:26.565000000</dc:date>
          </office:change-info>
          <table:previous table:id="ct54">
            <table:change-track-table-cell office:value-type="string">
              <text:p>2020-02-</text:p>
            </table:change-track-table-cell>
          </table:previous>
        </table:cell-content-change>
        <table:cell-content-change table:id="ct56">
          <table:cell-address table:column="4" table:row="8" table:table="1"/>
          <office:change-info>
            <dc:creator> </dc:creator>
            <dc:date>2020-02-04T16:56:27.279000000</dc:date>
          </office:change-info>
          <table:previous table:id="ct43">
            <table:change-track-table-cell office:value-type="float" office:value="43889"/>
          </table:previous>
        </table:cell-content-change>
        <table:cell-content-change table:id="ct57">
          <table:cell-address table:column="4" table:row="8" table:table="1"/>
          <office:change-info>
            <dc:creator> </dc:creator>
            <dc:date>2020-02-04T16:56:33.206000000</dc:date>
          </office:change-info>
          <table:previous table:id="ct56">
            <table:change-track-table-cell office:value-type="string">
              <text:p>2020-02-</text:p>
            </table:change-track-table-cell>
          </table:previous>
        </table:cell-content-change>
        <table:cell-content-change table:id="ct58">
          <table:cell-address table:column="4" table:row="8" table:table="1"/>
          <office:change-info>
            <dc:creator> </dc:creator>
            <dc:date>2020-02-04T16:56:36.298000000</dc:date>
          </office:change-info>
          <table:previous table:id="ct57">
            <table:change-track-table-cell/>
          </table:previous>
        </table:cell-content-change>
        <table:cell-content-change table:id="ct59">
          <table:cell-address table:column="4" table:row="9" table:table="1"/>
          <office:change-info>
            <dc:creator> </dc:creator>
            <dc:date>2020-02-04T16:56:37.687000000</dc:date>
          </office:change-info>
          <table:previous table:id="ct44">
            <table:change-track-table-cell office:value-type="float" office:value="43893"/>
          </table:previous>
        </table:cell-content-change>
        <table:cell-content-change table:id="ct60">
          <table:cell-address table:column="4" table:row="6" table:table="1"/>
          <office:change-info>
            <dc:creator> </dc:creator>
            <dc:date>2020-02-04T16:57:09.437000000</dc:date>
          </office:change-info>
          <table:previous table:id="ct53">
            <table:change-track-table-cell office:value-type="float" office:value="43886"/>
          </table:previous>
        </table:cell-content-change>
        <table:cell-content-change table:id="ct61">
          <table:cell-address table:column="4" table:row="6" table:table="1"/>
          <office:change-info>
            <dc:creator> </dc:creator>
            <dc:date>2020-02-04T16:57:17.013000000</dc:date>
          </office:change-info>
          <table:previous table:id="ct60">
            <table:change-track-table-cell/>
          </table:previous>
        </table:cell-content-change>
        <table:cell-content-change table:id="ct62">
          <table:cell-address table:column="4" table:row="7" table:table="1"/>
          <office:change-info>
            <dc:creator> </dc:creator>
            <dc:date>2020-02-04T16:57:19.051000000</dc:date>
          </office:change-info>
          <table:previous table:id="ct55">
            <table:change-track-table-cell office:value-type="float" office:value="43889"/>
          </table:previous>
        </table:cell-content-change>
        <table:cell-content-change table:id="ct63">
          <table:cell-address table:column="4" table:row="7" table:table="1"/>
          <office:change-info>
            <dc:creator> </dc:creator>
            <dc:date>2020-02-04T16:57:24.306000000</dc:date>
          </office:change-info>
          <table:previous table:id="ct62">
            <table:change-track-table-cell/>
          </table:previous>
        </table:cell-content-change>
        <table:cell-content-change table:id="ct64">
          <table:cell-address table:column="4" table:row="8" table:table="1"/>
          <office:change-info>
            <dc:creator> </dc:creator>
            <dc:date>2020-02-04T17:02:04.507000000</dc:date>
          </office:change-info>
          <table:previous table:id="ct58">
            <table:change-track-table-cell office:value-type="float" office:value="43893"/>
          </table:previous>
        </table:cell-content-change>
        <table:cell-content-change table:id="ct65">
          <table:cell-address table:column="4" table:row="9" table:table="1"/>
          <office:change-info>
            <dc:creator> </dc:creator>
            <dc:date>2020-02-04T17:02:16.077000000</dc:date>
          </office:change-info>
          <table:previous table:id="ct59">
            <table:change-track-table-cell/>
          </table:previous>
        </table:cell-content-change>
        <table:cell-content-change table:id="ct66">
          <table:cell-address table:column="2" table:row="10" table:table="1"/>
          <office:change-info>
            <dc:creator> </dc:creator>
            <dc:date>2020-02-04T17:02:51.785000000</dc:date>
          </office:change-info>
          <table:previous table:id="ct16">
            <table:change-track-table-cell office:value-type="string">
              <text:p>practical session</text:p>
            </table:change-track-table-cell>
          </table:previous>
        </table:cell-content-change>
        <table:movement table:id="ct67">
          <table:source-range-address table:start-column="2" table:start-row="11" table:start-table="1" table:end-column="2" table:end-row="28" table:end-table="1"/>
          <table:target-range-address table:start-column="2" table:start-row="10" table:start-table="1" table:end-column="2" table:end-row="27" table:end-table="1"/>
          <office:change-info>
            <dc:creator> </dc:creator>
            <dc:date>2020-02-04T17:02:55.169000000</dc:date>
          </office:change-info>
          <table:deletions>
            <table:cell-content-deletion table:id="ct33">
              <table:change-track-table-cell office:value-type="string">
                <text:p>no class – work on commentary</text:p>
              </table:change-track-table-cell>
            </table:cell-content-deletion>
            <table:cell-content-deletion table:id="ct32">
              <table:change-track-table-cell office:value-type="string">
                <text:p>no class – work on commentary</text:p>
              </table:change-track-table-cell>
            </table:cell-content-deletion>
            <table:cell-content-deletion table:id="ct31">
              <table:change-track-table-cell office:value-type="string">
                <text:p>no class – work on commentary</text:p>
              </table:change-track-table-cell>
            </table:cell-content-deletion>
            <table:cell-content-deletion table:id="ct30">
              <table:change-track-table-cell office:value-type="string">
                <text:p>no class – work on commentary</text:p>
              </table:change-track-table-cell>
            </table:cell-content-deletion>
            <table:cell-content-deletion table:id="ct29">
              <table:change-track-table-cell office:value-type="string">
                <text:p>no class – work on commentary</text:p>
              </table:change-track-table-cell>
            </table:cell-content-deletion>
            <table:cell-content-deletion table:id="ct28">
              <table:change-track-table-cell office:value-type="string">
                <text:p>no class – work on commentary</text:p>
              </table:change-track-table-cell>
            </table:cell-content-deletion>
            <table:cell-content-deletion table:id="ct27">
              <table:change-track-table-cell office:value-type="string">
                <text:p>no class – work on commentary</text:p>
              </table:change-track-table-cell>
            </table:cell-content-deletion>
            <table:cell-content-deletion table:id="ct26">
              <table:change-track-table-cell office:value-type="string">
                <text:p>Application 3: TBD</text:p>
              </table:change-track-table-cell>
            </table:cell-content-deletion>
            <table:cell-content-deletion table:id="ct25">
              <table:change-track-table-cell office:value-type="string">
                <text:p>Application 2: Analogy</text:p>
              </table:change-track-table-cell>
            </table:cell-content-deletion>
            <table:cell-content-deletion table:id="ct24">
              <table:change-track-table-cell office:value-type="string">
                <text:p>TBD</text:p>
              </table:change-track-table-cell>
            </table:cell-content-deletion>
            <table:cell-content-deletion table:id="ct23">
              <table:change-track-table-cell office:value-type="string">
                <text:p>Application 1: Predictive processing</text:p>
              </table:change-track-table-cell>
            </table:cell-content-deletion>
            <table:cell-content-deletion table:id="ct22">
              <table:change-track-table-cell office:value-type="string">
                <text:p>Practical session</text:p>
              </table:change-track-table-cell>
            </table:cell-content-deletion>
            <table:cell-content-deletion table:id="ct21">
              <table:change-track-table-cell office:value-type="string">
                <text:p>Parameterized reduction and fixed-parameter intractability</text:p>
              </table:change-track-table-cell>
            </table:cell-content-deletion>
            <table:cell-content-deletion table:id="ct20">
              <table:change-track-table-cell office:value-type="string">
                <text:p>Practical session</text:p>
              </table:change-track-table-cell>
            </table:cell-content-deletion>
            <table:cell-content-deletion table:id="ct19">
              <table:change-track-table-cell office:value-type="string">
                <text:p>Fixed-parameter tractability</text:p>
              </table:change-track-table-cell>
            </table:cell-content-deletion>
            <table:cell-content-deletion table:id="ct18">
              <table:change-track-table-cell office:value-type="string">
                <text:p>Questions and Answer session</text:p>
              </table:change-track-table-cell>
            </table:cell-content-deletion>
            <table:cell-content-deletion table:id="ct17">
              <table:change-track-table-cell office:value-type="string">
                <text:p>Dealing (or not dealing) with intractability</text:p>
              </table:change-track-table-cell>
            </table:cell-content-deletion>
            <table:cell-content-deletion table:id="ct66">
              <table:change-track-table-cell/>
            </table:cell-content-deletion>
          </table:deletions>
        </table:movement>
        <table:cell-content-change table:id="ct68">
          <table:cell-address table:column="4" table:row="10" table:table="1"/>
          <office:change-info>
            <dc:creator> </dc:creator>
            <dc:date>2020-02-04T17:03:10.814000000</dc:date>
          </office:change-info>
          <table:previous>
            <table:change-track-table-cell/>
          </table:previous>
        </table:cell-content-change>
        <table:cell-content-change table:id="ct69">
          <table:cell-address table:column="4" table:row="11" table:table="1"/>
          <office:change-info>
            <dc:creator> </dc:creator>
            <dc:date>2020-02-04T17:03:17.118000000</dc:date>
          </office:change-info>
          <table:previous>
            <table:change-track-table-cell/>
          </table:previous>
        </table:cell-content-change>
        <table:cell-content-change table:id="ct70">
          <table:cell-address table:column="4" table:row="12" table:table="1"/>
          <office:change-info>
            <dc:creator> </dc:creator>
            <dc:date>2020-02-04T17:03:24.918000000</dc:date>
          </office:change-info>
          <table:previous>
            <table:change-track-table-cell/>
          </table:previous>
        </table:cell-content-change>
        <table:cell-content-change table:id="ct71">
          <table:cell-address table:column="4" table:row="13" table:table="1"/>
          <office:change-info>
            <dc:creator> </dc:creator>
            <dc:date>2020-02-04T17:03:32.498000000</dc:date>
          </office:change-info>
          <table:previous>
            <table:change-track-table-cell/>
          </table:previous>
        </table:cell-content-change>
        <table:cell-content-change table:id="ct72">
          <table:cell-address table:column="4" table:row="14" table:table="1"/>
          <office:change-info>
            <dc:creator> </dc:creator>
            <dc:date>2020-02-04T17:03:36.780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4" table:row="15" table:table="1"/>
          <office:change-info>
            <dc:creator> </dc:creator>
            <dc:date>2020-02-04T17:04:07.908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4" table:row="15" table:table="1"/>
          <office:change-info>
            <dc:creator> </dc:creator>
            <dc:date>2020-02-04T17:04:25.119000000</dc:date>
          </office:change-info>
          <table:previous table:id="ct73">
            <table:change-track-table-cell office:value-type="float" office:value="43942"/>
          </table:previous>
        </table:cell-content-change>
        <table:cell-content-change table:id="ct75">
          <table:cell-address table:column="4" table:row="16" table:table="1"/>
          <office:change-info>
            <dc:creator> </dc:creator>
            <dc:date>2020-02-04T17:04:36.604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4" table:row="17" table:table="1"/>
          <office:change-info>
            <dc:creator> </dc:creator>
            <dc:date>2020-02-04T17:04:41.905000000</dc:date>
          </office:change-info>
          <table:previous>
            <table:change-track-table-cell/>
          </table:previous>
        </table:cell-content-change>
        <table:cell-content-change table:id="ct77">
          <table:cell-address table:column="4" table:row="18" table:table="1"/>
          <office:change-info>
            <dc:creator> </dc:creator>
            <dc:date>2020-02-04T17:05:30.901000000</dc:date>
          </office:change-info>
          <table:previous>
            <table:change-track-table-cell/>
          </table:previous>
        </table:cell-content-change>
        <table:cell-content-change table:id="ct78">
          <table:cell-address table:column="4" table:row="19" table:table="1"/>
          <office:change-info>
            <dc:creator> </dc:creator>
            <dc:date>2020-02-04T17:05:47.065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4" table:row="20" table:table="1"/>
          <office:change-info>
            <dc:creator> </dc:creator>
            <dc:date>2020-02-04T17:05:55.575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4" table:row="21" table:table="1"/>
          <office:change-info>
            <dc:creator> </dc:creator>
            <dc:date>2020-02-04T17:05:59.813000000</dc:date>
          </office:change-info>
          <table:previous>
            <table:change-track-table-cell/>
          </table:previous>
        </table:cell-content-change>
        <table:cell-content-change table:id="ct81">
          <table:cell-address table:column="4" table:row="21" table:table="1"/>
          <office:change-info>
            <dc:creator> </dc:creator>
            <dc:date>2020-02-04T17:06:14.022000000</dc:date>
          </office:change-info>
          <table:previous table:id="ct80">
            <table:change-track-table-cell office:value-type="float" office:value="44011"/>
          </table:previous>
        </table:cell-content-change>
        <table:cell-content-change table:id="ct82">
          <table:cell-address table:column="4" table:row="22" table:table="1"/>
          <office:change-info>
            <dc:creator> </dc:creator>
            <dc:date>2020-02-04T17:06:27.001000000</dc:date>
          </office:change-info>
          <table:previous>
            <table:change-track-table-cell/>
          </table:previous>
        </table:cell-content-change>
        <table:cell-content-change table:id="ct83">
          <table:cell-address table:column="4" table:row="23" table:table="1"/>
          <office:change-info>
            <dc:creator> </dc:creator>
            <dc:date>2020-02-04T17:06:34.458000000</dc:date>
          </office:change-info>
          <table:previous>
            <table:change-track-table-cell/>
          </table:previous>
        </table:cell-content-change>
        <table:cell-content-change table:id="ct84">
          <table:cell-address table:column="4" table:row="24" table:table="1"/>
          <office:change-info>
            <dc:creator> </dc:creator>
            <dc:date>2020-02-04T17:06:48.872000000</dc:date>
          </office:change-info>
          <table:previous>
            <table:change-track-table-cell/>
          </table:previous>
        </table:cell-content-change>
        <table:cell-content-change table:id="ct85">
          <table:cell-address table:column="4" table:row="25" table:table="1"/>
          <office:change-info>
            <dc:creator> </dc:creator>
            <dc:date>2020-02-04T17:07:01.479000000</dc:date>
          </office:change-info>
          <table:previous>
            <table:change-track-table-cell/>
          </table:previous>
        </table:cell-content-change>
        <table:cell-content-change table:id="ct86">
          <table:cell-address table:column="4" table:row="26" table:table="1"/>
          <office:change-info>
            <dc:creator> </dc:creator>
            <dc:date>2020-02-04T17:07:06.539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4" table:row="27" table:table="1"/>
          <office:change-info>
            <dc:creator> </dc:creator>
            <dc:date>2020-02-04T17:07:13.971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1" table:table="1"/>
          <office:change-info>
            <dc:creator> </dc:creator>
            <dc:date>2020-02-04T17:07:23.709000000</dc:date>
          </office:change-info>
          <table:previous>
            <table:change-track-table-cell office:value-type="float" office:value="2"/>
          </table:previous>
        </table:cell-content-change>
        <table:cell-content-change table:id="ct89">
          <table:cell-address table:column="1" table:row="2" table:table="1"/>
          <office:change-info>
            <dc:creator> </dc:creator>
            <dc:date>2020-02-04T17:07:29.672000000</dc:date>
          </office:change-info>
          <table:previous>
            <table:change-track-table-cell/>
          </table:previous>
        </table:cell-content-change>
        <table:cell-content-change table:id="ct90">
          <table:cell-address table:column="1" table:row="3" table:table="1"/>
          <office:change-info>
            <dc:creator> </dc:creator>
            <dc:date>2020-02-04T17:07:32.170000000</dc:date>
          </office:change-info>
          <table:previous>
            <table:change-track-table-cell/>
          </table:previous>
        </table:cell-content-change>
        <table:cell-content-change table:id="ct91">
          <table:cell-address table:column="1" table:row="4" table:table="1"/>
          <office:change-info>
            <dc:creator> </dc:creator>
            <dc:date>2020-02-04T17:07:32.711000000</dc:date>
          </office:change-info>
          <table:previous>
            <table:change-track-table-cell/>
          </table:previous>
        </table:cell-content-change>
        <table:cell-content-change table:id="ct92">
          <table:cell-address table:column="1" table:row="5" table:table="1"/>
          <office:change-info>
            <dc:creator> </dc:creator>
            <dc:date>2020-02-04T17:07:33.953000000</dc:date>
          </office:change-info>
          <table:previous>
            <table:change-track-table-cell/>
          </table:previous>
        </table:cell-content-change>
        <table:cell-content-change table:id="ct93">
          <table:cell-address table:column="1" table:row="6" table:table="1"/>
          <office:change-info>
            <dc:creator> </dc:creator>
            <dc:date>2020-02-04T17:07:34.490000000</dc:date>
          </office:change-info>
          <table:previous>
            <table:change-track-table-cell/>
          </table:previous>
        </table:cell-content-change>
        <table:cell-content-change table:id="ct94">
          <table:cell-address table:column="1" table:row="7" table:table="1"/>
          <office:change-info>
            <dc:creator> </dc:creator>
            <dc:date>2020-02-04T17:07:35.983000000</dc:date>
          </office:change-info>
          <table:previous>
            <table:change-track-table-cell/>
          </table:previous>
        </table:cell-content-change>
        <table:cell-content-change table:id="ct95">
          <table:cell-address table:column="1" table:row="8" table:table="1"/>
          <office:change-info>
            <dc:creator> </dc:creator>
            <dc:date>2020-02-04T17:07:36.577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1" table:row="9" table:table="1"/>
          <office:change-info>
            <dc:creator> </dc:creator>
            <dc:date>2020-02-04T17:07:37.466000000</dc:date>
          </office:change-info>
          <table:previous>
            <table:change-track-table-cell/>
          </table:previous>
        </table:cell-content-change>
        <table:cell-content-change table:id="ct97">
          <table:cell-address table:column="1" table:row="10" table:table="1"/>
          <office:change-info>
            <dc:creator> </dc:creator>
            <dc:date>2020-02-04T17:07:37.928000000</dc:date>
          </office:change-info>
          <table:previous>
            <table:change-track-table-cell/>
          </table:previous>
        </table:cell-content-change>
        <table:cell-content-change table:id="ct98">
          <table:cell-address table:column="1" table:row="11" table:table="1"/>
          <office:change-info>
            <dc:creator> </dc:creator>
            <dc:date>2020-02-04T17:07:42.315000000</dc:date>
          </office:change-info>
          <table:previous>
            <table:change-track-table-cell/>
          </table:previous>
        </table:cell-content-change>
        <table:cell-content-change table:id="ct99">
          <table:cell-address table:column="1" table:row="12" table:table="1"/>
          <office:change-info>
            <dc:creator> </dc:creator>
            <dc:date>2020-02-04T17:07:42.791000000</dc:date>
          </office:change-info>
          <table:previous>
            <table:change-track-table-cell/>
          </table:previous>
        </table:cell-content-change>
        <table:cell-content-change table:id="ct100">
          <table:cell-address table:column="1" table:row="13" table:table="1"/>
          <office:change-info>
            <dc:creator> </dc:creator>
            <dc:date>2020-02-04T17:07:47.471000000</dc:date>
          </office:change-info>
          <table:previous>
            <table:change-track-table-cell/>
          </table:previous>
        </table:cell-content-change>
        <table:cell-content-change table:id="ct101">
          <table:cell-address table:column="1" table:row="14" table:table="1"/>
          <office:change-info>
            <dc:creator> </dc:creator>
            <dc:date>2020-02-04T17:07:49.118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1" table:row="15" table:table="1"/>
          <office:change-info>
            <dc:creator> </dc:creator>
            <dc:date>2020-02-04T17:07:49.937000000</dc:date>
          </office:change-info>
          <table:previous>
            <table:change-track-table-cell/>
          </table:previous>
        </table:cell-content-change>
        <table:cell-content-change table:id="ct103">
          <table:cell-address table:column="1" table:row="16" table:table="1"/>
          <office:change-info>
            <dc:creator> </dc:creator>
            <dc:date>2020-02-04T17:07:50.492000000</dc:date>
          </office:change-info>
          <table:previous>
            <table:change-track-table-cell/>
          </table:previous>
        </table:cell-content-change>
        <table:cell-content-change table:id="ct104">
          <table:cell-address table:column="1" table:row="17" table:table="1"/>
          <office:change-info>
            <dc:creator> </dc:creator>
            <dc:date>2020-02-04T17:07:55.507000000</dc:date>
          </office:change-info>
          <table:previous>
            <table:change-track-table-cell/>
          </table:previous>
        </table:cell-content-change>
        <table:cell-content-change table:id="ct105">
          <table:cell-address table:column="1" table:row="18" table:table="1"/>
          <office:change-info>
            <dc:creator> </dc:creator>
            <dc:date>2020-02-04T17:07:56.123000000</dc:date>
          </office:change-info>
          <table:previous>
            <table:change-track-table-cell/>
          </table:previous>
        </table:cell-content-change>
        <table:cell-content-change table:id="ct106">
          <table:cell-address table:column="1" table:row="19" table:table="1"/>
          <office:change-info>
            <dc:creator> </dc:creator>
            <dc:date>2020-02-04T17:07:57.994000000</dc:date>
          </office:change-info>
          <table:previous>
            <table:change-track-table-cell/>
          </table:previous>
        </table:cell-content-change>
        <table:cell-content-change table:id="ct107">
          <table:cell-address table:column="1" table:row="20" table:table="1"/>
          <office:change-info>
            <dc:creator> </dc:creator>
            <dc:date>2020-02-04T17:07:58.856000000</dc:date>
          </office:change-info>
          <table:previous>
            <table:change-track-table-cell/>
          </table:previous>
        </table:cell-content-change>
        <table:cell-content-change table:id="ct108">
          <table:cell-address table:column="1" table:row="21" table:table="1"/>
          <office:change-info>
            <dc:creator> </dc:creator>
            <dc:date>2020-02-04T17:07:59.741000000</dc:date>
          </office:change-info>
          <table:previous>
            <table:change-track-table-cell/>
          </table:previous>
        </table:cell-content-change>
        <table:cell-content-change table:id="ct109">
          <table:cell-address table:column="1" table:row="22" table:table="1"/>
          <office:change-info>
            <dc:creator> </dc:creator>
            <dc:date>2020-02-04T17:08:00.932000000</dc:date>
          </office:change-info>
          <table:previous>
            <table:change-track-table-cell/>
          </table:previous>
        </table:cell-content-change>
        <table:cell-content-change table:id="ct110">
          <table:cell-address table:column="1" table:row="23" table:table="1"/>
          <office:change-info>
            <dc:creator> </dc:creator>
            <dc:date>2020-02-04T17:08:04.944000000</dc:date>
          </office:change-info>
          <table:previous>
            <table:change-track-table-cell/>
          </table:previous>
        </table:cell-content-change>
        <table:cell-content-change table:id="ct111">
          <table:cell-address table:column="1" table:row="24" table:table="1"/>
          <office:change-info>
            <dc:creator> </dc:creator>
            <dc:date>2020-02-04T17:08:05.650000000</dc:date>
          </office:change-info>
          <table:previous>
            <table:change-track-table-cell/>
          </table:previous>
        </table:cell-content-change>
        <table:cell-content-change table:id="ct112">
          <table:cell-address table:column="1" table:row="25" table:table="1"/>
          <office:change-info>
            <dc:creator> </dc:creator>
            <dc:date>2020-02-04T17:08:06.334000000</dc:date>
          </office:change-info>
          <table:previous>
            <table:change-track-table-cell/>
          </table:previous>
        </table:cell-content-change>
        <table:cell-content-change table:id="ct113">
          <table:cell-address table:column="1" table:row="26" table:table="1"/>
          <office:change-info>
            <dc:creator> </dc:creator>
            <dc:date>2020-02-04T17:08:06.756000000</dc:date>
          </office:change-info>
          <table:previous>
            <table:change-track-table-cell/>
          </table:previous>
        </table:cell-content-change>
        <table:cell-content-change table:id="ct114">
          <table:cell-address table:column="1" table:row="27" table:table="1"/>
          <office:change-info>
            <dc:creator> </dc:creator>
            <dc:date>2020-02-04T17:08:08.955000000</dc:date>
          </office:change-info>
          <table:previous>
            <table:change-track-table-cell/>
          </table:previous>
        </table:cell-content-change>
        <table:cell-content-change table:id="ct115">
          <table:cell-address table:column="0" table:row="2" table:table="1"/>
          <office:change-info>
            <dc:creator> </dc:creator>
            <dc:date>2020-02-04T17:08:12.202000000</dc:date>
          </office:change-info>
          <table:previous>
            <table:change-track-table-cell/>
          </table:previous>
        </table:cell-content-change>
        <table:cell-content-change table:id="ct116">
          <table:cell-address table:column="0" table:row="3" table:table="1"/>
          <office:change-info>
            <dc:creator> </dc:creator>
            <dc:date>2020-02-04T17:08:12.735000000</dc:date>
          </office:change-info>
          <table:previous>
            <table:change-track-table-cell/>
          </table:previous>
        </table:cell-content-change>
        <table:cell-content-change table:id="ct117">
          <table:cell-address table:column="0" table:row="4" table:table="1"/>
          <office:change-info>
            <dc:creator> </dc:creator>
            <dc:date>2020-02-04T17:08:13.241000000</dc:date>
          </office:change-info>
          <table:previous>
            <table:change-track-table-cell/>
          </table:previous>
        </table:cell-content-change>
        <table:cell-content-change table:id="ct118">
          <table:cell-address table:column="0" table:row="5" table:table="1"/>
          <office:change-info>
            <dc:creator> </dc:creator>
            <dc:date>2020-02-04T17:08:13.745000000</dc:date>
          </office:change-info>
          <table:previous>
            <table:change-track-table-cell/>
          </table:previous>
        </table:cell-content-change>
        <table:cell-content-change table:id="ct119">
          <table:cell-address table:column="0" table:row="6" table:table="1"/>
          <office:change-info>
            <dc:creator> </dc:creator>
            <dc:date>2020-02-04T17:08:14.211000000</dc:date>
          </office:change-info>
          <table:previous>
            <table:change-track-table-cell/>
          </table:previous>
        </table:cell-content-change>
        <table:cell-content-change table:id="ct120">
          <table:cell-address table:column="0" table:row="7" table:table="1"/>
          <office:change-info>
            <dc:creator> </dc:creator>
            <dc:date>2020-02-04T17:08:14.670000000</dc:date>
          </office:change-info>
          <table:previous>
            <table:change-track-table-cell/>
          </table:previous>
        </table:cell-content-change>
        <table:cell-content-change table:id="ct121">
          <table:cell-address table:column="0" table:row="8" table:table="1"/>
          <office:change-info>
            <dc:creator> </dc:creator>
            <dc:date>2020-02-04T17:08:15.319000000</dc:date>
          </office:change-info>
          <table:previous>
            <table:change-track-table-cell/>
          </table:previous>
        </table:cell-content-change>
        <table:cell-content-change table:id="ct122">
          <table:cell-address table:column="0" table:row="9" table:table="1"/>
          <office:change-info>
            <dc:creator> </dc:creator>
            <dc:date>2020-02-04T17:08:23.832000000</dc:date>
          </office:change-info>
          <table:previous>
            <table:change-track-table-cell/>
          </table:previous>
        </table:cell-content-change>
        <table:cell-content-change table:id="ct123">
          <table:cell-address table:column="0" table:row="10" table:table="1"/>
          <office:change-info>
            <dc:creator> </dc:creator>
            <dc:date>2020-02-04T17:08:24.337000000</dc:date>
          </office:change-info>
          <table:previous>
            <table:change-track-table-cell/>
          </table:previous>
        </table:cell-content-change>
        <table:cell-content-change table:id="ct124">
          <table:cell-address table:column="0" table:row="12" table:table="1"/>
          <office:change-info>
            <dc:creator> </dc:creator>
            <dc:date>2020-02-04T17:08:33.552000000</dc:date>
          </office:change-info>
          <table:previous>
            <table:change-track-table-cell/>
          </table:previous>
        </table:cell-content-change>
        <table:cell-content-change table:id="ct125">
          <table:cell-address table:column="0" table:row="11" table:table="1"/>
          <office:change-info>
            <dc:creator> </dc:creator>
            <dc:date>2020-02-04T17:08:34.880000000</dc:date>
          </office:change-info>
          <table:previous>
            <table:change-track-table-cell/>
          </table:previous>
        </table:cell-content-change>
        <table:cell-content-change table:id="ct126">
          <table:cell-address table:column="0" table:row="13" table:table="1"/>
          <office:change-info>
            <dc:creator> </dc:creator>
            <dc:date>2020-02-04T17:08:36.777000000</dc:date>
          </office:change-info>
          <table:previous>
            <table:change-track-table-cell/>
          </table:previous>
        </table:cell-content-change>
        <table:cell-content-change table:id="ct127">
          <table:cell-address table:column="0" table:row="14" table:table="1"/>
          <office:change-info>
            <dc:creator> </dc:creator>
            <dc:date>2020-02-04T17:08:37.200000000</dc:date>
          </office:change-info>
          <table:previous>
            <table:change-track-table-cell/>
          </table:previous>
        </table:cell-content-change>
        <table:cell-content-change table:id="ct128">
          <table:cell-address table:column="0" table:row="15" table:table="1"/>
          <office:change-info>
            <dc:creator> </dc:creator>
            <dc:date>2020-02-04T17:08:37.699000000</dc:date>
          </office:change-info>
          <table:previous>
            <table:change-track-table-cell/>
          </table:previous>
        </table:cell-content-change>
        <table:cell-content-change table:id="ct129">
          <table:cell-address table:column="0" table:row="16" table:table="1"/>
          <office:change-info>
            <dc:creator> </dc:creator>
            <dc:date>2020-02-04T17:08:38.104000000</dc:date>
          </office:change-info>
          <table:previous>
            <table:change-track-table-cell/>
          </table:previous>
        </table:cell-content-change>
        <table:cell-content-change table:id="ct130">
          <table:cell-address table:column="0" table:row="17" table:table="1"/>
          <office:change-info>
            <dc:creator> </dc:creator>
            <dc:date>2020-02-04T17:08:38.501000000</dc:date>
          </office:change-info>
          <table:previous>
            <table:change-track-table-cell/>
          </table:previous>
        </table:cell-content-change>
        <table:cell-content-change table:id="ct131">
          <table:cell-address table:column="0" table:row="18" table:table="1"/>
          <office:change-info>
            <dc:creator> </dc:creator>
            <dc:date>2020-02-04T17:08:38.887000000</dc:date>
          </office:change-info>
          <table:previous>
            <table:change-track-table-cell/>
          </table:previous>
        </table:cell-content-change>
        <table:cell-content-change table:id="ct132">
          <table:cell-address table:column="0" table:row="19" table:table="1"/>
          <office:change-info>
            <dc:creator> </dc:creator>
            <dc:date>2020-02-04T17:08:39.278000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0" table:row="20" table:table="1"/>
          <office:change-info>
            <dc:creator> </dc:creator>
            <dc:date>2020-02-04T17:08:39.680000000</dc:date>
          </office:change-info>
          <table:previous>
            <table:change-track-table-cell/>
          </table:previous>
        </table:cell-content-change>
        <table:cell-content-change table:id="ct134">
          <table:cell-address table:column="0" table:row="21" table:table="1"/>
          <office:change-info>
            <dc:creator> </dc:creator>
            <dc:date>2020-02-04T17:08:40.077000000</dc:date>
          </office:change-info>
          <table:previous>
            <table:change-track-table-cell/>
          </table:previous>
        </table:cell-content-change>
        <table:cell-content-change table:id="ct135">
          <table:cell-address table:column="0" table:row="22" table:table="1"/>
          <office:change-info>
            <dc:creator> </dc:creator>
            <dc:date>2020-02-04T17:08:40.461000000</dc:date>
          </office:change-info>
          <table:previous>
            <table:change-track-table-cell/>
          </table:previous>
        </table:cell-content-change>
        <table:cell-content-change table:id="ct136">
          <table:cell-address table:column="0" table:row="23" table:table="1"/>
          <office:change-info>
            <dc:creator> </dc:creator>
            <dc:date>2020-02-04T17:08:40.854000000</dc:date>
          </office:change-info>
          <table:previous>
            <table:change-track-table-cell/>
          </table:previous>
        </table:cell-content-change>
        <table:cell-content-change table:id="ct137">
          <table:cell-address table:column="0" table:row="24" table:table="1"/>
          <office:change-info>
            <dc:creator> </dc:creator>
            <dc:date>2020-02-04T17:08:41.259000000</dc:date>
          </office:change-info>
          <table:previous>
            <table:change-track-table-cell/>
          </table:previous>
        </table:cell-content-change>
        <table:cell-content-change table:id="ct138">
          <table:cell-address table:column="0" table:row="25" table:table="1"/>
          <office:change-info>
            <dc:creator> </dc:creator>
            <dc:date>2020-02-04T17:08:41.678000000</dc:date>
          </office:change-info>
          <table:previous>
            <table:change-track-table-cell/>
          </table:previous>
        </table:cell-content-change>
        <table:cell-content-change table:id="ct139">
          <table:cell-address table:column="0" table:row="26" table:table="1"/>
          <office:change-info>
            <dc:creator> </dc:creator>
            <dc:date>2020-02-04T17:08:42.091000000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27" table:table="1"/>
          <office:change-info>
            <dc:creator> </dc:creator>
            <dc:date>2020-02-04T17:08:42.521000000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1" table:table="2"/>
          <office:change-info>
            <dc:creator> </dc:creator>
            <dc:date>2020-02-04T17:13:01.503000000</dc:date>
          </office:change-info>
          <table:previous>
            <table:change-track-table-cell/>
          </table:previous>
        </table:cell-content-change>
        <table:cell-content-change table:id="ct142">
          <table:cell-address table:column="3" table:row="1" table:table="2"/>
          <office:change-info>
            <dc:creator> </dc:creator>
            <dc:date>2020-02-04T17:13:19.312000000</dc:date>
          </office:change-info>
          <table:previous>
            <table:change-track-table-cell/>
          </table:previous>
        </table:cell-content-change>
        <table:cell-content-change table:id="ct143">
          <table:cell-address table:column="4" table:row="1" table:table="2"/>
          <office:change-info>
            <dc:creator> </dc:creator>
            <dc:date>2020-02-04T17:13:22.856000000</dc:date>
          </office:change-info>
          <table:previous>
            <table:change-track-table-cell/>
          </table:previous>
        </table:cell-content-change>
        <table:cell-content-change table:id="ct144">
          <table:cell-address table:column="5" table:row="1" table:table="2"/>
          <office:change-info>
            <dc:creator> </dc:creator>
            <dc:date>2020-02-04T17:16:56.744000000</dc:date>
          </office:change-info>
          <table:previous>
            <table:change-track-table-cell/>
          </table:previous>
        </table:cell-content-change>
        <table:cell-content-change table:id="ct145">
          <table:cell-address table:column="6" table:row="1" table:table="2"/>
          <office:change-info>
            <dc:creator> </dc:creator>
            <dc:date>2020-02-04T17:17:26.965000000</dc:date>
          </office:change-info>
          <table:previous>
            <table:change-track-table-cell/>
          </table:previous>
        </table:cell-content-change>
        <table:cell-content-change table:id="ct146">
          <table:cell-address table:column="5" table:row="2" table:table="2"/>
          <office:change-info>
            <dc:creator> </dc:creator>
            <dc:date>2020-02-04T17:18:13.114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6" table:row="2" table:table="2"/>
          <office:change-info>
            <dc:creator> </dc:creator>
            <dc:date>2020-02-04T17:18:15.449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6" table:row="3" table:table="2"/>
          <office:change-info>
            <dc:creator> </dc:creator>
            <dc:date>2020-02-04T17:18:15.990000000</dc:date>
          </office:change-info>
          <table:previous>
            <table:change-track-table-cell/>
          </table:previous>
        </table:cell-content-change>
        <table:cell-content-change table:id="ct149">
          <table:cell-address table:column="6" table:row="4" table:table="2"/>
          <office:change-info>
            <dc:creator> </dc:creator>
            <dc:date>2020-02-04T17:18:16.357000000</dc:date>
          </office:change-info>
          <table:previous>
            <table:change-track-table-cell/>
          </table:previous>
        </table:cell-content-change>
        <table:cell-content-change table:id="ct150">
          <table:cell-address table:column="6" table:row="5" table:table="2"/>
          <office:change-info>
            <dc:creator> </dc:creator>
            <dc:date>2020-02-04T17:18:16.738000000</dc:date>
          </office:change-info>
          <table:previous>
            <table:change-track-table-cell/>
          </table:previous>
        </table:cell-content-change>
        <table:cell-content-change table:id="ct151">
          <table:cell-address table:column="6" table:row="6" table:table="2"/>
          <office:change-info>
            <dc:creator> </dc:creator>
            <dc:date>2020-02-04T17:18:17.114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6" table:row="7" table:table="2"/>
          <office:change-info>
            <dc:creator> </dc:creator>
            <dc:date>2020-02-04T17:18:17.495000000</dc:date>
          </office:change-info>
          <table:previous>
            <table:change-track-table-cell/>
          </table:previous>
        </table:cell-content-change>
        <table:cell-content-change table:id="ct153">
          <table:cell-address table:column="6" table:row="8" table:table="2"/>
          <office:change-info>
            <dc:creator> </dc:creator>
            <dc:date>2020-02-04T17:18:17.872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3" table:row="1" table:table="2"/>
          <office:change-info>
            <dc:creator> </dc:creator>
            <dc:date>2020-02-04T17:18:48.003000000</dc:date>
          </office:change-info>
          <table:previous table:id="ct142">
            <table:change-track-table-cell office:value-type="string">
              <text:p>Polynomial versus exponential</text:p>
            </table:change-track-table-cell>
          </table:previous>
        </table:cell-content-change>
        <table:cell-content-change table:id="ct155">
          <table:cell-address table:column="3" table:row="2" table:table="2"/>
          <office:change-info>
            <dc:creator> </dc:creator>
            <dc:date>2020-02-04T17:19:03.240000000</dc:date>
          </office:change-info>
          <table:previous>
            <table:change-track-table-cell/>
          </table:previous>
        </table:cell-content-change>
        <table:cell-content-change table:id="ct156">
          <table:cell-address table:column="4" table:row="2" table:table="2"/>
          <office:change-info>
            <dc:creator> </dc:creator>
            <dc:date>2020-02-04T17:19:37.848000000</dc:date>
          </office:change-info>
          <table:previous>
            <table:change-track-table-cell/>
          </table:previous>
        </table:cell-content-change>
        <table:cell-content-change table:id="ct157">
          <table:cell-address table:column="3" table:row="3" table:table="2"/>
          <office:change-info>
            <dc:creator> </dc:creator>
            <dc:date>2020-02-04T17:21:48.075000000</dc:date>
          </office:change-info>
          <table:previous>
            <table:change-track-table-cell/>
          </table:previous>
        </table:cell-content-change>
        <table:cell-content-change table:id="ct158">
          <table:cell-address table:column="5" table:row="3" table:table="2"/>
          <office:change-info>
            <dc:creator> </dc:creator>
            <dc:date>2020-02-04T17:21:59.347000000</dc:date>
          </office:change-info>
          <table:previous>
            <table:change-track-table-cell/>
          </table:previous>
        </table:cell-content-change>
        <table:cell-content-change table:id="ct159">
          <table:cell-address table:column="3" table:row="4" table:table="2"/>
          <office:change-info>
            <dc:creator> </dc:creator>
            <dc:date>2020-02-05T15:55:56.567000000</dc:date>
          </office:change-info>
          <table:previous>
            <table:change-track-table-cell/>
          </table:previous>
        </table:cell-content-change>
        <table:cell-content-change table:id="ct160">
          <table:cell-address table:column="3" table:row="5" table:table="2"/>
          <office:change-info>
            <dc:creator> </dc:creator>
            <dc:date>2020-02-05T15:56:28.053000000</dc:date>
          </office:change-info>
          <table:previous>
            <table:change-track-table-cell/>
          </table:previous>
        </table:cell-content-change>
        <table:cell-content-change table:id="ct161">
          <table:cell-address table:column="3" table:row="6" table:table="2"/>
          <office:change-info>
            <dc:creator> </dc:creator>
            <dc:date>2020-02-05T15:56:44.858000000</dc:date>
          </office:change-info>
          <table:previous>
            <table:change-track-table-cell/>
          </table:previous>
        </table:cell-content-change>
        <table:cell-content-change table:id="ct162">
          <table:cell-address table:column="3" table:row="7" table:table="2"/>
          <office:change-info>
            <dc:creator> </dc:creator>
            <dc:date>2020-02-05T15:57:04.614000000</dc:date>
          </office:change-info>
          <table:previous>
            <table:change-track-table-cell/>
          </table:previous>
        </table:cell-content-change>
        <table:cell-content-change table:id="ct163">
          <table:cell-address table:column="3" table:row="8" table:table="2"/>
          <office:change-info>
            <dc:creator> </dc:creator>
            <dc:date>2020-02-05T15:57:15.296000000</dc:date>
          </office:change-info>
          <table:previous>
            <table:change-track-table-cell/>
          </table:previous>
        </table:cell-content-change>
        <table:cell-content-change table:id="ct164">
          <table:cell-address table:column="3" table:row="8" table:table="2"/>
          <office:change-info>
            <dc:creator> </dc:creator>
            <dc:date>2020-02-05T15:57:20.005000000</dc:date>
          </office:change-info>
          <table:previous table:id="ct163">
            <table:change-track-table-cell office:value-type="string">
              <text:p>Proof on Classes P and NP</text:p>
            </table:change-track-table-cell>
          </table:previous>
        </table:cell-content-change>
        <table:cell-content-change table:id="ct165">
          <table:cell-address table:column="3" table:row="8" table:table="2"/>
          <office:change-info>
            <dc:creator> </dc:creator>
            <dc:date>2020-02-05T15:57:20.005000000</dc:date>
          </office:change-info>
          <table:previous table:id="ct164">
            <table:change-track-table-cell office:value-type="string">
              <text:p>Take-Home Assignment 1</text:p>
            </table:change-track-table-cell>
          </table:previous>
        </table:cell-content-change>
        <table:cell-content-change table:id="ct166">
          <table:cell-address table:column="3" table:row="8" table:table="2"/>
          <office:change-info>
            <dc:creator> </dc:creator>
            <dc:date>2020-02-05T15:57:26.441000000</dc:date>
          </office:change-info>
          <table:previous table:id="ct165">
            <table:change-track-table-cell office:value-type="string">
              <text:p>Take-home Assignment 1</text:p>
            </table:change-track-table-cell>
          </table:previous>
        </table:cell-content-change>
        <table:cell-content-change table:id="ct167">
          <table:cell-address table:column="3" table:row="9" table:table="2"/>
          <office:change-info>
            <dc:creator> </dc:creator>
            <dc:date>2020-02-05T15:57:38.250000000</dc:date>
          </office:change-info>
          <table:previous>
            <table:change-track-table-cell/>
          </table:previous>
        </table:cell-content-change>
        <table:cell-content-change table:id="ct168">
          <table:cell-address table:column="3" table:row="9" table:table="2"/>
          <office:change-info>
            <dc:creator> </dc:creator>
            <dc:date>2020-02-05T15:57:52.650000000</dc:date>
          </office:change-info>
          <table:previous table:id="ct167">
            <table:change-track-table-cell office:value-type="string">
              <text:p>Proposal</text:p>
            </table:change-track-table-cell>
          </table:previous>
        </table:cell-content-change>
        <table:cell-content-change table:id="ct169">
          <table:cell-address table:column="3" table:row="10" table:table="2"/>
          <office:change-info>
            <dc:creator> </dc:creator>
            <dc:date>2020-02-05T15:58:01.762000000</dc:date>
          </office:change-info>
          <table:previous>
            <table:change-track-table-cell/>
          </table:previous>
        </table:cell-content-change>
        <table:cell-content-change table:id="ct170">
          <table:cell-address table:column="6" table:row="9" table:table="2"/>
          <office:change-info>
            <dc:creator> </dc:creator>
            <dc:date>2020-02-05T15:58:09.594000000</dc:date>
          </office:change-info>
          <table:previous>
            <table:change-track-table-cell/>
          </table:previous>
        </table:cell-content-change>
        <table:cell-content-change table:id="ct171">
          <table:cell-address table:column="6" table:row="10" table:table="2"/>
          <office:change-info>
            <dc:creator> </dc:creator>
            <dc:date>2020-02-05T15:58:09.902000000</dc:date>
          </office:change-info>
          <table:previous>
            <table:change-track-table-cell/>
          </table:previous>
        </table:cell-content-change>
        <table:cell-content-change table:id="ct172">
          <table:cell-address table:column="5" table:row="4" table:table="2"/>
          <office:change-info>
            <dc:creator> </dc:creator>
            <dc:date>2020-02-05T15:59:21.975000000</dc:date>
          </office:change-info>
          <table:previous>
            <table:change-track-table-cell/>
          </table:previous>
        </table:cell-content-change>
        <table:cell-content-change table:id="ct173">
          <table:cell-address table:column="5" table:row="3" table:table="2"/>
          <office:change-info>
            <dc:creator> </dc:creator>
            <dc:date>2020-02-05T15:59:44.877000000</dc:date>
          </office:change-info>
          <table:previous table:id="ct158">
            <table:change-track-table-cell office:value-type="date" office:date-value="2020-02-28"/>
          </table:previous>
        </table:cell-content-change>
        <table:cell-content-change table:id="ct174">
          <table:cell-address table:column="5" table:row="3" table:table="2"/>
          <office:change-info>
            <dc:creator> </dc:creator>
            <dc:date>2020-02-05T16:00:32.286000000</dc:date>
          </office:change-info>
          <table:previous table:id="ct173">
            <table:change-track-table-cell office:value-type="float" office:value="43889.4375"/>
          </table:previous>
        </table:cell-content-change>
        <table:cell-content-change table:id="ct175">
          <table:cell-address table:column="5" table:row="5" table:table="2"/>
          <office:change-info>
            <dc:creator> </dc:creator>
            <dc:date>2020-02-05T16:01:38.433000000</dc:date>
          </office:change-info>
          <table:previous>
            <table:change-track-table-cell/>
          </table:previous>
        </table:cell-content-change>
        <table:cell-content-change table:id="ct176">
          <table:cell-address table:column="5" table:row="6" table:table="2"/>
          <office:change-info>
            <dc:creator> </dc:creator>
            <dc:date>2020-02-05T16:04:02.076000000</dc:date>
          </office:change-info>
          <table:previous>
            <table:change-track-table-cell/>
          </table:previous>
        </table:cell-content-change>
        <table:cell-content-change table:id="ct177">
          <table:cell-address table:column="5" table:row="7" table:table="2"/>
          <office:change-info>
            <dc:creator> </dc:creator>
            <dc:date>2020-02-05T16:04:25.362000000</dc:date>
          </office:change-info>
          <table:previous>
            <table:change-track-table-cell/>
          </table:previous>
        </table:cell-content-change>
        <table:cell-content-change table:id="ct178">
          <table:cell-address table:column="3" table:row="7" table:table="2"/>
          <office:change-info>
            <dc:creator> </dc:creator>
            <dc:date>2020-02-05T16:04:32.584000000</dc:date>
          </office:change-info>
          <table:previous table:id="ct162">
            <table:change-track-table-cell office:value-type="string">
              <text:p>Proof on Parameterized reduction and fixed-parameter intractability</text:p>
            </table:change-track-table-cell>
          </table:previous>
        </table:cell-content-change>
        <table:cell-content-change table:id="ct179">
          <table:cell-address table:column="5" table:row="8" table:table="2"/>
          <office:change-info>
            <dc:creator> </dc:creator>
            <dc:date>2020-02-05T16:05:16.663000000</dc:date>
          </office:change-info>
          <table:previous>
            <table:change-track-table-cell/>
          </table:previous>
        </table:cell-content-change>
        <table:cell-content-change table:id="ct180">
          <table:cell-address table:column="5" table:row="9" table:table="2"/>
          <office:change-info>
            <dc:creator> </dc:creator>
            <dc:date>2020-02-05T16:05:29.584000000</dc:date>
          </office:change-info>
          <table:previous>
            <table:change-track-table-cell/>
          </table:previous>
        </table:cell-content-change>
        <table:cell-content-change table:id="ct181">
          <table:cell-address table:column="5" table:row="10" table:table="2"/>
          <office:change-info>
            <dc:creator> </dc:creator>
            <dc:date>2020-02-05T16:05:45.748000000</dc:date>
          </office:change-info>
          <table:previous>
            <table:change-track-table-cell/>
          </table:previous>
        </table:cell-content-change>
        <table:cell-content-change table:id="ct182">
          <table:cell-address table:column="0" table:row="2" table:table="2"/>
          <office:change-info>
            <dc:creator> </dc:creator>
            <dc:date>2020-02-05T16:05:53.425000000</dc:date>
          </office:change-info>
          <table:previous>
            <table:change-track-table-cell/>
          </table:previous>
        </table:cell-content-change>
        <table:cell-content-change table:id="ct183">
          <table:cell-address table:column="0" table:row="3" table:table="2"/>
          <office:change-info>
            <dc:creator> </dc:creator>
            <dc:date>2020-02-05T16:05:53.717000000</dc:date>
          </office:change-info>
          <table:previous>
            <table:change-track-table-cell/>
          </table:previous>
        </table:cell-content-change>
        <table:cell-content-change table:id="ct184">
          <table:cell-address table:column="0" table:row="4" table:table="2"/>
          <office:change-info>
            <dc:creator> </dc:creator>
            <dc:date>2020-02-05T16:05:54.033000000</dc:date>
          </office:change-info>
          <table:previous>
            <table:change-track-table-cell/>
          </table:previous>
        </table:cell-content-change>
        <table:cell-content-change table:id="ct185">
          <table:cell-address table:column="0" table:row="5" table:table="2"/>
          <office:change-info>
            <dc:creator> </dc:creator>
            <dc:date>2020-02-05T16:05:54.326000000</dc:date>
          </office:change-info>
          <table:previous>
            <table:change-track-table-cell/>
          </table:previous>
        </table:cell-content-change>
        <table:cell-content-change table:id="ct186">
          <table:cell-address table:column="0" table:row="6" table:table="2"/>
          <office:change-info>
            <dc:creator> </dc:creator>
            <dc:date>2020-02-05T16:05:54.663000000</dc:date>
          </office:change-info>
          <table:previous>
            <table:change-track-table-cell/>
          </table:previous>
        </table:cell-content-change>
        <table:cell-content-change table:id="ct187">
          <table:cell-address table:column="0" table:row="7" table:table="2"/>
          <office:change-info>
            <dc:creator> </dc:creator>
            <dc:date>2020-02-05T16:05:55.675000000</dc:date>
          </office:change-info>
          <table:previous>
            <table:change-track-table-cell/>
          </table:previous>
        </table:cell-content-change>
        <table:cell-content-change table:id="ct188">
          <table:cell-address table:column="0" table:row="8" table:table="2"/>
          <office:change-info>
            <dc:creator> </dc:creator>
            <dc:date>2020-02-05T16:05:55.992000000</dc:date>
          </office:change-info>
          <table:previous>
            <table:change-track-table-cell/>
          </table:previous>
        </table:cell-content-change>
        <table:cell-content-change table:id="ct189">
          <table:cell-address table:column="0" table:row="9" table:table="2"/>
          <office:change-info>
            <dc:creator> </dc:creator>
            <dc:date>2020-02-05T16:05:56.328000000</dc:date>
          </office:change-info>
          <table:previous>
            <table:change-track-table-cell/>
          </table:previous>
        </table:cell-content-change>
        <table:cell-content-change table:id="ct190">
          <table:cell-address table:column="0" table:row="10" table:table="2"/>
          <office:change-info>
            <dc:creator> </dc:creator>
            <dc:date>2020-02-05T16:05:58.352000000</dc:date>
          </office:change-info>
          <table:previous>
            <table:change-track-table-cell/>
          </table:previous>
        </table:cell-content-change>
        <table:cell-content-change table:id="ct191">
          <table:cell-address table:column="9" table:row="1" table:table="2"/>
          <office:change-info>
            <dc:creator> </dc:creator>
            <dc:date>2020-02-05T16:06:16.779000000</dc:date>
          </office:change-info>
          <table:previous>
            <table:change-track-table-cell/>
          </table:previous>
        </table:cell-content-change>
        <table:cell-content-change table:id="ct192">
          <table:cell-address table:column="9" table:row="1" table:table="2"/>
          <office:change-info>
            <dc:creator> </dc:creator>
            <dc:date>2020-02-05T16:06:20.695000000</dc:date>
          </office:change-info>
          <table:previous table:id="ct191">
            <table:change-track-table-cell office:value-type="float" office:value="600"/>
          </table:previous>
        </table:cell-content-change>
        <table:cell-content-change table:id="ct193">
          <table:cell-address table:column="9" table:row="1" table:table="2"/>
          <office:change-info>
            <dc:creator> </dc:creator>
            <dc:date>2020-02-05T16:06:24.025000000</dc:date>
          </office:change-info>
          <table:previous table:id="ct192">
            <table:change-track-table-cell office:value-type="float" office:value="460"/>
          </table:previous>
        </table:cell-content-change>
        <table:cell-content-change table:id="ct194">
          <table:cell-address table:column="9" table:row="2" table:table="2"/>
          <office:change-info>
            <dc:creator> </dc:creator>
            <dc:date>2020-02-05T16:06:25.752000000</dc:date>
          </office:change-info>
          <table:previous>
            <table:change-track-table-cell/>
          </table:previous>
        </table:cell-content-change>
        <table:cell-content-change table:id="ct195">
          <table:cell-address table:column="9" table:row="3" table:table="2"/>
          <office:change-info>
            <dc:creator> </dc:creator>
            <dc:date>2020-02-05T16:06:26.111000000</dc:date>
          </office:change-info>
          <table:previous>
            <table:change-track-table-cell/>
          </table:previous>
        </table:cell-content-change>
        <table:cell-content-change table:id="ct196">
          <table:cell-address table:column="9" table:row="4" table:table="2"/>
          <office:change-info>
            <dc:creator> </dc:creator>
            <dc:date>2020-02-05T16:06:26.494000000</dc:date>
          </office:change-info>
          <table:previous>
            <table:change-track-table-cell/>
          </table:previous>
        </table:cell-content-change>
        <table:cell-content-change table:id="ct197">
          <table:cell-address table:column="9" table:row="5" table:table="2"/>
          <office:change-info>
            <dc:creator> </dc:creator>
            <dc:date>2020-02-05T16:06:26.877000000</dc:date>
          </office:change-info>
          <table:previous>
            <table:change-track-table-cell/>
          </table:previous>
        </table:cell-content-change>
        <table:cell-content-change table:id="ct198">
          <table:cell-address table:column="9" table:row="6" table:table="2"/>
          <office:change-info>
            <dc:creator> </dc:creator>
            <dc:date>2020-02-05T16:06:27.237000000</dc:date>
          </office:change-info>
          <table:previous>
            <table:change-track-table-cell/>
          </table:previous>
        </table:cell-content-change>
        <table:cell-content-change table:id="ct199">
          <table:cell-address table:column="9" table:row="7" table:table="2"/>
          <office:change-info>
            <dc:creator> </dc:creator>
            <dc:date>2020-02-05T16:06:27.597000000</dc:date>
          </office:change-info>
          <table:previous>
            <table:change-track-table-cell/>
          </table:previous>
        </table:cell-content-change>
        <table:cell-content-change table:id="ct200">
          <table:cell-address table:column="9" table:row="8" table:table="2"/>
          <office:change-info>
            <dc:creator> </dc:creator>
            <dc:date>2020-02-05T16:06:27.979000000</dc:date>
          </office:change-info>
          <table:previous>
            <table:change-track-table-cell/>
          </table:previous>
        </table:cell-content-change>
        <table:cell-content-change table:id="ct201">
          <table:cell-address table:column="9" table:row="9" table:table="2"/>
          <office:change-info>
            <dc:creator> </dc:creator>
            <dc:date>2020-02-05T16:06:28.383000000</dc:date>
          </office:change-info>
          <table:previous>
            <table:change-track-table-cell/>
          </table:previous>
        </table:cell-content-change>
        <table:cell-content-change table:id="ct202">
          <table:cell-address table:column="9" table:row="10" table:table="2"/>
          <office:change-info>
            <dc:creator> </dc:creator>
            <dc:date>2020-02-05T16:06:29.059000000</dc:date>
          </office:change-info>
          <table:previous>
            <table:change-track-table-cell/>
          </table:previous>
        </table:cell-content-change>
        <table:cell-content-change table:id="ct203">
          <table:cell-address table:column="9" table:row="5" table:table="2"/>
          <office:change-info>
            <dc:creator> </dc:creator>
            <dc:date>2020-02-05T16:06:44.904000000</dc:date>
          </office:change-info>
          <table:previous table:id="ct197">
            <table:change-track-table-cell office:value-type="float" office:value="360"/>
          </table:previous>
        </table:cell-content-change>
        <table:cell-content-change table:id="ct204">
          <table:cell-address table:column="9" table:row="10" table:table="2"/>
          <office:change-info>
            <dc:creator> </dc:creator>
            <dc:date>2020-02-05T16:06:48.684000000</dc:date>
          </office:change-info>
          <table:previous table:id="ct202">
            <table:change-track-table-cell office:value-type="float" office:value="360"/>
          </table:previous>
        </table:cell-content-change>
        <table:cell-content-change table:id="ct205">
          <table:cell-address table:column="9" table:row="10" table:table="2"/>
          <office:change-info>
            <dc:creator> </dc:creator>
            <dc:date>2020-02-05T16:06:54.849000000</dc:date>
          </office:change-info>
          <table:previous table:id="ct204">
            <table:change-track-table-cell office:value-type="float" office:value="600"/>
          </table:previous>
        </table:cell-content-change>
        <table:cell-content-change table:id="ct206">
          <table:cell-address table:column="7" table:row="5" table:table="2"/>
          <office:change-info>
            <dc:creator> </dc:creator>
            <dc:date>2020-02-05T16:10:55.890000000</dc:date>
          </office:change-info>
          <table:previous>
            <table:change-track-table-cell/>
          </table:previous>
        </table:cell-content-change>
        <table:cell-content-change table:id="ct207">
          <table:cell-address table:column="7" table:row="8" table:table="2"/>
          <office:change-info>
            <dc:creator> </dc:creator>
            <dc:date>2020-02-05T16:10:58.252000000</dc:date>
          </office:change-info>
          <table:previous>
            <table:change-track-table-cell/>
          </table:previous>
        </table:cell-content-change>
        <table:cell-content-change table:id="ct208">
          <table:cell-address table:column="7" table:row="10" table:table="2"/>
          <office:change-info>
            <dc:creator> </dc:creator>
            <dc:date>2020-02-05T16:11:02.572000000</dc:date>
          </office:change-info>
          <table:previous>
            <table:change-track-table-cell/>
          </table:previous>
        </table:cell-content-change>
        <table:cell-content-change table:id="ct209">
          <table:cell-address table:column="7" table:row="1" table:table="2"/>
          <office:change-info>
            <dc:creator> </dc:creator>
            <dc:date>2020-02-05T16:15:53.910000000</dc:date>
          </office:change-info>
          <table:previous>
            <table:change-track-table-cell/>
          </table:previous>
        </table:cell-content-change>
        <table:cell-content-change table:id="ct210">
          <table:cell-address table:column="7" table:row="2" table:table="2"/>
          <office:change-info>
            <dc:creator> </dc:creator>
            <dc:date>2020-02-05T16:15:54.853000000</dc:date>
          </office:change-info>
          <table:previous>
            <table:change-track-table-cell/>
          </table:previous>
        </table:cell-content-change>
        <table:cell-content-change table:id="ct211">
          <table:cell-address table:column="7" table:row="3" table:table="2"/>
          <office:change-info>
            <dc:creator> </dc:creator>
            <dc:date>2020-02-05T16:15:55.292000000</dc:date>
          </office:change-info>
          <table:previous>
            <table:change-track-table-cell/>
          </table:previous>
        </table:cell-content-change>
        <table:cell-content-change table:id="ct212">
          <table:cell-address table:column="7" table:row="4" table:table="2"/>
          <office:change-info>
            <dc:creator> </dc:creator>
            <dc:date>2020-02-05T16:15:55.770000000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6" table:table="2"/>
          <office:change-info>
            <dc:creator> </dc:creator>
            <dc:date>2020-02-05T16:15:56.623000000</dc:date>
          </office:change-info>
          <table:previous>
            <table:change-track-table-cell/>
          </table:previous>
        </table:cell-content-change>
        <table:cell-content-change table:id="ct214">
          <table:cell-address table:column="7" table:row="7" table:table="2"/>
          <office:change-info>
            <dc:creator> </dc:creator>
            <dc:date>2020-02-05T16:15:57.046000000</dc:date>
          </office:change-info>
          <table:previous>
            <table:change-track-table-cell/>
          </table:previous>
        </table:cell-content-change>
        <table:cell-content-change table:id="ct215">
          <table:cell-address table:column="7" table:row="9" table:table="2"/>
          <office:change-info>
            <dc:creator> </dc:creator>
            <dc:date>2020-02-05T16:15:57.982000000</dc:date>
          </office:change-info>
          <table:previous>
            <table:change-track-table-cell/>
          </table:previous>
        </table:cell-content-change>
        <table:cell-content-change table:id="ct216">
          <table:cell-address table:column="8" table:row="1" table:table="2"/>
          <office:change-info>
            <dc:creator> </dc:creator>
            <dc:date>2020-02-05T16:16:04.925000000</dc:date>
          </office:change-info>
          <table:previous>
            <table:change-track-table-cell/>
          </table:previous>
        </table:cell-content-change>
        <table:cell-content-change table:id="ct217">
          <table:cell-address table:column="1" table:row="1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18">
          <table:cell-address table:column="1" table:row="2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19">
          <table:cell-address table:column="1" table:row="3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20">
          <table:cell-address table:column="1" table:row="4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21">
          <table:cell-address table:column="1" table:row="5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22">
          <table:cell-address table:column="1" table:row="6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23">
          <table:cell-address table:column="1" table:row="7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24">
          <table:cell-address table:column="1" table:row="8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25">
          <table:cell-address table:column="1" table:row="9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26">
          <table:cell-address table:column="1" table:row="10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27">
          <table:cell-address table:column="1" table:row="11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28">
          <table:cell-address table:column="1" table:row="12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29">
          <table:cell-address table:column="1" table:row="13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30">
          <table:cell-address table:column="1" table:row="14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31">
          <table:cell-address table:column="1" table:row="15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32">
          <table:cell-address table:column="1" table:row="16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33">
          <table:cell-address table:column="1" table:row="17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34">
          <table:cell-address table:column="1" table:row="18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35">
          <table:cell-address table:column="1" table:row="19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36">
          <table:cell-address table:column="1" table:row="20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37">
          <table:cell-address table:column="1" table:row="21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38">
          <table:cell-address table:column="1" table:row="22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39">
          <table:cell-address table:column="1" table:row="23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40">
          <table:cell-address table:column="1" table:row="24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41">
          <table:cell-address table:column="1" table:row="25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42">
          <table:cell-address table:column="1" table:row="26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43">
          <table:cell-address table:column="1" table:row="27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44">
          <table:cell-address table:column="1" table:row="28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45">
          <table:cell-address table:column="1" table:row="29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46">
          <table:cell-address table:column="1" table:row="30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47">
          <table:cell-address table:column="1" table:row="31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48">
          <table:cell-address table:column="1" table:row="32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49">
          <table:cell-address table:column="1" table:row="33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50">
          <table:cell-address table:column="1" table:row="34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51">
          <table:cell-address table:column="1" table:row="35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52">
          <table:cell-address table:column="1" table:row="36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53">
          <table:cell-address table:column="1" table:row="37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54">
          <table:cell-address table:column="1" table:row="38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55">
          <table:cell-address table:column="1" table:row="39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56">
          <table:cell-address table:column="1" table:row="40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57">
          <table:cell-address table:column="1" table:row="41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58">
          <table:cell-address table:column="1" table:row="42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59">
          <table:cell-address table:column="1" table:row="43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60">
          <table:cell-address table:column="1" table:row="44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61">
          <table:cell-address table:column="1" table:row="45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62">
          <table:cell-address table:column="1" table:row="46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263">
          <table:cell-address table:column="1" table:row="47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264">
          <table:cell-address table:column="1" table:row="48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265">
          <table:cell-address table:column="1" table:row="49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266">
          <table:cell-address table:column="1" table:row="50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267">
          <table:cell-address table:column="1" table:row="51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268">
          <table:cell-address table:column="1" table:row="52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69">
          <table:cell-address table:column="1" table:row="53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70">
          <table:cell-address table:column="1" table:row="54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71">
          <table:cell-address table:column="1" table:row="55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72">
          <table:cell-address table:column="1" table:row="56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73">
          <table:cell-address table:column="2" table:row="1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1"/>
          </table:previous>
        </table:cell-content-change>
        <table:cell-content-change table:id="ct274">
          <table:cell-address table:column="2" table:row="2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1"/>
          </table:previous>
        </table:cell-content-change>
        <table:cell-content-change table:id="ct275">
          <table:cell-address table:column="2" table:row="3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1"/>
          </table:previous>
        </table:cell-content-change>
        <table:cell-content-change table:id="ct276">
          <table:cell-address table:column="2" table:row="4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1"/>
          </table:previous>
        </table:cell-content-change>
        <table:cell-content-change table:id="ct277">
          <table:cell-address table:column="2" table:row="5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2"/>
          </table:previous>
        </table:cell-content-change>
        <table:cell-content-change table:id="ct278">
          <table:cell-address table:column="2" table:row="6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2"/>
          </table:previous>
        </table:cell-content-change>
        <table:cell-content-change table:id="ct279">
          <table:cell-address table:column="2" table:row="7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2"/>
          </table:previous>
        </table:cell-content-change>
        <table:cell-content-change table:id="ct280">
          <table:cell-address table:column="2" table:row="8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2"/>
          </table:previous>
        </table:cell-content-change>
        <table:cell-content-change table:id="ct281">
          <table:cell-address table:column="2" table:row="9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3"/>
          </table:previous>
        </table:cell-content-change>
        <table:cell-content-change table:id="ct282">
          <table:cell-address table:column="2" table:row="10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3"/>
          </table:previous>
        </table:cell-content-change>
        <table:cell-content-change table:id="ct283">
          <table:cell-address table:column="2" table:row="11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3"/>
          </table:previous>
        </table:cell-content-change>
        <table:cell-content-change table:id="ct284">
          <table:cell-address table:column="2" table:row="12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3"/>
          </table:previous>
        </table:cell-content-change>
        <table:cell-content-change table:id="ct285">
          <table:cell-address table:column="2" table:row="13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286">
          <table:cell-address table:column="2" table:row="14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287">
          <table:cell-address table:column="2" table:row="15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288">
          <table:cell-address table:column="2" table:row="16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289">
          <table:cell-address table:column="2" table:row="17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290">
          <table:cell-address table:column="2" table:row="18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291">
          <table:cell-address table:column="2" table:row="19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292">
          <table:cell-address table:column="2" table:row="20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293">
          <table:cell-address table:column="2" table:row="21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6"/>
          </table:previous>
        </table:cell-content-change>
        <table:cell-content-change table:id="ct294">
          <table:cell-address table:column="2" table:row="22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6"/>
          </table:previous>
        </table:cell-content-change>
        <table:cell-content-change table:id="ct295">
          <table:cell-address table:column="2" table:row="23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6"/>
          </table:previous>
        </table:cell-content-change>
        <table:cell-content-change table:id="ct296">
          <table:cell-address table:column="2" table:row="24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6"/>
          </table:previous>
        </table:cell-content-change>
        <table:cell-content-change table:id="ct297">
          <table:cell-address table:column="2" table:row="25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6"/>
          </table:previous>
        </table:cell-content-change>
        <table:cell-content-change table:id="ct298">
          <table:cell-address table:column="2" table:row="26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7"/>
          </table:previous>
        </table:cell-content-change>
        <table:cell-content-change table:id="ct299">
          <table:cell-address table:column="2" table:row="27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7"/>
          </table:previous>
        </table:cell-content-change>
        <table:cell-content-change table:id="ct300">
          <table:cell-address table:column="2" table:row="28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7"/>
          </table:previous>
        </table:cell-content-change>
        <table:cell-content-change table:id="ct301">
          <table:cell-address table:column="2" table:row="29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7"/>
          </table:previous>
        </table:cell-content-change>
        <table:cell-content-change table:id="ct302">
          <table:cell-address table:column="2" table:row="30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7"/>
          </table:previous>
        </table:cell-content-change>
        <table:cell-content-change table:id="ct303">
          <table:cell-address table:column="2" table:row="31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8"/>
          </table:previous>
        </table:cell-content-change>
        <table:cell-content-change table:id="ct304">
          <table:cell-address table:column="2" table:row="32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8"/>
          </table:previous>
        </table:cell-content-change>
        <table:cell-content-change table:id="ct305">
          <table:cell-address table:column="2" table:row="33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8"/>
          </table:previous>
        </table:cell-content-change>
        <table:cell-content-change table:id="ct306">
          <table:cell-address table:column="2" table:row="34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8"/>
          </table:previous>
        </table:cell-content-change>
        <table:cell-content-change table:id="ct307">
          <table:cell-address table:column="2" table:row="35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8"/>
          </table:previous>
        </table:cell-content-change>
        <table:cell-content-change table:id="ct308">
          <table:cell-address table:column="2" table:row="36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9"/>
          </table:previous>
        </table:cell-content-change>
        <table:cell-content-change table:id="ct309">
          <table:cell-address table:column="2" table:row="37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9"/>
          </table:previous>
        </table:cell-content-change>
        <table:cell-content-change table:id="ct310">
          <table:cell-address table:column="2" table:row="38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9"/>
          </table:previous>
        </table:cell-content-change>
        <table:cell-content-change table:id="ct311">
          <table:cell-address table:column="2" table:row="39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9"/>
          </table:previous>
        </table:cell-content-change>
        <table:cell-content-change table:id="ct312">
          <table:cell-address table:column="2" table:row="40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9"/>
          </table:previous>
        </table:cell-content-change>
        <table:cell-content-change table:id="ct313">
          <table:cell-address table:column="2" table:row="41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10"/>
          </table:previous>
        </table:cell-content-change>
        <table:cell-content-change table:id="ct314">
          <table:cell-address table:column="2" table:row="42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10"/>
          </table:previous>
        </table:cell-content-change>
        <table:cell-content-change table:id="ct315">
          <table:cell-address table:column="2" table:row="43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10"/>
          </table:previous>
        </table:cell-content-change>
        <table:cell-content-change table:id="ct316">
          <table:cell-address table:column="2" table:row="44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10"/>
          </table:previous>
        </table:cell-content-change>
        <table:cell-content-change table:id="ct317">
          <table:cell-address table:column="2" table:row="45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10"/>
          </table:previous>
        </table:cell-content-change>
        <table:cell-content-change table:id="ct318">
          <table:cell-address table:column="2" table:row="46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9"/>
          </table:previous>
        </table:cell-content-change>
        <table:cell-content-change table:id="ct319">
          <table:cell-address table:column="2" table:row="47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9"/>
          </table:previous>
        </table:cell-content-change>
        <table:cell-content-change table:id="ct320">
          <table:cell-address table:column="2" table:row="48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9"/>
          </table:previous>
        </table:cell-content-change>
        <table:cell-content-change table:id="ct321">
          <table:cell-address table:column="2" table:row="49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9"/>
          </table:previous>
        </table:cell-content-change>
        <table:cell-content-change table:id="ct322">
          <table:cell-address table:column="2" table:row="50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9"/>
          </table:previous>
        </table:cell-content-change>
        <table:cell-content-change table:id="ct323">
          <table:cell-address table:column="2" table:row="51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9"/>
          </table:previous>
        </table:cell-content-change>
        <table:cell-content-change table:id="ct324">
          <table:cell-address table:column="2" table:row="52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10"/>
          </table:previous>
        </table:cell-content-change>
        <table:cell-content-change table:id="ct325">
          <table:cell-address table:column="2" table:row="53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10"/>
          </table:previous>
        </table:cell-content-change>
        <table:cell-content-change table:id="ct326">
          <table:cell-address table:column="2" table:row="54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10"/>
          </table:previous>
        </table:cell-content-change>
        <table:cell-content-change table:id="ct327">
          <table:cell-address table:column="2" table:row="55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10"/>
          </table:previous>
        </table:cell-content-change>
        <table:cell-content-change table:id="ct328">
          <table:cell-address table:column="2" table:row="56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10"/>
          </table:previous>
        </table:cell-content-change>
        <table:cell-content-change table:id="ct329">
          <table:cell-address table:column="3" table:row="1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330">
          <table:cell-address table:column="3" table:row="2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331">
          <table:cell-address table:column="3" table:row="3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332">
          <table:cell-address table:column="3" table:row="4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333">
          <table:cell-address table:column="3" table:row="5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334">
          <table:cell-address table:column="3" table:row="6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335">
          <table:cell-address table:column="3" table:row="7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336">
          <table:cell-address table:column="3" table:row="8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337">
          <table:cell-address table:column="3" table:row="9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338">
          <table:cell-address table:column="3" table:row="10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339">
          <table:cell-address table:column="3" table:row="11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340">
          <table:cell-address table:column="3" table:row="12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341">
          <table:cell-address table:column="3" table:row="13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342">
          <table:cell-address table:column="3" table:row="14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343">
          <table:cell-address table:column="3" table:row="15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344">
          <table:cell-address table:column="3" table:row="16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345">
          <table:cell-address table:column="3" table:row="17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346">
          <table:cell-address table:column="3" table:row="18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347">
          <table:cell-address table:column="3" table:row="19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348">
          <table:cell-address table:column="3" table:row="20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349">
          <table:cell-address table:column="3" table:row="21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350">
          <table:cell-address table:column="3" table:row="22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351">
          <table:cell-address table:column="3" table:row="23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352">
          <table:cell-address table:column="3" table:row="24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353">
          <table:cell-address table:column="3" table:row="25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354">
          <table:cell-address table:column="3" table:row="26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355">
          <table:cell-address table:column="3" table:row="27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356">
          <table:cell-address table:column="3" table:row="28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357">
          <table:cell-address table:column="3" table:row="29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358">
          <table:cell-address table:column="3" table:row="30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359">
          <table:cell-address table:column="3" table:row="31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360">
          <table:cell-address table:column="3" table:row="32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361">
          <table:cell-address table:column="3" table:row="33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362">
          <table:cell-address table:column="3" table:row="34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363">
          <table:cell-address table:column="3" table:row="35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364">
          <table:cell-address table:column="3" table:row="36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365">
          <table:cell-address table:column="3" table:row="37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366">
          <table:cell-address table:column="3" table:row="38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367">
          <table:cell-address table:column="3" table:row="39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368">
          <table:cell-address table:column="3" table:row="40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369">
          <table:cell-address table:column="3" table:row="41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370">
          <table:cell-address table:column="3" table:row="42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371">
          <table:cell-address table:column="3" table:row="43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372">
          <table:cell-address table:column="3" table:row="44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373">
          <table:cell-address table:column="3" table:row="45" table:table="3"/>
          <office:change-info>
            <dc:creator> </dc:creator>
            <dc:date>2020-02-05T16:16:50.866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374">
          <table:cell-address table:column="3" table:row="46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375">
          <table:cell-address table:column="3" table:row="47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376">
          <table:cell-address table:column="3" table:row="48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377">
          <table:cell-address table:column="3" table:row="49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378">
          <table:cell-address table:column="3" table:row="50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379">
          <table:cell-address table:column="3" table:row="51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380">
          <table:cell-address table:column="3" table:row="52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381">
          <table:cell-address table:column="3" table:row="53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382">
          <table:cell-address table:column="3" table:row="54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383">
          <table:cell-address table:column="3" table:row="55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384">
          <table:cell-address table:column="3" table:row="56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385">
          <table:cell-address table:column="4" table:row="1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386">
          <table:cell-address table:column="4" table:row="2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387">
          <table:cell-address table:column="4" table:row="3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388">
          <table:cell-address table:column="4" table:row="4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389">
          <table:cell-address table:column="4" table:row="5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390">
          <table:cell-address table:column="4" table:row="6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391">
          <table:cell-address table:column="4" table:row="7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392">
          <table:cell-address table:column="4" table:row="8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393">
          <table:cell-address table:column="4" table:row="9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394">
          <table:cell-address table:column="4" table:row="10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395">
          <table:cell-address table:column="4" table:row="11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396">
          <table:cell-address table:column="4" table:row="12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397">
          <table:cell-address table:column="4" table:row="13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398">
          <table:cell-address table:column="4" table:row="14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399">
          <table:cell-address table:column="4" table:row="15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400">
          <table:cell-address table:column="4" table:row="16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401">
          <table:cell-address table:column="4" table:row="17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402">
          <table:cell-address table:column="4" table:row="18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403">
          <table:cell-address table:column="4" table:row="19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404">
          <table:cell-address table:column="4" table:row="20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4"/>
          </table:previous>
        </table:cell-content-change>
        <table:cell-content-change table:id="ct405">
          <table:cell-address table:column="4" table:row="21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06">
          <table:cell-address table:column="4" table:row="22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07">
          <table:cell-address table:column="4" table:row="23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08">
          <table:cell-address table:column="4" table:row="24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09">
          <table:cell-address table:column="4" table:row="25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10">
          <table:cell-address table:column="4" table:row="26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11">
          <table:cell-address table:column="4" table:row="27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12">
          <table:cell-address table:column="4" table:row="28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13">
          <table:cell-address table:column="4" table:row="29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14">
          <table:cell-address table:column="4" table:row="30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15">
          <table:cell-address table:column="4" table:row="31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16">
          <table:cell-address table:column="4" table:row="32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17">
          <table:cell-address table:column="4" table:row="33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18">
          <table:cell-address table:column="4" table:row="34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19">
          <table:cell-address table:column="4" table:row="35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20">
          <table:cell-address table:column="4" table:row="36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21">
          <table:cell-address table:column="4" table:row="37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22">
          <table:cell-address table:column="4" table:row="38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23">
          <table:cell-address table:column="4" table:row="39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24">
          <table:cell-address table:column="4" table:row="40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25">
          <table:cell-address table:column="4" table:row="41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26">
          <table:cell-address table:column="4" table:row="42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27">
          <table:cell-address table:column="4" table:row="43" table:table="3"/>
          <office:change-info>
            <dc:creator> </dc:creator>
            <dc:date>2020-02-05T16:16:50.866000000</dc:date>
          </office:change-info>
          <table:previous>
            <table:change-track-table-cell office:value-type="float" office:value="5"/>
          </table:previous>
        </table:cell-content-change>
        <table:cell-content-change table:id="ct428">
          <table:cell-address table:column="4" table:row="44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5"/>
          </table:previous>
        </table:cell-content-change>
        <table:cell-content-change table:id="ct429">
          <table:cell-address table:column="4" table:row="45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5"/>
          </table:previous>
        </table:cell-content-change>
        <table:cell-content-change table:id="ct430">
          <table:cell-address table:column="4" table:row="46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6"/>
          </table:previous>
        </table:cell-content-change>
        <table:cell-content-change table:id="ct431">
          <table:cell-address table:column="4" table:row="47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6"/>
          </table:previous>
        </table:cell-content-change>
        <table:cell-content-change table:id="ct432">
          <table:cell-address table:column="4" table:row="48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6"/>
          </table:previous>
        </table:cell-content-change>
        <table:cell-content-change table:id="ct433">
          <table:cell-address table:column="4" table:row="49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6"/>
          </table:previous>
        </table:cell-content-change>
        <table:cell-content-change table:id="ct434">
          <table:cell-address table:column="4" table:row="50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6"/>
          </table:previous>
        </table:cell-content-change>
        <table:cell-content-change table:id="ct435">
          <table:cell-address table:column="4" table:row="51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6"/>
          </table:previous>
        </table:cell-content-change>
        <table:cell-content-change table:id="ct436">
          <table:cell-address table:column="4" table:row="52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5"/>
          </table:previous>
        </table:cell-content-change>
        <table:cell-content-change table:id="ct437">
          <table:cell-address table:column="4" table:row="53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5"/>
          </table:previous>
        </table:cell-content-change>
        <table:cell-content-change table:id="ct438">
          <table:cell-address table:column="4" table:row="54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5"/>
          </table:previous>
        </table:cell-content-change>
        <table:cell-content-change table:id="ct439">
          <table:cell-address table:column="4" table:row="55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5"/>
          </table:previous>
        </table:cell-content-change>
        <table:cell-content-change table:id="ct440">
          <table:cell-address table:column="4" table:row="56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5"/>
          </table:previous>
        </table:cell-content-change>
        <table:cell-content-change table:id="ct441">
          <table:cell-address table:column="5" table:row="1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1"/>
          </table:previous>
        </table:cell-content-change>
        <table:cell-content-change table:id="ct442">
          <table:cell-address table:column="5" table:row="2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"/>
          </table:previous>
        </table:cell-content-change>
        <table:cell-content-change table:id="ct443">
          <table:cell-address table:column="5" table:row="3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3"/>
          </table:previous>
        </table:cell-content-change>
        <table:cell-content-change table:id="ct444">
          <table:cell-address table:column="5" table:row="4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4"/>
          </table:previous>
        </table:cell-content-change>
        <table:cell-content-change table:id="ct445">
          <table:cell-address table:column="5" table:row="5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1"/>
          </table:previous>
        </table:cell-content-change>
        <table:cell-content-change table:id="ct446">
          <table:cell-address table:column="5" table:row="6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"/>
          </table:previous>
        </table:cell-content-change>
        <table:cell-content-change table:id="ct447">
          <table:cell-address table:column="5" table:row="7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3"/>
          </table:previous>
        </table:cell-content-change>
        <table:cell-content-change table:id="ct448">
          <table:cell-address table:column="5" table:row="8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4"/>
          </table:previous>
        </table:cell-content-change>
        <table:cell-content-change table:id="ct449">
          <table:cell-address table:column="5" table:row="9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1"/>
          </table:previous>
        </table:cell-content-change>
        <table:cell-content-change table:id="ct450">
          <table:cell-address table:column="5" table:row="10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"/>
          </table:previous>
        </table:cell-content-change>
        <table:cell-content-change table:id="ct451">
          <table:cell-address table:column="5" table:row="11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3"/>
          </table:previous>
        </table:cell-content-change>
        <table:cell-content-change table:id="ct452">
          <table:cell-address table:column="5" table:row="12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4"/>
          </table:previous>
        </table:cell-content-change>
        <table:cell-content-change table:id="ct453">
          <table:cell-address table:column="5" table:row="13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1"/>
          </table:previous>
        </table:cell-content-change>
        <table:cell-content-change table:id="ct454">
          <table:cell-address table:column="5" table:row="14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"/>
          </table:previous>
        </table:cell-content-change>
        <table:cell-content-change table:id="ct455">
          <table:cell-address table:column="5" table:row="15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3"/>
          </table:previous>
        </table:cell-content-change>
        <table:cell-content-change table:id="ct456">
          <table:cell-address table:column="5" table:row="16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4"/>
          </table:previous>
        </table:cell-content-change>
        <table:cell-content-change table:id="ct457">
          <table:cell-address table:column="5" table:row="17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1"/>
          </table:previous>
        </table:cell-content-change>
        <table:cell-content-change table:id="ct458">
          <table:cell-address table:column="5" table:row="18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"/>
          </table:previous>
        </table:cell-content-change>
        <table:cell-content-change table:id="ct459">
          <table:cell-address table:column="5" table:row="19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3"/>
          </table:previous>
        </table:cell-content-change>
        <table:cell-content-change table:id="ct460">
          <table:cell-address table:column="5" table:row="20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4"/>
          </table:previous>
        </table:cell-content-change>
        <table:cell-content-change table:id="ct461">
          <table:cell-address table:column="5" table:row="21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1"/>
          </table:previous>
        </table:cell-content-change>
        <table:cell-content-change table:id="ct462">
          <table:cell-address table:column="5" table:row="22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"/>
          </table:previous>
        </table:cell-content-change>
        <table:cell-content-change table:id="ct463">
          <table:cell-address table:column="5" table:row="23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3"/>
          </table:previous>
        </table:cell-content-change>
        <table:cell-content-change table:id="ct464">
          <table:cell-address table:column="5" table:row="24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4"/>
          </table:previous>
        </table:cell-content-change>
        <table:cell-content-change table:id="ct465">
          <table:cell-address table:column="5" table:row="25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5"/>
          </table:previous>
        </table:cell-content-change>
        <table:cell-content-change table:id="ct466">
          <table:cell-address table:column="5" table:row="26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1"/>
          </table:previous>
        </table:cell-content-change>
        <table:cell-content-change table:id="ct467">
          <table:cell-address table:column="5" table:row="27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"/>
          </table:previous>
        </table:cell-content-change>
        <table:cell-content-change table:id="ct468">
          <table:cell-address table:column="5" table:row="28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3"/>
          </table:previous>
        </table:cell-content-change>
        <table:cell-content-change table:id="ct469">
          <table:cell-address table:column="5" table:row="29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4"/>
          </table:previous>
        </table:cell-content-change>
        <table:cell-content-change table:id="ct470">
          <table:cell-address table:column="5" table:row="30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5"/>
          </table:previous>
        </table:cell-content-change>
        <table:cell-content-change table:id="ct471">
          <table:cell-address table:column="5" table:row="31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1"/>
          </table:previous>
        </table:cell-content-change>
        <table:cell-content-change table:id="ct472">
          <table:cell-address table:column="5" table:row="32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"/>
          </table:previous>
        </table:cell-content-change>
        <table:cell-content-change table:id="ct473">
          <table:cell-address table:column="5" table:row="33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3"/>
          </table:previous>
        </table:cell-content-change>
        <table:cell-content-change table:id="ct474">
          <table:cell-address table:column="5" table:row="34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4"/>
          </table:previous>
        </table:cell-content-change>
        <table:cell-content-change table:id="ct475">
          <table:cell-address table:column="5" table:row="35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5"/>
          </table:previous>
        </table:cell-content-change>
        <table:cell-content-change table:id="ct476">
          <table:cell-address table:column="5" table:row="36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1"/>
          </table:previous>
        </table:cell-content-change>
        <table:cell-content-change table:id="ct477">
          <table:cell-address table:column="5" table:row="37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"/>
          </table:previous>
        </table:cell-content-change>
        <table:cell-content-change table:id="ct478">
          <table:cell-address table:column="5" table:row="38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3"/>
          </table:previous>
        </table:cell-content-change>
        <table:cell-content-change table:id="ct479">
          <table:cell-address table:column="5" table:row="39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4"/>
          </table:previous>
        </table:cell-content-change>
        <table:cell-content-change table:id="ct480">
          <table:cell-address table:column="5" table:row="40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5"/>
          </table:previous>
        </table:cell-content-change>
        <table:cell-content-change table:id="ct481">
          <table:cell-address table:column="5" table:row="41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1"/>
          </table:previous>
        </table:cell-content-change>
        <table:cell-content-change table:id="ct482">
          <table:cell-address table:column="5" table:row="42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"/>
          </table:previous>
        </table:cell-content-change>
        <table:cell-content-change table:id="ct483">
          <table:cell-address table:column="5" table:row="43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3"/>
          </table:previous>
        </table:cell-content-change>
        <table:cell-content-change table:id="ct484">
          <table:cell-address table:column="5" table:row="44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4"/>
          </table:previous>
        </table:cell-content-change>
        <table:cell-content-change table:id="ct485">
          <table:cell-address table:column="5" table:row="45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5"/>
          </table:previous>
        </table:cell-content-change>
        <table:cell-content-change table:id="ct486">
          <table:cell-address table:column="5" table:row="46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1"/>
          </table:previous>
        </table:cell-content-change>
        <table:cell-content-change table:id="ct487">
          <table:cell-address table:column="5" table:row="47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"/>
          </table:previous>
        </table:cell-content-change>
        <table:cell-content-change table:id="ct488">
          <table:cell-address table:column="5" table:row="48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3"/>
          </table:previous>
        </table:cell-content-change>
        <table:cell-content-change table:id="ct489">
          <table:cell-address table:column="5" table:row="49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4"/>
          </table:previous>
        </table:cell-content-change>
        <table:cell-content-change table:id="ct490">
          <table:cell-address table:column="5" table:row="50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5"/>
          </table:previous>
        </table:cell-content-change>
        <table:cell-content-change table:id="ct491">
          <table:cell-address table:column="5" table:row="51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6"/>
          </table:previous>
        </table:cell-content-change>
        <table:cell-content-change table:id="ct492">
          <table:cell-address table:column="5" table:row="52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1"/>
          </table:previous>
        </table:cell-content-change>
        <table:cell-content-change table:id="ct493">
          <table:cell-address table:column="5" table:row="53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"/>
          </table:previous>
        </table:cell-content-change>
        <table:cell-content-change table:id="ct494">
          <table:cell-address table:column="5" table:row="54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3"/>
          </table:previous>
        </table:cell-content-change>
        <table:cell-content-change table:id="ct495">
          <table:cell-address table:column="5" table:row="55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4"/>
          </table:previous>
        </table:cell-content-change>
        <table:cell-content-change table:id="ct496">
          <table:cell-address table:column="5" table:row="56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5"/>
          </table:previous>
        </table:cell-content-change>
        <table:cell-content-change table:id="ct497">
          <table:cell-address table:column="6" table:row="1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498">
          <table:cell-address table:column="6" table:row="2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499">
          <table:cell-address table:column="6" table:row="3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00">
          <table:cell-address table:column="6" table:row="4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01">
          <table:cell-address table:column="6" table:row="5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02">
          <table:cell-address table:column="6" table:row="6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03">
          <table:cell-address table:column="6" table:row="7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04">
          <table:cell-address table:column="6" table:row="8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05">
          <table:cell-address table:column="6" table:row="9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06">
          <table:cell-address table:column="6" table:row="10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07">
          <table:cell-address table:column="6" table:row="11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08">
          <table:cell-address table:column="6" table:row="12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09">
          <table:cell-address table:column="6" table:row="13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10">
          <table:cell-address table:column="6" table:row="14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11">
          <table:cell-address table:column="6" table:row="15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12">
          <table:cell-address table:column="6" table:row="16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13">
          <table:cell-address table:column="6" table:row="17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14">
          <table:cell-address table:column="6" table:row="18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15">
          <table:cell-address table:column="6" table:row="19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16">
          <table:cell-address table:column="6" table:row="20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17">
          <table:cell-address table:column="6" table:row="21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18">
          <table:cell-address table:column="6" table:row="22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19">
          <table:cell-address table:column="6" table:row="23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20">
          <table:cell-address table:column="6" table:row="24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21">
          <table:cell-address table:column="6" table:row="25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22">
          <table:cell-address table:column="6" table:row="26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23">
          <table:cell-address table:column="6" table:row="27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24">
          <table:cell-address table:column="6" table:row="28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25">
          <table:cell-address table:column="6" table:row="29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26">
          <table:cell-address table:column="6" table:row="30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27">
          <table:cell-address table:column="6" table:row="31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28">
          <table:cell-address table:column="6" table:row="32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29">
          <table:cell-address table:column="6" table:row="33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30">
          <table:cell-address table:column="6" table:row="34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31">
          <table:cell-address table:column="6" table:row="35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32">
          <table:cell-address table:column="6" table:row="36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33">
          <table:cell-address table:column="6" table:row="37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34">
          <table:cell-address table:column="6" table:row="38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15"/>
          </table:previous>
        </table:cell-content-change>
        <table:cell-content-change table:id="ct535">
          <table:cell-address table:column="6" table:row="39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36">
          <table:cell-address table:column="6" table:row="40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37">
          <table:cell-address table:column="6" table:row="41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38">
          <table:cell-address table:column="6" table:row="42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39">
          <table:cell-address table:column="6" table:row="43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15"/>
          </table:previous>
        </table:cell-content-change>
        <table:cell-content-change table:id="ct540">
          <table:cell-address table:column="6" table:row="44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41">
          <table:cell-address table:column="6" table:row="45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5"/>
          </table:previous>
        </table:cell-content-change>
        <table:cell-content-change table:id="ct542">
          <table:cell-address table:column="6" table:row="46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43">
          <table:cell-address table:column="6" table:row="47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44">
          <table:cell-address table:column="6" table:row="48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10"/>
          </table:previous>
        </table:cell-content-change>
        <table:cell-content-change table:id="ct545">
          <table:cell-address table:column="6" table:row="49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18"/>
          </table:previous>
        </table:cell-content-change>
        <table:cell-content-change table:id="ct546">
          <table:cell-address table:column="6" table:row="50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2"/>
          </table:previous>
        </table:cell-content-change>
        <table:cell-content-change table:id="ct547">
          <table:cell-address table:column="6" table:row="51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10"/>
          </table:previous>
        </table:cell-content-change>
        <table:cell-content-change table:id="ct548">
          <table:cell-address table:column="6" table:row="52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49">
          <table:cell-address table:column="6" table:row="53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50">
          <table:cell-address table:column="6" table:row="54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51">
          <table:cell-address table:column="6" table:row="55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52">
          <table:cell-address table:column="6" table:row="56" table:table="3"/>
          <office:change-info>
            <dc:creator> </dc:creator>
            <dc:date>2020-02-05T16:16:50.867000000</dc:date>
          </office:change-info>
          <table:previous>
            <table:change-track-table-cell office:value-type="float" office:value="20"/>
          </table:previous>
        </table:cell-content-change>
        <table:cell-content-change table:id="ct553">
          <table:cell-address table:column="7" table:row="1" table:table="3"/>
          <office:change-info>
            <dc:creator> </dc:creator>
            <dc:date>2020-02-05T16:16:50.867000000</dc:date>
          </office:change-info>
          <table:previous>
            <table:change-track-table-cell office:value-type="string">
              <text:p>Planetary Interiors</text:p>
            </table:change-track-table-cell>
          </table:previous>
        </table:cell-content-change>
        <table:cell-content-change table:id="ct554">
          <table:cell-address table:column="7" table:row="2" table:table="3"/>
          <office:change-info>
            <dc:creator> </dc:creator>
            <dc:date>2020-02-05T16:16:50.867000000</dc:date>
          </office:change-info>
          <table:previous>
            <table:change-track-table-cell office:value-type="string">
              <text:p>Extrasolar Planets</text:p>
            </table:change-track-table-cell>
          </table:previous>
        </table:cell-content-change>
        <table:cell-content-change table:id="ct555">
          <table:cell-address table:column="7" table:row="3" table:table="3"/>
          <office:change-info>
            <dc:creator> </dc:creator>
            <dc:date>2020-02-05T16:16:50.867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556">
          <table:cell-address table:column="7" table:row="4" table:table="3"/>
          <office:change-info>
            <dc:creator> </dc:creator>
            <dc:date>2020-02-05T16:16:50.867000000</dc:date>
          </office:change-info>
          <table:previous>
            <table:change-track-table-cell office:value-type="string">
              <text:p>Temperatures on Mars</text:p>
            </table:change-track-table-cell>
          </table:previous>
        </table:cell-content-change>
        <table:cell-content-change table:id="ct557">
          <table:cell-address table:column="7" table:row="5" table:table="3"/>
          <office:change-info>
            <dc:creator> </dc:creator>
            <dc:date>2020-02-05T16:16:50.867000000</dc:date>
          </office:change-info>
          <table:previous>
            <table:change-track-table-cell office:value-type="string">
              <text:p>Planetary Interiors</text:p>
            </table:change-track-table-cell>
          </table:previous>
        </table:cell-content-change>
        <table:cell-content-change table:id="ct558">
          <table:cell-address table:column="7" table:row="6" table:table="3"/>
          <office:change-info>
            <dc:creator> </dc:creator>
            <dc:date>2020-02-05T16:16:50.867000000</dc:date>
          </office:change-info>
          <table:previous>
            <table:change-track-table-cell office:value-type="string">
              <text:p>Extrasolar planets</text:p>
            </table:change-track-table-cell>
          </table:previous>
        </table:cell-content-change>
        <table:cell-content-change table:id="ct559">
          <table:cell-address table:column="7" table:row="7" table:table="3"/>
          <office:change-info>
            <dc:creator> </dc:creator>
            <dc:date>2020-02-05T16:16:50.867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560">
          <table:cell-address table:column="7" table:row="8" table:table="3"/>
          <office:change-info>
            <dc:creator> </dc:creator>
            <dc:date>2020-02-05T16:16:50.867000000</dc:date>
          </office:change-info>
          <table:previous>
            <table:change-track-table-cell office:value-type="string">
              <text:p>Temperatures on Mars</text:p>
            </table:change-track-table-cell>
          </table:previous>
        </table:cell-content-change>
        <table:cell-content-change table:id="ct561">
          <table:cell-address table:column="7" table:row="9" table:table="3"/>
          <office:change-info>
            <dc:creator> </dc:creator>
            <dc:date>2020-02-05T16:16:50.867000000</dc:date>
          </office:change-info>
          <table:previous>
            <table:change-track-table-cell office:value-type="string">
              <text:p>Formation of the solar system</text:p>
            </table:change-track-table-cell>
          </table:previous>
        </table:cell-content-change>
        <table:cell-content-change table:id="ct562">
          <table:cell-address table:column="7" table:row="10" table:table="3"/>
          <office:change-info>
            <dc:creator> </dc:creator>
            <dc:date>2020-02-05T16:16:50.867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563">
          <table:cell-address table:column="7" table:row="11" table:table="3"/>
          <office:change-info>
            <dc:creator> </dc:creator>
            <dc:date>2020-02-05T16:16:50.867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564">
          <table:cell-address table:column="7" table:row="12" table:table="3"/>
          <office:change-info>
            <dc:creator> </dc:creator>
            <dc:date>2020-02-05T16:16:50.867000000</dc:date>
          </office:change-info>
          <table:previous>
            <table:change-track-table-cell office:value-type="string">
              <text:p>Planetary Spectra</text:p>
            </table:change-track-table-cell>
          </table:previous>
        </table:cell-content-change>
        <table:cell-content-change table:id="ct565">
          <table:cell-address table:column="7" table:row="13" table:table="3"/>
          <office:change-info>
            <dc:creator> </dc:creator>
            <dc:date>2020-02-05T16:16:50.867000000</dc:date>
          </office:change-info>
          <table:previous>
            <table:change-track-table-cell office:value-type="string">
              <text:p>Formation of the solar system</text:p>
            </table:change-track-table-cell>
          </table:previous>
        </table:cell-content-change>
        <table:cell-content-change table:id="ct566">
          <table:cell-address table:column="7" table:row="14" table:table="3"/>
          <office:change-info>
            <dc:creator> </dc:creator>
            <dc:date>2020-02-05T16:16:50.867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567">
          <table:cell-address table:column="7" table:row="15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568">
          <table:cell-address table:column="7" table:row="16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Exoplanets and Planetary Spectra</text:p>
            </table:change-track-table-cell>
          </table:previous>
        </table:cell-content-change>
        <table:cell-content-change table:id="ct569">
          <table:cell-address table:column="7" table:row="17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Dynamics and Rings</text:p>
            </table:change-track-table-cell>
          </table:previous>
        </table:cell-content-change>
        <table:cell-content-change table:id="ct570">
          <table:cell-address table:column="7" table:row="18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571">
          <table:cell-address table:column="7" table:row="19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Radiation</text:p>
            </table:change-track-table-cell>
          </table:previous>
        </table:cell-content-change>
        <table:cell-content-change table:id="ct572">
          <table:cell-address table:column="7" table:row="20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Detecting Exomoons</text:p>
            </table:change-track-table-cell>
          </table:previous>
        </table:cell-content-change>
        <table:cell-content-change table:id="ct573">
          <table:cell-address table:column="7" table:row="21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Dynamics </text:p>
            </table:change-track-table-cell>
          </table:previous>
        </table:cell-content-change>
        <table:cell-content-change table:id="ct574">
          <table:cell-address table:column="7" table:row="22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575">
          <table:cell-address table:column="7" table:row="23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Solar system formation</text:p>
            </table:change-track-table-cell>
          </table:previous>
        </table:cell-content-change>
        <table:cell-content-change table:id="ct576">
          <table:cell-address table:column="7" table:row="24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577">
          <table:cell-address table:column="7" table:row="25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578">
          <table:cell-address table:column="7" table:row="26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579">
          <table:cell-address table:column="7" table:row="27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580">
          <table:cell-address table:column="7" table:row="28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581">
          <table:cell-address table:column="7" table:row="29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582">
          <table:cell-address table:column="7" table:row="30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583">
          <table:cell-address table:column="7" table:row="31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584">
          <table:cell-address table:column="7" table:row="32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585">
          <table:cell-address table:column="7" table:row="33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586">
          <table:cell-address table:column="7" table:row="34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587">
          <table:cell-address table:column="7" table:row="35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588">
          <table:cell-address table:column="7" table:row="36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589">
          <table:cell-address table:column="7" table:row="37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590">
          <table:cell-address table:column="7" table:row="38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591">
          <table:cell-address table:column="7" table:row="39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592">
          <table:cell-address table:column="7" table:row="40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593">
          <table:cell-address table:column="7" table:row="41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594">
          <table:cell-address table:column="7" table:row="42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595">
          <table:cell-address table:column="7" table:row="43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596">
          <table:cell-address table:column="7" table:row="44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597">
          <table:cell-address table:column="7" table:row="45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598">
          <table:cell-address table:column="7" table:row="46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599">
          <table:cell-address table:column="7" table:row="47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600">
          <table:cell-address table:column="7" table:row="48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Planetary Oceanography</text:p>
            </table:change-track-table-cell>
          </table:previous>
        </table:cell-content-change>
        <table:cell-content-change table:id="ct601">
          <table:cell-address table:column="7" table:row="49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Planetary Atmospheres</text:p>
            </table:change-track-table-cell>
          </table:previous>
        </table:cell-content-change>
        <table:cell-content-change table:id="ct602">
          <table:cell-address table:column="7" table:row="50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603">
          <table:cell-address table:column="7" table:row="51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Minor Bodies &amp; Comets</text:p>
            </table:change-track-table-cell>
          </table:previous>
        </table:cell-content-change>
        <table:cell-content-change table:id="ct604">
          <table:cell-address table:column="7" table:row="52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Small bodies and asteroids</text:p>
            </table:change-track-table-cell>
          </table:previous>
        </table:cell-content-change>
        <table:cell-content-change table:id="ct605">
          <table:cell-address table:column="7" table:row="53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606">
          <table:cell-address table:column="7" table:row="54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Orbits around a planet with an atmopshere</text:p>
            </table:change-track-table-cell>
          </table:previous>
        </table:cell-content-change>
        <table:cell-content-change table:id="ct607">
          <table:cell-address table:column="7" table:row="55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Planetary Temperatures</text:p>
            </table:change-track-table-cell>
          </table:previous>
        </table:cell-content-change>
        <table:cell-content-change table:id="ct608">
          <table:cell-address table:column="7" table:row="56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Cratering and surface age</text:p>
            </table:change-track-table-cell>
          </table:previous>
        </table:cell-content-change>
        <table:cell-content-change table:id="ct609">
          <table:cell-address table:column="8" table:row="1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10">
          <table:cell-address table:column="8" table:row="2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11">
          <table:cell-address table:column="8" table:row="3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12">
          <table:cell-address table:column="8" table:row="4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13">
          <table:cell-address table:column="8" table:row="5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14">
          <table:cell-address table:column="8" table:row="6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15">
          <table:cell-address table:column="8" table:row="7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16">
          <table:cell-address table:column="8" table:row="8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17">
          <table:cell-address table:column="8" table:row="9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18">
          <table:cell-address table:column="8" table:row="10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19">
          <table:cell-address table:column="8" table:row="11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20">
          <table:cell-address table:column="8" table:row="12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21">
          <table:cell-address table:column="8" table:row="13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22">
          <table:cell-address table:column="8" table:row="14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23">
          <table:cell-address table:column="8" table:row="15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24">
          <table:cell-address table:column="8" table:row="16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25">
          <table:cell-address table:column="8" table:row="17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26">
          <table:cell-address table:column="8" table:row="18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27">
          <table:cell-address table:column="8" table:row="19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28">
          <table:cell-address table:column="8" table:row="20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29">
          <table:cell-address table:column="8" table:row="21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30">
          <table:cell-address table:column="8" table:row="22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31">
          <table:cell-address table:column="8" table:row="23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32">
          <table:cell-address table:column="8" table:row="24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33">
          <table:cell-address table:column="8" table:row="25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34">
          <table:cell-address table:column="8" table:row="26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35">
          <table:cell-address table:column="8" table:row="27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36">
          <table:cell-address table:column="8" table:row="28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37">
          <table:cell-address table:column="8" table:row="29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38">
          <table:cell-address table:column="8" table:row="30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39">
          <table:cell-address table:column="8" table:row="31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40">
          <table:cell-address table:column="8" table:row="32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41">
          <table:cell-address table:column="8" table:row="33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42">
          <table:cell-address table:column="8" table:row="34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43">
          <table:cell-address table:column="8" table:row="35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44">
          <table:cell-address table:column="8" table:row="36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45">
          <table:cell-address table:column="8" table:row="37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46">
          <table:cell-address table:column="8" table:row="38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47">
          <table:cell-address table:column="8" table:row="39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48">
          <table:cell-address table:column="8" table:row="40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49">
          <table:cell-address table:column="8" table:row="41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50">
          <table:cell-address table:column="8" table:row="42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51">
          <table:cell-address table:column="8" table:row="43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52">
          <table:cell-address table:column="8" table:row="44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53">
          <table:cell-address table:column="8" table:row="45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54">
          <table:cell-address table:column="8" table:row="46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55">
          <table:cell-address table:column="8" table:row="47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56">
          <table:cell-address table:column="8" table:row="48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57">
          <table:cell-address table:column="8" table:row="49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58">
          <table:cell-address table:column="8" table:row="50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59">
          <table:cell-address table:column="8" table:row="51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60">
          <table:cell-address table:column="8" table:row="52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61">
          <table:cell-address table:column="8" table:row="53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62">
          <table:cell-address table:column="8" table:row="54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63">
          <table:cell-address table:column="8" table:row="55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64">
          <table:cell-address table:column="8" table:row="56" table:table="3"/>
          <office:change-info>
            <dc:creator> </dc:creator>
            <dc:date>2020-02-05T16:16:50.86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65">
          <table:cell-address table:column="11" table:row="1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6">
          <table:cell-address table:column="11" table:row="2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7">
          <table:cell-address table:column="11" table:row="3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8">
          <table:cell-address table:column="11" table:row="4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9">
          <table:cell-address table:column="11" table:row="5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0">
          <table:cell-address table:column="11" table:row="6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1">
          <table:cell-address table:column="11" table:row="7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2">
          <table:cell-address table:column="11" table:row="8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3">
          <table:cell-address table:column="11" table:row="9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4">
          <table:cell-address table:column="11" table:row="10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5">
          <table:cell-address table:column="11" table:row="11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6">
          <table:cell-address table:column="11" table:row="12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7">
          <table:cell-address table:column="11" table:row="13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8">
          <table:cell-address table:column="11" table:row="14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9">
          <table:cell-address table:column="11" table:row="15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0">
          <table:cell-address table:column="11" table:row="16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1">
          <table:cell-address table:column="11" table:row="17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2">
          <table:cell-address table:column="11" table:row="18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3">
          <table:cell-address table:column="11" table:row="19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4">
          <table:cell-address table:column="11" table:row="20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5">
          <table:cell-address table:column="11" table:row="21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6">
          <table:cell-address table:column="11" table:row="22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7">
          <table:cell-address table:column="11" table:row="23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8">
          <table:cell-address table:column="11" table:row="24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9">
          <table:cell-address table:column="11" table:row="25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0">
          <table:cell-address table:column="11" table:row="26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1">
          <table:cell-address table:column="11" table:row="27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2">
          <table:cell-address table:column="11" table:row="28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3">
          <table:cell-address table:column="11" table:row="29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4">
          <table:cell-address table:column="11" table:row="30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5">
          <table:cell-address table:column="11" table:row="31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6">
          <table:cell-address table:column="11" table:row="32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7">
          <table:cell-address table:column="11" table:row="33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8">
          <table:cell-address table:column="11" table:row="34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9">
          <table:cell-address table:column="11" table:row="35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0">
          <table:cell-address table:column="11" table:row="36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1">
          <table:cell-address table:column="11" table:row="37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2">
          <table:cell-address table:column="11" table:row="38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3">
          <table:cell-address table:column="11" table:row="39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4">
          <table:cell-address table:column="11" table:row="40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5">
          <table:cell-address table:column="11" table:row="41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6">
          <table:cell-address table:column="11" table:row="42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7">
          <table:cell-address table:column="11" table:row="43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8">
          <table:cell-address table:column="11" table:row="44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9">
          <table:cell-address table:column="11" table:row="45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0">
          <table:cell-address table:column="11" table:row="46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711">
          <table:cell-address table:column="11" table:row="47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712">
          <table:cell-address table:column="11" table:row="48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713">
          <table:cell-address table:column="11" table:row="49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714">
          <table:cell-address table:column="11" table:row="50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715">
          <table:cell-address table:column="11" table:row="51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716">
          <table:cell-address table:column="11" table:row="52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7">
          <table:cell-address table:column="11" table:row="53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8">
          <table:cell-address table:column="11" table:row="54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9">
          <table:cell-address table:column="11" table:row="55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0">
          <table:cell-address table:column="11" table:row="56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1">
          <table:cell-address table:column="11" table:row="57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2">
          <table:cell-address table:column="11" table:row="58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3">
          <table:cell-address table:column="11" table:row="59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4">
          <table:cell-address table:column="11" table:row="60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5">
          <table:cell-address table:column="11" table:row="61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6">
          <table:cell-address table:column="11" table:row="62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7">
          <table:cell-address table:column="11" table:row="63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8">
          <table:cell-address table:column="11" table:row="64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9">
          <table:cell-address table:column="11" table:row="65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0">
          <table:cell-address table:column="11" table:row="66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1">
          <table:cell-address table:column="11" table:row="67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2">
          <table:cell-address table:column="11" table:row="68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3">
          <table:cell-address table:column="11" table:row="69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4">
          <table:cell-address table:column="11" table:row="70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5">
          <table:cell-address table:column="11" table:row="71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6">
          <table:cell-address table:column="11" table:row="72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7">
          <table:cell-address table:column="11" table:row="73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8">
          <table:cell-address table:column="11" table:row="74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9">
          <table:cell-address table:column="11" table:row="75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0">
          <table:cell-address table:column="11" table:row="76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1">
          <table:cell-address table:column="11" table:row="77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2">
          <table:cell-address table:column="11" table:row="78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3">
          <table:cell-address table:column="11" table:row="79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4">
          <table:cell-address table:column="11" table:row="80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5">
          <table:cell-address table:column="11" table:row="81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6">
          <table:cell-address table:column="11" table:row="82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7">
          <table:cell-address table:column="11" table:row="83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8">
          <table:cell-address table:column="11" table:row="84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9">
          <table:cell-address table:column="11" table:row="85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0">
          <table:cell-address table:column="11" table:row="86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1">
          <table:cell-address table:column="11" table:row="87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2">
          <table:cell-address table:column="11" table:row="88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3">
          <table:cell-address table:column="11" table:row="89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4">
          <table:cell-address table:column="11" table:row="90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5">
          <table:cell-address table:column="11" table:row="91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6">
          <table:cell-address table:column="11" table:row="92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7">
          <table:cell-address table:column="11" table:row="93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8">
          <table:cell-address table:column="11" table:row="94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9">
          <table:cell-address table:column="11" table:row="95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0">
          <table:cell-address table:column="11" table:row="96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1">
          <table:cell-address table:column="11" table:row="97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2">
          <table:cell-address table:column="11" table:row="98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3">
          <table:cell-address table:column="11" table:row="99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4">
          <table:cell-address table:column="11" table:row="100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5">
          <table:cell-address table:column="11" table:row="101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6">
          <table:cell-address table:column="11" table:row="102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7">
          <table:cell-address table:column="11" table:row="103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8">
          <table:cell-address table:column="11" table:row="104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9">
          <table:cell-address table:column="11" table:row="105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0">
          <table:cell-address table:column="11" table:row="106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1">
          <table:cell-address table:column="11" table:row="107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2">
          <table:cell-address table:column="11" table:row="108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3">
          <table:cell-address table:column="11" table:row="109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4">
          <table:cell-address table:column="11" table:row="110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5">
          <table:cell-address table:column="11" table:row="111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6">
          <table:cell-address table:column="11" table:row="112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7">
          <table:cell-address table:column="11" table:row="113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8">
          <table:cell-address table:column="11" table:row="114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9">
          <table:cell-address table:column="11" table:row="115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0">
          <table:cell-address table:column="11" table:row="116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1">
          <table:cell-address table:column="11" table:row="117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2">
          <table:cell-address table:column="11" table:row="118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3">
          <table:cell-address table:column="11" table:row="119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4">
          <table:cell-address table:column="11" table:row="120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5">
          <table:cell-address table:column="11" table:row="121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6">
          <table:cell-address table:column="11" table:row="122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7">
          <table:cell-address table:column="11" table:row="123" table:table="3"/>
          <office:change-info>
            <dc:creator> </dc:creator>
            <dc:date>2020-02-05T16:16:56.24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8">
          <table:cell-address table:column="11" table:row="12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9">
          <table:cell-address table:column="11" table:row="12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0">
          <table:cell-address table:column="11" table:row="12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1">
          <table:cell-address table:column="11" table:row="12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2">
          <table:cell-address table:column="11" table:row="12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3">
          <table:cell-address table:column="11" table:row="12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4">
          <table:cell-address table:column="11" table:row="13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5">
          <table:cell-address table:column="11" table:row="13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6">
          <table:cell-address table:column="11" table:row="13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7">
          <table:cell-address table:column="11" table:row="13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8">
          <table:cell-address table:column="11" table:row="13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9">
          <table:cell-address table:column="11" table:row="13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0">
          <table:cell-address table:column="11" table:row="13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1">
          <table:cell-address table:column="11" table:row="13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2">
          <table:cell-address table:column="11" table:row="13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3">
          <table:cell-address table:column="11" table:row="13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4">
          <table:cell-address table:column="11" table:row="14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5">
          <table:cell-address table:column="11" table:row="14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6">
          <table:cell-address table:column="11" table:row="14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7">
          <table:cell-address table:column="11" table:row="14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8">
          <table:cell-address table:column="11" table:row="14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9">
          <table:cell-address table:column="11" table:row="14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0">
          <table:cell-address table:column="11" table:row="14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1">
          <table:cell-address table:column="11" table:row="14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2">
          <table:cell-address table:column="11" table:row="14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3">
          <table:cell-address table:column="11" table:row="14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4">
          <table:cell-address table:column="11" table:row="15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5">
          <table:cell-address table:column="11" table:row="15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6">
          <table:cell-address table:column="11" table:row="15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7">
          <table:cell-address table:column="11" table:row="15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8">
          <table:cell-address table:column="11" table:row="15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9">
          <table:cell-address table:column="11" table:row="15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0">
          <table:cell-address table:column="11" table:row="15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1">
          <table:cell-address table:column="11" table:row="15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2">
          <table:cell-address table:column="11" table:row="15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3">
          <table:cell-address table:column="11" table:row="15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4">
          <table:cell-address table:column="11" table:row="16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5">
          <table:cell-address table:column="11" table:row="16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6">
          <table:cell-address table:column="11" table:row="16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7">
          <table:cell-address table:column="11" table:row="16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8">
          <table:cell-address table:column="11" table:row="16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9">
          <table:cell-address table:column="11" table:row="16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0">
          <table:cell-address table:column="11" table:row="16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1">
          <table:cell-address table:column="11" table:row="16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2">
          <table:cell-address table:column="11" table:row="16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3">
          <table:cell-address table:column="11" table:row="16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4">
          <table:cell-address table:column="11" table:row="17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5">
          <table:cell-address table:column="11" table:row="17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6">
          <table:cell-address table:column="11" table:row="17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7">
          <table:cell-address table:column="11" table:row="17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8">
          <table:cell-address table:column="11" table:row="17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9">
          <table:cell-address table:column="11" table:row="17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0">
          <table:cell-address table:column="11" table:row="17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1">
          <table:cell-address table:column="11" table:row="17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2">
          <table:cell-address table:column="11" table:row="17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3">
          <table:cell-address table:column="11" table:row="17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4">
          <table:cell-address table:column="11" table:row="18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5">
          <table:cell-address table:column="11" table:row="18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6">
          <table:cell-address table:column="11" table:row="18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7">
          <table:cell-address table:column="11" table:row="18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8">
          <table:cell-address table:column="11" table:row="18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9">
          <table:cell-address table:column="11" table:row="18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0">
          <table:cell-address table:column="11" table:row="18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1">
          <table:cell-address table:column="11" table:row="18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2">
          <table:cell-address table:column="11" table:row="18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3">
          <table:cell-address table:column="11" table:row="18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4">
          <table:cell-address table:column="11" table:row="19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5">
          <table:cell-address table:column="11" table:row="19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6">
          <table:cell-address table:column="11" table:row="19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7">
          <table:cell-address table:column="11" table:row="19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8">
          <table:cell-address table:column="11" table:row="19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9">
          <table:cell-address table:column="11" table:row="19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0">
          <table:cell-address table:column="11" table:row="19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1">
          <table:cell-address table:column="11" table:row="19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2">
          <table:cell-address table:column="11" table:row="19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3">
          <table:cell-address table:column="11" table:row="19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4">
          <table:cell-address table:column="11" table:row="20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5">
          <table:cell-address table:column="11" table:row="20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6">
          <table:cell-address table:column="11" table:row="20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7">
          <table:cell-address table:column="11" table:row="20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8">
          <table:cell-address table:column="11" table:row="20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9">
          <table:cell-address table:column="11" table:row="20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0">
          <table:cell-address table:column="11" table:row="20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1">
          <table:cell-address table:column="11" table:row="20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2">
          <table:cell-address table:column="11" table:row="20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3">
          <table:cell-address table:column="11" table:row="20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4">
          <table:cell-address table:column="11" table:row="21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5">
          <table:cell-address table:column="11" table:row="21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6">
          <table:cell-address table:column="11" table:row="21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7">
          <table:cell-address table:column="11" table:row="21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8">
          <table:cell-address table:column="11" table:row="21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9">
          <table:cell-address table:column="11" table:row="21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0">
          <table:cell-address table:column="11" table:row="21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1">
          <table:cell-address table:column="11" table:row="21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2">
          <table:cell-address table:column="11" table:row="21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3">
          <table:cell-address table:column="11" table:row="21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4">
          <table:cell-address table:column="11" table:row="22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5">
          <table:cell-address table:column="11" table:row="22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6">
          <table:cell-address table:column="11" table:row="22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7">
          <table:cell-address table:column="11" table:row="22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8">
          <table:cell-address table:column="11" table:row="22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9">
          <table:cell-address table:column="11" table:row="22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0">
          <table:cell-address table:column="11" table:row="22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1">
          <table:cell-address table:column="11" table:row="22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2">
          <table:cell-address table:column="11" table:row="22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3">
          <table:cell-address table:column="11" table:row="22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4">
          <table:cell-address table:column="11" table:row="23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5">
          <table:cell-address table:column="11" table:row="23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6">
          <table:cell-address table:column="11" table:row="23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7">
          <table:cell-address table:column="11" table:row="23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8">
          <table:cell-address table:column="11" table:row="23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9">
          <table:cell-address table:column="11" table:row="23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0">
          <table:cell-address table:column="11" table:row="23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1">
          <table:cell-address table:column="11" table:row="23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2">
          <table:cell-address table:column="11" table:row="23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3">
          <table:cell-address table:column="11" table:row="23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4">
          <table:cell-address table:column="11" table:row="24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5">
          <table:cell-address table:column="11" table:row="24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6">
          <table:cell-address table:column="11" table:row="24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7">
          <table:cell-address table:column="11" table:row="24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8">
          <table:cell-address table:column="11" table:row="24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9">
          <table:cell-address table:column="11" table:row="24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0">
          <table:cell-address table:column="11" table:row="24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1">
          <table:cell-address table:column="11" table:row="24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2">
          <table:cell-address table:column="11" table:row="24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3">
          <table:cell-address table:column="11" table:row="24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4">
          <table:cell-address table:column="11" table:row="25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5">
          <table:cell-address table:column="11" table:row="25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6">
          <table:cell-address table:column="11" table:row="25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7">
          <table:cell-address table:column="11" table:row="25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8">
          <table:cell-address table:column="11" table:row="25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9">
          <table:cell-address table:column="11" table:row="25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0">
          <table:cell-address table:column="11" table:row="25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1">
          <table:cell-address table:column="11" table:row="25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2">
          <table:cell-address table:column="11" table:row="25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3">
          <table:cell-address table:column="11" table:row="25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4">
          <table:cell-address table:column="11" table:row="26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5">
          <table:cell-address table:column="11" table:row="26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6">
          <table:cell-address table:column="11" table:row="26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7">
          <table:cell-address table:column="11" table:row="26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8">
          <table:cell-address table:column="11" table:row="26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9">
          <table:cell-address table:column="11" table:row="26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0">
          <table:cell-address table:column="11" table:row="26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1">
          <table:cell-address table:column="11" table:row="26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2">
          <table:cell-address table:column="11" table:row="26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3">
          <table:cell-address table:column="11" table:row="26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4">
          <table:cell-address table:column="11" table:row="27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5">
          <table:cell-address table:column="11" table:row="27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6">
          <table:cell-address table:column="11" table:row="27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7">
          <table:cell-address table:column="11" table:row="27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8">
          <table:cell-address table:column="11" table:row="27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9">
          <table:cell-address table:column="11" table:row="27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0">
          <table:cell-address table:column="11" table:row="27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1">
          <table:cell-address table:column="11" table:row="27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2">
          <table:cell-address table:column="11" table:row="27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3">
          <table:cell-address table:column="11" table:row="27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4">
          <table:cell-address table:column="11" table:row="28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5">
          <table:cell-address table:column="11" table:row="28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6">
          <table:cell-address table:column="11" table:row="28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7">
          <table:cell-address table:column="11" table:row="28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8">
          <table:cell-address table:column="11" table:row="28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9">
          <table:cell-address table:column="11" table:row="28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0">
          <table:cell-address table:column="11" table:row="28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1">
          <table:cell-address table:column="11" table:row="28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2">
          <table:cell-address table:column="11" table:row="28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3">
          <table:cell-address table:column="11" table:row="28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4">
          <table:cell-address table:column="11" table:row="29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5">
          <table:cell-address table:column="11" table:row="29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6">
          <table:cell-address table:column="11" table:row="29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7">
          <table:cell-address table:column="11" table:row="29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8">
          <table:cell-address table:column="11" table:row="29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9">
          <table:cell-address table:column="11" table:row="29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0">
          <table:cell-address table:column="11" table:row="29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1">
          <table:cell-address table:column="11" table:row="29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2">
          <table:cell-address table:column="11" table:row="29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3">
          <table:cell-address table:column="11" table:row="29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4">
          <table:cell-address table:column="11" table:row="30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5">
          <table:cell-address table:column="11" table:row="30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6">
          <table:cell-address table:column="11" table:row="30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7">
          <table:cell-address table:column="11" table:row="30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8">
          <table:cell-address table:column="11" table:row="30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9">
          <table:cell-address table:column="11" table:row="30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0">
          <table:cell-address table:column="11" table:row="30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1">
          <table:cell-address table:column="11" table:row="30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2">
          <table:cell-address table:column="11" table:row="30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3">
          <table:cell-address table:column="11" table:row="30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4">
          <table:cell-address table:column="11" table:row="31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5">
          <table:cell-address table:column="11" table:row="31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6">
          <table:cell-address table:column="11" table:row="31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7">
          <table:cell-address table:column="11" table:row="31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8">
          <table:cell-address table:column="11" table:row="31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9">
          <table:cell-address table:column="11" table:row="31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0">
          <table:cell-address table:column="11" table:row="31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1">
          <table:cell-address table:column="11" table:row="31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2">
          <table:cell-address table:column="11" table:row="31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3">
          <table:cell-address table:column="11" table:row="31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4">
          <table:cell-address table:column="11" table:row="32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5">
          <table:cell-address table:column="11" table:row="32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6">
          <table:cell-address table:column="11" table:row="32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7">
          <table:cell-address table:column="11" table:row="32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8">
          <table:cell-address table:column="11" table:row="32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9">
          <table:cell-address table:column="11" table:row="32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0">
          <table:cell-address table:column="11" table:row="32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1">
          <table:cell-address table:column="11" table:row="32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2">
          <table:cell-address table:column="11" table:row="32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3">
          <table:cell-address table:column="11" table:row="32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4">
          <table:cell-address table:column="11" table:row="33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5">
          <table:cell-address table:column="11" table:row="33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6">
          <table:cell-address table:column="11" table:row="33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7">
          <table:cell-address table:column="11" table:row="33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8">
          <table:cell-address table:column="11" table:row="33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9">
          <table:cell-address table:column="11" table:row="33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0">
          <table:cell-address table:column="11" table:row="33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1">
          <table:cell-address table:column="11" table:row="33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2">
          <table:cell-address table:column="11" table:row="33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3">
          <table:cell-address table:column="11" table:row="33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4">
          <table:cell-address table:column="11" table:row="34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5">
          <table:cell-address table:column="11" table:row="34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6">
          <table:cell-address table:column="11" table:row="34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7">
          <table:cell-address table:column="11" table:row="34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8">
          <table:cell-address table:column="11" table:row="34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9">
          <table:cell-address table:column="11" table:row="34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0">
          <table:cell-address table:column="11" table:row="34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1">
          <table:cell-address table:column="11" table:row="34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2">
          <table:cell-address table:column="11" table:row="34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3">
          <table:cell-address table:column="11" table:row="34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4">
          <table:cell-address table:column="11" table:row="35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5">
          <table:cell-address table:column="11" table:row="35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6">
          <table:cell-address table:column="11" table:row="35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7">
          <table:cell-address table:column="11" table:row="35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8">
          <table:cell-address table:column="11" table:row="35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9">
          <table:cell-address table:column="11" table:row="35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0">
          <table:cell-address table:column="11" table:row="35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1">
          <table:cell-address table:column="11" table:row="35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2">
          <table:cell-address table:column="11" table:row="35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3">
          <table:cell-address table:column="11" table:row="35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4">
          <table:cell-address table:column="11" table:row="36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5">
          <table:cell-address table:column="11" table:row="36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6">
          <table:cell-address table:column="11" table:row="36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7">
          <table:cell-address table:column="11" table:row="36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8">
          <table:cell-address table:column="11" table:row="36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9">
          <table:cell-address table:column="11" table:row="36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0">
          <table:cell-address table:column="11" table:row="36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1">
          <table:cell-address table:column="11" table:row="36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2">
          <table:cell-address table:column="11" table:row="36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3">
          <table:cell-address table:column="11" table:row="36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4">
          <table:cell-address table:column="11" table:row="37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5">
          <table:cell-address table:column="11" table:row="37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6">
          <table:cell-address table:column="11" table:row="37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7">
          <table:cell-address table:column="11" table:row="37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8">
          <table:cell-address table:column="11" table:row="37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9">
          <table:cell-address table:column="11" table:row="37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0">
          <table:cell-address table:column="11" table:row="37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1">
          <table:cell-address table:column="11" table:row="37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2">
          <table:cell-address table:column="11" table:row="37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3">
          <table:cell-address table:column="11" table:row="37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4">
          <table:cell-address table:column="11" table:row="38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5">
          <table:cell-address table:column="11" table:row="38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6">
          <table:cell-address table:column="11" table:row="38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7">
          <table:cell-address table:column="11" table:row="38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8">
          <table:cell-address table:column="11" table:row="38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9">
          <table:cell-address table:column="11" table:row="38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0">
          <table:cell-address table:column="11" table:row="38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1">
          <table:cell-address table:column="11" table:row="38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2">
          <table:cell-address table:column="11" table:row="38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3">
          <table:cell-address table:column="11" table:row="38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4">
          <table:cell-address table:column="11" table:row="39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5">
          <table:cell-address table:column="11" table:row="39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6">
          <table:cell-address table:column="11" table:row="39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7">
          <table:cell-address table:column="11" table:row="39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8">
          <table:cell-address table:column="11" table:row="39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9">
          <table:cell-address table:column="11" table:row="39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0">
          <table:cell-address table:column="11" table:row="39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1">
          <table:cell-address table:column="11" table:row="39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2">
          <table:cell-address table:column="11" table:row="39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3">
          <table:cell-address table:column="11" table:row="39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4">
          <table:cell-address table:column="11" table:row="40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5">
          <table:cell-address table:column="11" table:row="40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6">
          <table:cell-address table:column="11" table:row="40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7">
          <table:cell-address table:column="11" table:row="40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8">
          <table:cell-address table:column="11" table:row="40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9">
          <table:cell-address table:column="11" table:row="40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0">
          <table:cell-address table:column="11" table:row="40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1">
          <table:cell-address table:column="11" table:row="40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2">
          <table:cell-address table:column="11" table:row="40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3">
          <table:cell-address table:column="11" table:row="40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4">
          <table:cell-address table:column="11" table:row="41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5">
          <table:cell-address table:column="11" table:row="41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6">
          <table:cell-address table:column="11" table:row="41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7">
          <table:cell-address table:column="11" table:row="41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8">
          <table:cell-address table:column="11" table:row="41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9">
          <table:cell-address table:column="11" table:row="41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0">
          <table:cell-address table:column="11" table:row="416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1">
          <table:cell-address table:column="11" table:row="417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2">
          <table:cell-address table:column="11" table:row="418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3">
          <table:cell-address table:column="11" table:row="419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4">
          <table:cell-address table:column="11" table:row="420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5">
          <table:cell-address table:column="11" table:row="421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6">
          <table:cell-address table:column="11" table:row="422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7">
          <table:cell-address table:column="11" table:row="423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8">
          <table:cell-address table:column="11" table:row="424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9">
          <table:cell-address table:column="11" table:row="425" table:table="3"/>
          <office:change-info>
            <dc:creator> </dc:creator>
            <dc:date>2020-02-05T16:16:56.24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0">
          <table:cell-address table:column="11" table:row="42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1">
          <table:cell-address table:column="11" table:row="42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2">
          <table:cell-address table:column="11" table:row="42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3">
          <table:cell-address table:column="11" table:row="42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4">
          <table:cell-address table:column="11" table:row="43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5">
          <table:cell-address table:column="11" table:row="43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6">
          <table:cell-address table:column="11" table:row="43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7">
          <table:cell-address table:column="11" table:row="43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8">
          <table:cell-address table:column="11" table:row="43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9">
          <table:cell-address table:column="11" table:row="43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0">
          <table:cell-address table:column="11" table:row="43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1">
          <table:cell-address table:column="11" table:row="43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2">
          <table:cell-address table:column="11" table:row="43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3">
          <table:cell-address table:column="11" table:row="43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4">
          <table:cell-address table:column="11" table:row="44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5">
          <table:cell-address table:column="11" table:row="44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6">
          <table:cell-address table:column="11" table:row="44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7">
          <table:cell-address table:column="11" table:row="44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8">
          <table:cell-address table:column="11" table:row="44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9">
          <table:cell-address table:column="11" table:row="44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0">
          <table:cell-address table:column="11" table:row="44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1">
          <table:cell-address table:column="11" table:row="44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2">
          <table:cell-address table:column="11" table:row="44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3">
          <table:cell-address table:column="11" table:row="44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4">
          <table:cell-address table:column="11" table:row="45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5">
          <table:cell-address table:column="11" table:row="45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6">
          <table:cell-address table:column="11" table:row="45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7">
          <table:cell-address table:column="11" table:row="45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8">
          <table:cell-address table:column="11" table:row="45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9">
          <table:cell-address table:column="11" table:row="45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0">
          <table:cell-address table:column="11" table:row="45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1">
          <table:cell-address table:column="11" table:row="45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2">
          <table:cell-address table:column="11" table:row="45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3">
          <table:cell-address table:column="11" table:row="45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4">
          <table:cell-address table:column="11" table:row="46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5">
          <table:cell-address table:column="11" table:row="46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6">
          <table:cell-address table:column="11" table:row="46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7">
          <table:cell-address table:column="11" table:row="46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8">
          <table:cell-address table:column="11" table:row="46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9">
          <table:cell-address table:column="11" table:row="46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0">
          <table:cell-address table:column="11" table:row="46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1">
          <table:cell-address table:column="11" table:row="46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2">
          <table:cell-address table:column="11" table:row="46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3">
          <table:cell-address table:column="11" table:row="46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4">
          <table:cell-address table:column="11" table:row="47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5">
          <table:cell-address table:column="11" table:row="47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6">
          <table:cell-address table:column="11" table:row="47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7">
          <table:cell-address table:column="11" table:row="47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8">
          <table:cell-address table:column="11" table:row="47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9">
          <table:cell-address table:column="11" table:row="47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0">
          <table:cell-address table:column="11" table:row="47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1">
          <table:cell-address table:column="11" table:row="47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2">
          <table:cell-address table:column="11" table:row="47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3">
          <table:cell-address table:column="11" table:row="47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4">
          <table:cell-address table:column="11" table:row="48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5">
          <table:cell-address table:column="11" table:row="48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6">
          <table:cell-address table:column="11" table:row="48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7">
          <table:cell-address table:column="11" table:row="48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8">
          <table:cell-address table:column="11" table:row="48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9">
          <table:cell-address table:column="11" table:row="48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0">
          <table:cell-address table:column="11" table:row="48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1">
          <table:cell-address table:column="11" table:row="48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2">
          <table:cell-address table:column="11" table:row="48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3">
          <table:cell-address table:column="11" table:row="48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4">
          <table:cell-address table:column="11" table:row="49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5">
          <table:cell-address table:column="11" table:row="49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6">
          <table:cell-address table:column="11" table:row="49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7">
          <table:cell-address table:column="11" table:row="49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8">
          <table:cell-address table:column="11" table:row="49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9">
          <table:cell-address table:column="11" table:row="49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0">
          <table:cell-address table:column="11" table:row="49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1">
          <table:cell-address table:column="11" table:row="49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2">
          <table:cell-address table:column="11" table:row="49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3">
          <table:cell-address table:column="11" table:row="49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4">
          <table:cell-address table:column="11" table:row="50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5">
          <table:cell-address table:column="11" table:row="50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6">
          <table:cell-address table:column="11" table:row="50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7">
          <table:cell-address table:column="11" table:row="50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8">
          <table:cell-address table:column="11" table:row="50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9">
          <table:cell-address table:column="11" table:row="50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0">
          <table:cell-address table:column="11" table:row="50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1">
          <table:cell-address table:column="11" table:row="50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2">
          <table:cell-address table:column="11" table:row="50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3">
          <table:cell-address table:column="11" table:row="50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4">
          <table:cell-address table:column="11" table:row="51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5">
          <table:cell-address table:column="11" table:row="51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6">
          <table:cell-address table:column="11" table:row="51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7">
          <table:cell-address table:column="11" table:row="51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8">
          <table:cell-address table:column="11" table:row="51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9">
          <table:cell-address table:column="11" table:row="51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0">
          <table:cell-address table:column="11" table:row="51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1">
          <table:cell-address table:column="11" table:row="51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2">
          <table:cell-address table:column="11" table:row="51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3">
          <table:cell-address table:column="11" table:row="51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4">
          <table:cell-address table:column="11" table:row="52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5">
          <table:cell-address table:column="11" table:row="52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6">
          <table:cell-address table:column="11" table:row="52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7">
          <table:cell-address table:column="11" table:row="52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8">
          <table:cell-address table:column="11" table:row="52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9">
          <table:cell-address table:column="11" table:row="52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0">
          <table:cell-address table:column="11" table:row="52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1">
          <table:cell-address table:column="11" table:row="52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2">
          <table:cell-address table:column="11" table:row="52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3">
          <table:cell-address table:column="11" table:row="52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4">
          <table:cell-address table:column="11" table:row="53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5">
          <table:cell-address table:column="11" table:row="53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6">
          <table:cell-address table:column="11" table:row="53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7">
          <table:cell-address table:column="11" table:row="53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8">
          <table:cell-address table:column="11" table:row="53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9">
          <table:cell-address table:column="11" table:row="53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0">
          <table:cell-address table:column="11" table:row="53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1">
          <table:cell-address table:column="11" table:row="53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2">
          <table:cell-address table:column="11" table:row="53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3">
          <table:cell-address table:column="11" table:row="53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4">
          <table:cell-address table:column="11" table:row="54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5">
          <table:cell-address table:column="11" table:row="54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6">
          <table:cell-address table:column="11" table:row="54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7">
          <table:cell-address table:column="11" table:row="54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8">
          <table:cell-address table:column="11" table:row="54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9">
          <table:cell-address table:column="11" table:row="54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0">
          <table:cell-address table:column="11" table:row="54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1">
          <table:cell-address table:column="11" table:row="54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2">
          <table:cell-address table:column="11" table:row="54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3">
          <table:cell-address table:column="11" table:row="54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4">
          <table:cell-address table:column="11" table:row="55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5">
          <table:cell-address table:column="11" table:row="55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6">
          <table:cell-address table:column="11" table:row="55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7">
          <table:cell-address table:column="11" table:row="55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8">
          <table:cell-address table:column="11" table:row="55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9">
          <table:cell-address table:column="11" table:row="55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0">
          <table:cell-address table:column="11" table:row="55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1">
          <table:cell-address table:column="11" table:row="55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2">
          <table:cell-address table:column="11" table:row="55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3">
          <table:cell-address table:column="11" table:row="55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4">
          <table:cell-address table:column="11" table:row="56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5">
          <table:cell-address table:column="11" table:row="56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6">
          <table:cell-address table:column="11" table:row="56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7">
          <table:cell-address table:column="11" table:row="56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8">
          <table:cell-address table:column="11" table:row="56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9">
          <table:cell-address table:column="11" table:row="56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0">
          <table:cell-address table:column="11" table:row="56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1">
          <table:cell-address table:column="11" table:row="56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2">
          <table:cell-address table:column="11" table:row="56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3">
          <table:cell-address table:column="11" table:row="56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4">
          <table:cell-address table:column="11" table:row="57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5">
          <table:cell-address table:column="11" table:row="57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6">
          <table:cell-address table:column="11" table:row="57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7">
          <table:cell-address table:column="11" table:row="57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8">
          <table:cell-address table:column="11" table:row="57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9">
          <table:cell-address table:column="11" table:row="57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0">
          <table:cell-address table:column="11" table:row="57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1">
          <table:cell-address table:column="11" table:row="57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2">
          <table:cell-address table:column="11" table:row="57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3">
          <table:cell-address table:column="11" table:row="57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4">
          <table:cell-address table:column="11" table:row="58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5">
          <table:cell-address table:column="11" table:row="58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6">
          <table:cell-address table:column="11" table:row="58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7">
          <table:cell-address table:column="11" table:row="58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8">
          <table:cell-address table:column="11" table:row="58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9">
          <table:cell-address table:column="11" table:row="58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0">
          <table:cell-address table:column="11" table:row="58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1">
          <table:cell-address table:column="11" table:row="58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2">
          <table:cell-address table:column="11" table:row="58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3">
          <table:cell-address table:column="11" table:row="58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4">
          <table:cell-address table:column="11" table:row="59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5">
          <table:cell-address table:column="11" table:row="59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6">
          <table:cell-address table:column="11" table:row="59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7">
          <table:cell-address table:column="11" table:row="59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8">
          <table:cell-address table:column="11" table:row="59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9">
          <table:cell-address table:column="11" table:row="59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0">
          <table:cell-address table:column="11" table:row="59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1">
          <table:cell-address table:column="11" table:row="59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2">
          <table:cell-address table:column="11" table:row="59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3">
          <table:cell-address table:column="11" table:row="59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4">
          <table:cell-address table:column="11" table:row="60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5">
          <table:cell-address table:column="11" table:row="60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6">
          <table:cell-address table:column="11" table:row="60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7">
          <table:cell-address table:column="11" table:row="60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8">
          <table:cell-address table:column="11" table:row="60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9">
          <table:cell-address table:column="11" table:row="60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0">
          <table:cell-address table:column="11" table:row="60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1">
          <table:cell-address table:column="11" table:row="60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2">
          <table:cell-address table:column="11" table:row="60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3">
          <table:cell-address table:column="11" table:row="60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4">
          <table:cell-address table:column="11" table:row="61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5">
          <table:cell-address table:column="11" table:row="61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6">
          <table:cell-address table:column="11" table:row="61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7">
          <table:cell-address table:column="11" table:row="61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8">
          <table:cell-address table:column="11" table:row="61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9">
          <table:cell-address table:column="11" table:row="61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0">
          <table:cell-address table:column="11" table:row="61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1">
          <table:cell-address table:column="11" table:row="61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2">
          <table:cell-address table:column="11" table:row="61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3">
          <table:cell-address table:column="11" table:row="61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4">
          <table:cell-address table:column="11" table:row="62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5">
          <table:cell-address table:column="11" table:row="62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6">
          <table:cell-address table:column="11" table:row="62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7">
          <table:cell-address table:column="11" table:row="62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8">
          <table:cell-address table:column="11" table:row="62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9">
          <table:cell-address table:column="11" table:row="62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0">
          <table:cell-address table:column="11" table:row="62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1">
          <table:cell-address table:column="11" table:row="62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2">
          <table:cell-address table:column="11" table:row="62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3">
          <table:cell-address table:column="11" table:row="62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4">
          <table:cell-address table:column="11" table:row="63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5">
          <table:cell-address table:column="11" table:row="63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6">
          <table:cell-address table:column="11" table:row="63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7">
          <table:cell-address table:column="11" table:row="63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8">
          <table:cell-address table:column="11" table:row="63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9">
          <table:cell-address table:column="11" table:row="63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0">
          <table:cell-address table:column="11" table:row="63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1">
          <table:cell-address table:column="11" table:row="63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2">
          <table:cell-address table:column="11" table:row="63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3">
          <table:cell-address table:column="11" table:row="63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4">
          <table:cell-address table:column="11" table:row="64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5">
          <table:cell-address table:column="11" table:row="64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6">
          <table:cell-address table:column="11" table:row="64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7">
          <table:cell-address table:column="11" table:row="64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8">
          <table:cell-address table:column="11" table:row="64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9">
          <table:cell-address table:column="11" table:row="64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0">
          <table:cell-address table:column="11" table:row="64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1">
          <table:cell-address table:column="11" table:row="64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2">
          <table:cell-address table:column="11" table:row="64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3">
          <table:cell-address table:column="11" table:row="64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4">
          <table:cell-address table:column="11" table:row="65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5">
          <table:cell-address table:column="11" table:row="65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6">
          <table:cell-address table:column="11" table:row="65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7">
          <table:cell-address table:column="11" table:row="65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8">
          <table:cell-address table:column="11" table:row="65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9">
          <table:cell-address table:column="11" table:row="65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0">
          <table:cell-address table:column="11" table:row="65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1">
          <table:cell-address table:column="11" table:row="65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2">
          <table:cell-address table:column="11" table:row="65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3">
          <table:cell-address table:column="11" table:row="65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4">
          <table:cell-address table:column="11" table:row="66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5">
          <table:cell-address table:column="11" table:row="66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6">
          <table:cell-address table:column="11" table:row="66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7">
          <table:cell-address table:column="11" table:row="66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8">
          <table:cell-address table:column="11" table:row="66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9">
          <table:cell-address table:column="11" table:row="66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0">
          <table:cell-address table:column="11" table:row="66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1">
          <table:cell-address table:column="11" table:row="66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2">
          <table:cell-address table:column="11" table:row="66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3">
          <table:cell-address table:column="11" table:row="66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4">
          <table:cell-address table:column="11" table:row="67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5">
          <table:cell-address table:column="11" table:row="67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6">
          <table:cell-address table:column="11" table:row="67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7">
          <table:cell-address table:column="11" table:row="67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8">
          <table:cell-address table:column="11" table:row="67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9">
          <table:cell-address table:column="11" table:row="67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0">
          <table:cell-address table:column="11" table:row="67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1">
          <table:cell-address table:column="11" table:row="67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2">
          <table:cell-address table:column="11" table:row="67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3">
          <table:cell-address table:column="11" table:row="67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4">
          <table:cell-address table:column="11" table:row="68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5">
          <table:cell-address table:column="11" table:row="68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6">
          <table:cell-address table:column="11" table:row="68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7">
          <table:cell-address table:column="11" table:row="68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8">
          <table:cell-address table:column="11" table:row="68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9">
          <table:cell-address table:column="11" table:row="68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0">
          <table:cell-address table:column="11" table:row="68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1">
          <table:cell-address table:column="11" table:row="68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2">
          <table:cell-address table:column="11" table:row="68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3">
          <table:cell-address table:column="11" table:row="68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4">
          <table:cell-address table:column="11" table:row="69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5">
          <table:cell-address table:column="11" table:row="69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6">
          <table:cell-address table:column="11" table:row="69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7">
          <table:cell-address table:column="11" table:row="69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8">
          <table:cell-address table:column="11" table:row="69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9">
          <table:cell-address table:column="11" table:row="69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0">
          <table:cell-address table:column="11" table:row="69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1">
          <table:cell-address table:column="11" table:row="69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2">
          <table:cell-address table:column="11" table:row="69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3">
          <table:cell-address table:column="11" table:row="69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4">
          <table:cell-address table:column="11" table:row="70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5">
          <table:cell-address table:column="11" table:row="70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6">
          <table:cell-address table:column="11" table:row="70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7">
          <table:cell-address table:column="11" table:row="70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8">
          <table:cell-address table:column="11" table:row="70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9">
          <table:cell-address table:column="11" table:row="70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0">
          <table:cell-address table:column="11" table:row="70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1">
          <table:cell-address table:column="11" table:row="70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2">
          <table:cell-address table:column="11" table:row="70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3">
          <table:cell-address table:column="11" table:row="70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4">
          <table:cell-address table:column="11" table:row="71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5">
          <table:cell-address table:column="11" table:row="71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6">
          <table:cell-address table:column="11" table:row="71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7">
          <table:cell-address table:column="11" table:row="71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8">
          <table:cell-address table:column="11" table:row="71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9">
          <table:cell-address table:column="11" table:row="71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0">
          <table:cell-address table:column="11" table:row="71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1">
          <table:cell-address table:column="11" table:row="71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2">
          <table:cell-address table:column="11" table:row="71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3">
          <table:cell-address table:column="11" table:row="71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4">
          <table:cell-address table:column="11" table:row="72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5">
          <table:cell-address table:column="11" table:row="72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6">
          <table:cell-address table:column="11" table:row="72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7">
          <table:cell-address table:column="11" table:row="72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8">
          <table:cell-address table:column="11" table:row="72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9">
          <table:cell-address table:column="11" table:row="72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0">
          <table:cell-address table:column="11" table:row="72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1">
          <table:cell-address table:column="11" table:row="72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2">
          <table:cell-address table:column="11" table:row="72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3">
          <table:cell-address table:column="11" table:row="729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4">
          <table:cell-address table:column="11" table:row="730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5">
          <table:cell-address table:column="11" table:row="731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6">
          <table:cell-address table:column="11" table:row="732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7">
          <table:cell-address table:column="11" table:row="733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8">
          <table:cell-address table:column="11" table:row="734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9">
          <table:cell-address table:column="11" table:row="735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0">
          <table:cell-address table:column="11" table:row="736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1">
          <table:cell-address table:column="11" table:row="737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2">
          <table:cell-address table:column="11" table:row="738" table:table="3"/>
          <office:change-info>
            <dc:creator> </dc:creator>
            <dc:date>2020-02-05T16:16:56.24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3">
          <table:cell-address table:column="11" table:row="73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4">
          <table:cell-address table:column="11" table:row="74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5">
          <table:cell-address table:column="11" table:row="74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6">
          <table:cell-address table:column="11" table:row="74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7">
          <table:cell-address table:column="11" table:row="74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8">
          <table:cell-address table:column="11" table:row="74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9">
          <table:cell-address table:column="11" table:row="74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0">
          <table:cell-address table:column="11" table:row="74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1">
          <table:cell-address table:column="11" table:row="74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2">
          <table:cell-address table:column="11" table:row="74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3">
          <table:cell-address table:column="11" table:row="74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4">
          <table:cell-address table:column="11" table:row="75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5">
          <table:cell-address table:column="11" table:row="75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6">
          <table:cell-address table:column="11" table:row="75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7">
          <table:cell-address table:column="11" table:row="75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8">
          <table:cell-address table:column="11" table:row="75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9">
          <table:cell-address table:column="11" table:row="75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0">
          <table:cell-address table:column="11" table:row="75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1">
          <table:cell-address table:column="11" table:row="75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2">
          <table:cell-address table:column="11" table:row="75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3">
          <table:cell-address table:column="11" table:row="75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4">
          <table:cell-address table:column="11" table:row="76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5">
          <table:cell-address table:column="11" table:row="76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6">
          <table:cell-address table:column="11" table:row="76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7">
          <table:cell-address table:column="11" table:row="76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8">
          <table:cell-address table:column="11" table:row="76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9">
          <table:cell-address table:column="11" table:row="76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0">
          <table:cell-address table:column="11" table:row="76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1">
          <table:cell-address table:column="11" table:row="76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2">
          <table:cell-address table:column="11" table:row="76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3">
          <table:cell-address table:column="11" table:row="76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4">
          <table:cell-address table:column="11" table:row="77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5">
          <table:cell-address table:column="11" table:row="77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6">
          <table:cell-address table:column="11" table:row="77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7">
          <table:cell-address table:column="11" table:row="77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8">
          <table:cell-address table:column="11" table:row="77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9">
          <table:cell-address table:column="11" table:row="77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0">
          <table:cell-address table:column="11" table:row="77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1">
          <table:cell-address table:column="11" table:row="77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2">
          <table:cell-address table:column="11" table:row="77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3">
          <table:cell-address table:column="11" table:row="77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4">
          <table:cell-address table:column="11" table:row="78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5">
          <table:cell-address table:column="11" table:row="78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6">
          <table:cell-address table:column="11" table:row="78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7">
          <table:cell-address table:column="11" table:row="78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8">
          <table:cell-address table:column="11" table:row="78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9">
          <table:cell-address table:column="11" table:row="78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0">
          <table:cell-address table:column="11" table:row="78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1">
          <table:cell-address table:column="11" table:row="78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2">
          <table:cell-address table:column="11" table:row="78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3">
          <table:cell-address table:column="11" table:row="78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4">
          <table:cell-address table:column="11" table:row="79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5">
          <table:cell-address table:column="11" table:row="79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6">
          <table:cell-address table:column="11" table:row="79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7">
          <table:cell-address table:column="11" table:row="79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8">
          <table:cell-address table:column="11" table:row="79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9">
          <table:cell-address table:column="11" table:row="79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0">
          <table:cell-address table:column="11" table:row="79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1">
          <table:cell-address table:column="11" table:row="79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2">
          <table:cell-address table:column="11" table:row="79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3">
          <table:cell-address table:column="11" table:row="79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4">
          <table:cell-address table:column="11" table:row="80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5">
          <table:cell-address table:column="11" table:row="80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6">
          <table:cell-address table:column="11" table:row="80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7">
          <table:cell-address table:column="11" table:row="80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8">
          <table:cell-address table:column="11" table:row="80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9">
          <table:cell-address table:column="11" table:row="80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0">
          <table:cell-address table:column="11" table:row="80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1">
          <table:cell-address table:column="11" table:row="80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2">
          <table:cell-address table:column="11" table:row="80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3">
          <table:cell-address table:column="11" table:row="80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4">
          <table:cell-address table:column="11" table:row="81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5">
          <table:cell-address table:column="11" table:row="81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6">
          <table:cell-address table:column="11" table:row="81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7">
          <table:cell-address table:column="11" table:row="81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8">
          <table:cell-address table:column="11" table:row="81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9">
          <table:cell-address table:column="11" table:row="81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0">
          <table:cell-address table:column="11" table:row="81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1">
          <table:cell-address table:column="11" table:row="81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2">
          <table:cell-address table:column="11" table:row="81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3">
          <table:cell-address table:column="11" table:row="81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4">
          <table:cell-address table:column="11" table:row="82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5">
          <table:cell-address table:column="11" table:row="82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6">
          <table:cell-address table:column="11" table:row="82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7">
          <table:cell-address table:column="11" table:row="82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8">
          <table:cell-address table:column="11" table:row="82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9">
          <table:cell-address table:column="11" table:row="82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0">
          <table:cell-address table:column="11" table:row="82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1">
          <table:cell-address table:column="11" table:row="82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2">
          <table:cell-address table:column="11" table:row="82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3">
          <table:cell-address table:column="11" table:row="82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4">
          <table:cell-address table:column="11" table:row="83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5">
          <table:cell-address table:column="11" table:row="83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6">
          <table:cell-address table:column="11" table:row="83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7">
          <table:cell-address table:column="11" table:row="83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8">
          <table:cell-address table:column="11" table:row="83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9">
          <table:cell-address table:column="11" table:row="83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0">
          <table:cell-address table:column="11" table:row="83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1">
          <table:cell-address table:column="11" table:row="83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2">
          <table:cell-address table:column="11" table:row="83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3">
          <table:cell-address table:column="11" table:row="83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4">
          <table:cell-address table:column="11" table:row="84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5">
          <table:cell-address table:column="11" table:row="84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6">
          <table:cell-address table:column="11" table:row="84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7">
          <table:cell-address table:column="11" table:row="84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8">
          <table:cell-address table:column="11" table:row="84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9">
          <table:cell-address table:column="11" table:row="84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0">
          <table:cell-address table:column="11" table:row="84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1">
          <table:cell-address table:column="11" table:row="84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2">
          <table:cell-address table:column="11" table:row="84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3">
          <table:cell-address table:column="11" table:row="84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4">
          <table:cell-address table:column="11" table:row="85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5">
          <table:cell-address table:column="11" table:row="85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6">
          <table:cell-address table:column="11" table:row="85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7">
          <table:cell-address table:column="11" table:row="85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8">
          <table:cell-address table:column="11" table:row="85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9">
          <table:cell-address table:column="11" table:row="85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0">
          <table:cell-address table:column="11" table:row="85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1">
          <table:cell-address table:column="11" table:row="85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2">
          <table:cell-address table:column="11" table:row="85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3">
          <table:cell-address table:column="11" table:row="85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4">
          <table:cell-address table:column="11" table:row="86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5">
          <table:cell-address table:column="11" table:row="86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6">
          <table:cell-address table:column="11" table:row="86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7">
          <table:cell-address table:column="11" table:row="86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8">
          <table:cell-address table:column="11" table:row="86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9">
          <table:cell-address table:column="11" table:row="86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0">
          <table:cell-address table:column="11" table:row="86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1">
          <table:cell-address table:column="11" table:row="86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2">
          <table:cell-address table:column="11" table:row="86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3">
          <table:cell-address table:column="11" table:row="86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4">
          <table:cell-address table:column="11" table:row="87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5">
          <table:cell-address table:column="11" table:row="87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6">
          <table:cell-address table:column="11" table:row="87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7">
          <table:cell-address table:column="11" table:row="87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8">
          <table:cell-address table:column="11" table:row="87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9">
          <table:cell-address table:column="11" table:row="87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0">
          <table:cell-address table:column="11" table:row="87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1">
          <table:cell-address table:column="11" table:row="87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2">
          <table:cell-address table:column="11" table:row="87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3">
          <table:cell-address table:column="11" table:row="87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4">
          <table:cell-address table:column="11" table:row="88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5">
          <table:cell-address table:column="11" table:row="88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6">
          <table:cell-address table:column="11" table:row="88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7">
          <table:cell-address table:column="11" table:row="88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8">
          <table:cell-address table:column="11" table:row="88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9">
          <table:cell-address table:column="11" table:row="88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0">
          <table:cell-address table:column="11" table:row="88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1">
          <table:cell-address table:column="11" table:row="88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2">
          <table:cell-address table:column="11" table:row="88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3">
          <table:cell-address table:column="11" table:row="88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4">
          <table:cell-address table:column="11" table:row="89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5">
          <table:cell-address table:column="11" table:row="89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6">
          <table:cell-address table:column="11" table:row="89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7">
          <table:cell-address table:column="11" table:row="89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8">
          <table:cell-address table:column="11" table:row="89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9">
          <table:cell-address table:column="11" table:row="89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0">
          <table:cell-address table:column="11" table:row="89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1">
          <table:cell-address table:column="11" table:row="89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2">
          <table:cell-address table:column="11" table:row="89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3">
          <table:cell-address table:column="11" table:row="89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4">
          <table:cell-address table:column="11" table:row="90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5">
          <table:cell-address table:column="11" table:row="90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6">
          <table:cell-address table:column="11" table:row="90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7">
          <table:cell-address table:column="11" table:row="90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8">
          <table:cell-address table:column="11" table:row="90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9">
          <table:cell-address table:column="11" table:row="90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0">
          <table:cell-address table:column="11" table:row="90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1">
          <table:cell-address table:column="11" table:row="90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2">
          <table:cell-address table:column="11" table:row="90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3">
          <table:cell-address table:column="11" table:row="90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4">
          <table:cell-address table:column="11" table:row="91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5">
          <table:cell-address table:column="11" table:row="91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6">
          <table:cell-address table:column="11" table:row="91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7">
          <table:cell-address table:column="11" table:row="91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8">
          <table:cell-address table:column="11" table:row="91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9">
          <table:cell-address table:column="11" table:row="91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0">
          <table:cell-address table:column="11" table:row="91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1">
          <table:cell-address table:column="11" table:row="91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2">
          <table:cell-address table:column="11" table:row="91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3">
          <table:cell-address table:column="11" table:row="91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4">
          <table:cell-address table:column="11" table:row="92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5">
          <table:cell-address table:column="11" table:row="92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6">
          <table:cell-address table:column="11" table:row="92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7">
          <table:cell-address table:column="11" table:row="92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8">
          <table:cell-address table:column="11" table:row="92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9">
          <table:cell-address table:column="11" table:row="92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0">
          <table:cell-address table:column="11" table:row="92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1">
          <table:cell-address table:column="11" table:row="92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2">
          <table:cell-address table:column="11" table:row="92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3">
          <table:cell-address table:column="11" table:row="92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4">
          <table:cell-address table:column="11" table:row="93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5">
          <table:cell-address table:column="11" table:row="93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6">
          <table:cell-address table:column="11" table:row="93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7">
          <table:cell-address table:column="11" table:row="93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8">
          <table:cell-address table:column="11" table:row="93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9">
          <table:cell-address table:column="11" table:row="93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0">
          <table:cell-address table:column="11" table:row="93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1">
          <table:cell-address table:column="11" table:row="93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2">
          <table:cell-address table:column="11" table:row="93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3">
          <table:cell-address table:column="11" table:row="93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4">
          <table:cell-address table:column="11" table:row="94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5">
          <table:cell-address table:column="11" table:row="94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6">
          <table:cell-address table:column="11" table:row="94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7">
          <table:cell-address table:column="11" table:row="94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8">
          <table:cell-address table:column="11" table:row="94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9">
          <table:cell-address table:column="11" table:row="94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0">
          <table:cell-address table:column="11" table:row="94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1">
          <table:cell-address table:column="11" table:row="94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2">
          <table:cell-address table:column="11" table:row="94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3">
          <table:cell-address table:column="11" table:row="94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4">
          <table:cell-address table:column="11" table:row="95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5">
          <table:cell-address table:column="11" table:row="95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6">
          <table:cell-address table:column="11" table:row="95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7">
          <table:cell-address table:column="11" table:row="95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8">
          <table:cell-address table:column="11" table:row="95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9">
          <table:cell-address table:column="11" table:row="95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0">
          <table:cell-address table:column="11" table:row="95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1">
          <table:cell-address table:column="11" table:row="95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2">
          <table:cell-address table:column="11" table:row="95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3">
          <table:cell-address table:column="11" table:row="95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4">
          <table:cell-address table:column="11" table:row="96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5">
          <table:cell-address table:column="11" table:row="96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6">
          <table:cell-address table:column="11" table:row="96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7">
          <table:cell-address table:column="11" table:row="96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8">
          <table:cell-address table:column="11" table:row="96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9">
          <table:cell-address table:column="11" table:row="96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0">
          <table:cell-address table:column="11" table:row="96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1">
          <table:cell-address table:column="11" table:row="96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2">
          <table:cell-address table:column="11" table:row="96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3">
          <table:cell-address table:column="11" table:row="96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4">
          <table:cell-address table:column="11" table:row="97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5">
          <table:cell-address table:column="11" table:row="97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6">
          <table:cell-address table:column="11" table:row="97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7">
          <table:cell-address table:column="11" table:row="97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8">
          <table:cell-address table:column="11" table:row="97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9">
          <table:cell-address table:column="11" table:row="97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0">
          <table:cell-address table:column="11" table:row="97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1">
          <table:cell-address table:column="11" table:row="97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2">
          <table:cell-address table:column="11" table:row="97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3">
          <table:cell-address table:column="11" table:row="97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4">
          <table:cell-address table:column="11" table:row="98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5">
          <table:cell-address table:column="11" table:row="98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6">
          <table:cell-address table:column="11" table:row="98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7">
          <table:cell-address table:column="11" table:row="98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8">
          <table:cell-address table:column="11" table:row="98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9">
          <table:cell-address table:column="11" table:row="98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0">
          <table:cell-address table:column="11" table:row="98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1">
          <table:cell-address table:column="11" table:row="98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2">
          <table:cell-address table:column="11" table:row="98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3">
          <table:cell-address table:column="11" table:row="98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4">
          <table:cell-address table:column="11" table:row="990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5">
          <table:cell-address table:column="11" table:row="991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6">
          <table:cell-address table:column="11" table:row="992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7">
          <table:cell-address table:column="11" table:row="993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8">
          <table:cell-address table:column="11" table:row="994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9">
          <table:cell-address table:column="11" table:row="995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60">
          <table:cell-address table:column="11" table:row="996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61">
          <table:cell-address table:column="11" table:row="997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62">
          <table:cell-address table:column="11" table:row="998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63">
          <table:cell-address table:column="11" table:row="999" table:table="3"/>
          <office:change-info>
            <dc:creator> </dc:creator>
            <dc:date>2020-02-05T16:16:56.24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64">
          <table:cell-address table:column="13" table:row="1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65">
          <table:cell-address table:column="13" table:row="2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66">
          <table:cell-address table:column="13" table:row="3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67">
          <table:cell-address table:column="13" table:row="4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68">
          <table:cell-address table:column="13" table:row="5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69">
          <table:cell-address table:column="13" table:row="6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70">
          <table:cell-address table:column="13" table:row="7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71">
          <table:cell-address table:column="13" table:row="8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72">
          <table:cell-address table:column="13" table:row="9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73">
          <table:cell-address table:column="13" table:row="10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74">
          <table:cell-address table:column="13" table:row="11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75">
          <table:cell-address table:column="13" table:row="12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76">
          <table:cell-address table:column="13" table:row="13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77">
          <table:cell-address table:column="13" table:row="14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78">
          <table:cell-address table:column="13" table:row="15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79">
          <table:cell-address table:column="13" table:row="16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80">
          <table:cell-address table:column="13" table:row="17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81">
          <table:cell-address table:column="13" table:row="18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82">
          <table:cell-address table:column="13" table:row="19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83">
          <table:cell-address table:column="13" table:row="20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84">
          <table:cell-address table:column="13" table:row="21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85">
          <table:cell-address table:column="13" table:row="22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86">
          <table:cell-address table:column="13" table:row="23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87">
          <table:cell-address table:column="13" table:row="24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88">
          <table:cell-address table:column="13" table:row="25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89">
          <table:cell-address table:column="13" table:row="26" table:table="3"/>
          <office:change-info>
            <dc:creator> </dc:creator>
            <dc:date>2020-02-05T16:17:06.52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90">
          <table:cell-address table:column="13" table:row="27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91">
          <table:cell-address table:column="13" table:row="28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92">
          <table:cell-address table:column="13" table:row="29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93">
          <table:cell-address table:column="13" table:row="30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94">
          <table:cell-address table:column="13" table:row="31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95">
          <table:cell-address table:column="13" table:row="32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96">
          <table:cell-address table:column="13" table:row="33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97">
          <table:cell-address table:column="13" table:row="34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98">
          <table:cell-address table:column="13" table:row="35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699">
          <table:cell-address table:column="13" table:row="36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00">
          <table:cell-address table:column="13" table:row="37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01">
          <table:cell-address table:column="13" table:row="38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02">
          <table:cell-address table:column="13" table:row="39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03">
          <table:cell-address table:column="13" table:row="40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04">
          <table:cell-address table:column="13" table:row="41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05">
          <table:cell-address table:column="13" table:row="42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06">
          <table:cell-address table:column="13" table:row="43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07">
          <table:cell-address table:column="13" table:row="44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08">
          <table:cell-address table:column="13" table:row="45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09">
          <table:cell-address table:column="13" table:row="46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10">
          <table:cell-address table:column="13" table:row="47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11">
          <table:cell-address table:column="13" table:row="48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12">
          <table:cell-address table:column="13" table:row="49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13">
          <table:cell-address table:column="13" table:row="50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14">
          <table:cell-address table:column="13" table:row="51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15">
          <table:cell-address table:column="13" table:row="52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16">
          <table:cell-address table:column="13" table:row="53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17">
          <table:cell-address table:column="13" table:row="54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18">
          <table:cell-address table:column="13" table:row="55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19">
          <table:cell-address table:column="13" table:row="56" table:table="3"/>
          <office:change-info>
            <dc:creator> </dc:creator>
            <dc:date>2020-02-05T16:17:06.52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720">
          <table:cell-address table:column="4" table:row="3" table:table="2"/>
          <office:change-info>
            <dc:creator> </dc:creator>
            <dc:date>2020-02-05T16:17:24.434000000</dc:date>
          </office:change-info>
          <table:previous>
            <table:change-track-table-cell/>
          </table:previous>
        </table:cell-content-change>
        <table:cell-content-change table:id="ct1721">
          <table:cell-address table:column="4" table:row="4" table:table="2"/>
          <office:change-info>
            <dc:creator> </dc:creator>
            <dc:date>2020-02-05T16:17:24.838000000</dc:date>
          </office:change-info>
          <table:previous>
            <table:change-track-table-cell/>
          </table:previous>
        </table:cell-content-change>
        <table:cell-content-change table:id="ct1722">
          <table:cell-address table:column="4" table:row="5" table:table="2"/>
          <office:change-info>
            <dc:creator> </dc:creator>
            <dc:date>2020-02-05T16:17:25.130000000</dc:date>
          </office:change-info>
          <table:previous>
            <table:change-track-table-cell/>
          </table:previous>
        </table:cell-content-change>
        <table:cell-content-change table:id="ct1723">
          <table:cell-address table:column="4" table:row="10" table:table="2"/>
          <office:change-info>
            <dc:creator> </dc:creator>
            <dc:date>2020-02-05T16:17:25.424000000</dc:date>
          </office:change-info>
          <table:previous>
            <table:change-track-table-cell/>
          </table:previous>
        </table:cell-content-change>
        <table:cell-content-change table:id="ct1724">
          <table:cell-address table:column="4" table:row="6" table:table="2"/>
          <office:change-info>
            <dc:creator> </dc:creator>
            <dc:date>2020-02-05T16:17:27.246000000</dc:date>
          </office:change-info>
          <table:previous>
            <table:change-track-table-cell/>
          </table:previous>
        </table:cell-content-change>
        <table:cell-content-change table:id="ct1725">
          <table:cell-address table:column="4" table:row="7" table:table="2"/>
          <office:change-info>
            <dc:creator> </dc:creator>
            <dc:date>2020-02-05T16:17:27.651000000</dc:date>
          </office:change-info>
          <table:previous>
            <table:change-track-table-cell/>
          </table:previous>
        </table:cell-content-change>
        <table:cell-content-change table:id="ct1726">
          <table:cell-address table:column="4" table:row="8" table:table="2"/>
          <office:change-info>
            <dc:creator> </dc:creator>
            <dc:date>2020-02-05T16:17:28.528000000</dc:date>
          </office:change-info>
          <table:previous>
            <table:change-track-table-cell/>
          </table:previous>
        </table:cell-content-change>
        <table:cell-content-change table:id="ct1727">
          <table:cell-address table:column="4" table:row="9" table:table="2"/>
          <office:change-info>
            <dc:creator> </dc:creator>
            <dc:date>2020-02-05T16:17:29.023000000</dc:date>
          </office:change-info>
          <table:previous>
            <table:change-track-table-cell/>
          </table:previous>
        </table:cell-content-change>
        <table:cell-content-change table:id="ct1728">
          <table:cell-address table:column="8" table:row="2" table:table="2"/>
          <office:change-info>
            <dc:creator> </dc:creator>
            <dc:date>2020-02-05T16:17:34.131000000</dc:date>
          </office:change-info>
          <table:previous>
            <table:change-track-table-cell/>
          </table:previous>
        </table:cell-content-change>
        <table:cell-content-change table:id="ct1729">
          <table:cell-address table:column="8" table:row="3" table:table="2"/>
          <office:change-info>
            <dc:creator> </dc:creator>
            <dc:date>2020-02-05T16:17:34.491000000</dc:date>
          </office:change-info>
          <table:previous>
            <table:change-track-table-cell/>
          </table:previous>
        </table:cell-content-change>
        <table:cell-content-change table:id="ct1730">
          <table:cell-address table:column="8" table:row="4" table:table="2"/>
          <office:change-info>
            <dc:creator> </dc:creator>
            <dc:date>2020-02-05T16:17:34.805000000</dc:date>
          </office:change-info>
          <table:previous>
            <table:change-track-table-cell/>
          </table:previous>
        </table:cell-content-change>
        <table:cell-content-change table:id="ct1731">
          <table:cell-address table:column="8" table:row="5" table:table="2"/>
          <office:change-info>
            <dc:creator> </dc:creator>
            <dc:date>2020-02-05T16:17:35.120000000</dc:date>
          </office:change-info>
          <table:previous>
            <table:change-track-table-cell/>
          </table:previous>
        </table:cell-content-change>
        <table:cell-content-change table:id="ct1732">
          <table:cell-address table:column="8" table:row="6" table:table="2"/>
          <office:change-info>
            <dc:creator> </dc:creator>
            <dc:date>2020-02-05T16:17:35.460000000</dc:date>
          </office:change-info>
          <table:previous>
            <table:change-track-table-cell/>
          </table:previous>
        </table:cell-content-change>
        <table:cell-content-change table:id="ct1733">
          <table:cell-address table:column="8" table:row="7" table:table="2"/>
          <office:change-info>
            <dc:creator> </dc:creator>
            <dc:date>2020-02-05T16:17:37.460000000</dc:date>
          </office:change-info>
          <table:previous>
            <table:change-track-table-cell/>
          </table:previous>
        </table:cell-content-change>
        <table:cell-content-change table:id="ct1734">
          <table:cell-address table:column="8" table:row="8" table:table="2"/>
          <office:change-info>
            <dc:creator> </dc:creator>
            <dc:date>2020-02-05T16:17:37.866000000</dc:date>
          </office:change-info>
          <table:previous>
            <table:change-track-table-cell/>
          </table:previous>
        </table:cell-content-change>
        <table:cell-content-change table:id="ct1735">
          <table:cell-address table:column="8" table:row="9" table:table="2"/>
          <office:change-info>
            <dc:creator> </dc:creator>
            <dc:date>2020-02-05T16:17:38.248000000</dc:date>
          </office:change-info>
          <table:previous>
            <table:change-track-table-cell/>
          </table:previous>
        </table:cell-content-change>
        <table:cell-content-change table:id="ct1736">
          <table:cell-address table:column="8" table:row="10" table:table="2"/>
          <office:change-info>
            <dc:creator> </dc:creator>
            <dc:date>2020-02-05T16:17:38.923000000</dc:date>
          </office:change-info>
          <table:previous>
            <table:change-track-table-cell/>
          </table:previous>
        </table:cell-content-change>
      </table:tracked-changes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text-length-is-between(2,12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-is-between(1,5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3" table:condition="of:cell-content-is-whole-number() and cell-content-is-between(1,2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4" table:condition="of:cell-content-is-date() and cell-content-is-between(36526,401768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5" table:condition="of:cell-content-is-whole-number() and cell-content-is-between(0,100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6" table:condition="of:cell-content-is-decimal-number() and cell-content-is-between(0,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7" table:condition="of:cell-content-is-whole-number() and cell-content-is-between(1,31536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8" table:condition="of:cell-content-is-in-list([.$A$2:.$A$29])" table:allow-empty-cell="true" table:display-list="unsorted" table:base-cell-address="OldExams.B2">
          <table:help-message table:display="true"/>
          <table:error-message table:message-type="stop" table:display="true"/>
        </table:content-validation>
        <table:content-validation table:name="val9" table:condition="of:cell-content-is-whole-number() and cell-content-is-between(0,10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0" table:condition="of:cell-content-is-whole-number() and cell-content-is-between(1,1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1" table:condition="of:cell-content-is-whole-number() and cell-content-is-between(0,1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2" table:condition="of:cell-content-is-in-list([Lectures.$C$2:.$C$1000])" table:allow-empty-cell="true" table:display-list="unsorted" table:base-cell-address="OldExams.I2">
          <table:help-message table:display="true"/>
          <table:error-message table:message-type="stop" table:display="true"/>
        </table:content-validation>
        <table:content-validation table:name="val13" table:condition="of:cell-content-is-in-list([Lectures.$C$2:.$C$1048576])" table:allow-empty-cell="true" table:display-list="unsorted" table:base-cell-address="Exercises.F2">
          <table:help-message table:display="true"/>
          <table:error-message table:message-type="stop" table:display="true"/>
        </table:content-validation>
        <table:content-validation table:name="val14" table:condition="of:cell-content-is-in-list([Lectures.$C$2:.$C$1048576])" table:allow-empty-cell="true" table:display-list="unsorted" table:base-cell-address="StudyMaterial.F2">
          <table:help-message table:display="true"/>
          <table:error-message table:message-type="stop" table:display="true"/>
        </table:content-validation>
        <table:content-validation table:name="val15" table:condition="of:cell-content-is-date() and cell-content-is-between(36526,401434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6" table:condition="of:cell-content-is-whole-number() and cell-content-is-between(1,9999999999999)" table:allow-empty-cell="true" table:base-cell-address="Course.A1">
          <table:help-message table:display="true"/>
          <table:error-message table:message-type="stop" table:display="true"/>
        </table:content-validation>
      </table:content-validations>
      <table:table table:name="Course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23" office:value-type="string" calcext:value-type="string">
            <text:p>Course name</text:p>
          </table:table-cell>
          <table:table-cell table:style-name="ce23" office:value-type="string" calcext:value-type="string">
            <text:p>Course code</text:p>
          </table:table-cell>
          <table:table-cell table:style-name="ce23" office:value-type="string" calcext:value-type="string">
            <text:p>Taskwarrior project code: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Cognition and Complexity</text:p>
          </table:table-cell>
          <table:table-cell table:style-name="ce10" office:value-type="string" calcext:value-type="string">
            <text:p>MKI40 </text:p>
          </table:table-cell>
          <table:table-cell table:style-name="ce6" table:content-validation-name="val1" office:value-type="string" calcext:value-type="string">
            <text:p>uni.compl</text:p>
          </table:table-cell>
          <table:table-cell table:number-columns-repeated="61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cture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6"/>
        <table:table-column table:style-name="co3" table:number-columns-repeated="59" table:default-cell-style-name="ce5"/>
        <table:table-row table:style-name="ro1">
          <table:table-cell table:style-name="ce23" office:value-type="string" calcext:value-type="string">
            <text:p>Period</text:p>
          </table:table-cell>
          <table:table-cell table:style-name="ce23" office:value-type="string" calcext:value-type="string">
            <text:p>Week</text:p>
          </table:table-cell>
          <table:table-cell table:style-name="ce23" office:value-type="string" calcext:value-type="string">
            <text:p>Lecture topic</text:p>
          </table:table-cell>
          <table:table-cell table:style-name="ce23" office:value-type="string" calcext:value-type="string">
            <text:p>Lecture number</text:p>
          </table:table-cell>
          <table:table-cell table:style-name="ce31" office:value-type="string" calcext:value-type="string">
            <text:p>date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1" calcext:value-type="float">
            <text:p>1</text:p>
          </table:table-cell>
          <table:table-cell table:style-name="ce6" office:value-type="string" calcext:value-type="string">
            <text:p>Conceptual introduction</text:p>
          </table:table-cell>
          <table:table-cell table:style-name="ce6" office:value-type="float" office:value="1" calcext:value-type="float">
            <text:p>1</text:p>
          </table:table-cell>
          <table:table-cell table:style-name="ce15" table:content-validation-name="val4" office:value-type="date" office:date-value="2020-02-04" calcext:value-type="date">
            <text:p>2020-02-04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1" calcext:value-type="float">
            <text:p>1</text:p>
          </table:table-cell>
          <table:table-cell table:style-name="ce6" office:value-type="string" calcext:value-type="string">
            <text:p>Polynomial versus exponential</text:p>
          </table:table-cell>
          <table:table-cell table:style-name="ce6"/>
          <table:table-cell table:style-name="ce15" table:content-validation-name="val4" office:value-type="date" office:date-value="2020-02-11" calcext:value-type="date">
            <text:p>2020-02-11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2" calcext:value-type="float">
            <text:p>2</text:p>
          </table:table-cell>
          <table:table-cell table:style-name="ce6" office:value-type="string" calcext:value-type="string">
            <text:p>practical session</text:p>
          </table:table-cell>
          <table:table-cell table:style-name="ce6"/>
          <table:table-cell table:style-name="ce15" table:content-validation-name="val4" office:value-type="date" office:date-value="2020-02-14" calcext:value-type="date">
            <text:p>2020-02-14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2" calcext:value-type="float">
            <text:p>2</text:p>
          </table:table-cell>
          <table:table-cell table:style-name="ce6" office:value-type="string" calcext:value-type="string">
            <text:p>Classes P and NP</text:p>
          </table:table-cell>
          <table:table-cell table:style-name="ce6"/>
          <table:table-cell table:style-name="ce15" table:content-validation-name="val4" office:value-type="date" office:date-value="2020-02-18" calcext:value-type="date">
            <text:p>2020-02-18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3" calcext:value-type="float">
            <text:p>3</text:p>
          </table:table-cell>
          <table:table-cell table:style-name="ce6" office:value-type="string" calcext:value-type="string">
            <text:p>practical session</text:p>
          </table:table-cell>
          <table:table-cell table:style-name="ce6"/>
          <table:table-cell table:style-name="ce15" table:content-validation-name="val4" office:value-type="date" office:date-value="2020-02-21" calcext:value-type="date">
            <text:p>2020-02-21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3" calcext:value-type="float">
            <text:p>3</text:p>
          </table:table-cell>
          <table:table-cell table:style-name="ce6" office:value-type="string" calcext:value-type="string">
            <text:p>Polynomial-time reduction and NP-hardness</text:p>
          </table:table-cell>
          <table:table-cell table:style-name="ce6"/>
          <table:table-cell table:style-name="ce15" table:content-validation-name="val4" office:value-type="date" office:date-value="2020-02-28" calcext:value-type="date">
            <text:p>2020-02-28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4" calcext:value-type="float">
            <text:p>4</text:p>
          </table:table-cell>
          <table:table-cell table:style-name="ce6" office:value-type="string" calcext:value-type="string">
            <text:p>practical session</text:p>
          </table:table-cell>
          <table:table-cell table:style-name="ce6"/>
          <table:table-cell table:style-name="ce15" table:content-validation-name="val4" office:value-type="date" office:date-value="2020-03-03" calcext:value-type="date">
            <text:p>2020-03-03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4" calcext:value-type="float">
            <text:p>4</text:p>
          </table:table-cell>
          <table:table-cell table:style-name="ce6" office:value-type="string" calcext:value-type="string">
            <text:p>NP-hardness</text:p>
          </table:table-cell>
          <table:table-cell table:style-name="ce6"/>
          <table:table-cell table:style-name="ce15" table:content-validation-name="val4" office:value-type="date" office:date-value="2020-03-06" calcext:value-type="date">
            <text:p>2020-03-06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5" calcext:value-type="float">
            <text:p>5</text:p>
          </table:table-cell>
          <table:table-cell table:style-name="ce6" office:value-type="string" calcext:value-type="string">
            <text:p>practical session</text:p>
          </table:table-cell>
          <table:table-cell table:style-name="ce6"/>
          <table:table-cell table:style-name="ce15" table:content-validation-name="val4" office:value-type="date" office:date-value="2020-03-10" calcext:value-type="date">
            <text:p>2020-03-10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5" calcext:value-type="float">
            <text:p>5</text:p>
          </table:table-cell>
          <table:table-cell table:style-name="ce6" office:value-type="string" calcext:value-type="string">
            <text:p>Dealing (or not dealing) with intractability</text:p>
          </table:table-cell>
          <table:table-cell table:style-name="ce6"/>
          <table:table-cell table:style-name="ce15" table:content-validation-name="val4" office:value-type="date" office:date-value="2020-03-17" calcext:value-type="date">
            <text:p>2020-03-17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6" calcext:value-type="float">
            <text:p>6</text:p>
          </table:table-cell>
          <table:table-cell table:style-name="ce6" office:value-type="string" calcext:value-type="string">
            <text:p>Questions and Answer session</text:p>
          </table:table-cell>
          <table:table-cell table:style-name="ce6"/>
          <table:table-cell table:style-name="ce15" table:content-validation-name="val4" office:value-type="date" office:date-value="2020-03-20" calcext:value-type="date">
            <text:p>2020-03-20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6" calcext:value-type="float">
            <text:p>6</text:p>
          </table:table-cell>
          <table:table-cell table:style-name="ce6" office:value-type="string" calcext:value-type="string">
            <text:p>Fixed-parameter tractability</text:p>
          </table:table-cell>
          <table:table-cell table:style-name="ce6"/>
          <table:table-cell table:style-name="ce15" table:content-validation-name="val4" office:value-type="date" office:date-value="2020-04-14" calcext:value-type="date">
            <text:p>2020-04-14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7" calcext:value-type="float">
            <text:p>7</text:p>
          </table:table-cell>
          <table:table-cell table:style-name="ce6" office:value-type="string" calcext:value-type="string">
            <text:p>Practical session</text:p>
          </table:table-cell>
          <table:table-cell table:style-name="ce6"/>
          <table:table-cell table:style-name="ce15" table:content-validation-name="val4" office:value-type="date" office:date-value="2020-04-17" calcext:value-type="date">
            <text:p>2020-04-17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7" calcext:value-type="float">
            <text:p>7</text:p>
          </table:table-cell>
          <table:table-cell table:style-name="ce6" office:value-type="string" calcext:value-type="string">
            <text:p>Parameterized reduction and fixed-parameter intractability</text:p>
          </table:table-cell>
          <table:table-cell table:style-name="ce6"/>
          <table:table-cell table:style-name="ce15" table:content-validation-name="val4" office:value-type="date" office:date-value="2020-04-21" calcext:value-type="date">
            <text:p>2020-04-21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8" calcext:value-type="float">
            <text:p>8</text:p>
          </table:table-cell>
          <table:table-cell table:style-name="ce6" office:value-type="string" calcext:value-type="string">
            <text:p>Practical session</text:p>
          </table:table-cell>
          <table:table-cell table:style-name="ce6"/>
          <table:table-cell table:style-name="ce15" table:content-validation-name="val4" office:value-type="date" office:date-value="2020-04-24" calcext:value-type="date">
            <text:p>2020-04-24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8" calcext:value-type="float">
            <text:p>8</text:p>
          </table:table-cell>
          <table:table-cell table:style-name="ce6" office:value-type="string" calcext:value-type="string">
            <text:p>Application 1: Predictive processing</text:p>
          </table:table-cell>
          <table:table-cell table:style-name="ce6"/>
          <table:table-cell table:style-name="ce15" table:content-validation-name="val4" office:value-type="date" office:date-value="2020-05-08" calcext:value-type="date">
            <text:p>2020-05-08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9" calcext:value-type="float">
            <text:p>9</text:p>
          </table:table-cell>
          <table:table-cell table:style-name="ce6" office:value-type="string" calcext:value-type="string">
            <text:p>TBD</text:p>
          </table:table-cell>
          <table:table-cell table:style-name="ce6"/>
          <table:table-cell table:style-name="ce15" table:content-validation-name="val4" office:value-type="date" office:date-value="2020-05-12" calcext:value-type="date">
            <text:p>2020-05-12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9" calcext:value-type="float">
            <text:p>9</text:p>
          </table:table-cell>
          <table:table-cell table:style-name="ce6" office:value-type="string" calcext:value-type="string">
            <text:p>Application 2: Analogy</text:p>
          </table:table-cell>
          <table:table-cell table:style-name="ce6"/>
          <table:table-cell table:style-name="ce15" table:content-validation-name="val4" office:value-type="date" office:date-value="2020-05-15" calcext:value-type="date">
            <text:p>2020-05-15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0" calcext:value-type="float">
            <text:p>10</text:p>
          </table:table-cell>
          <table:table-cell table:style-name="ce6" office:value-type="string" calcext:value-type="string">
            <text:p>Application 3: TBD</text:p>
          </table:table-cell>
          <table:table-cell table:style-name="ce6"/>
          <table:table-cell table:style-name="ce15" table:content-validation-name="val4" office:value-type="date" office:date-value="2020-05-22" calcext:value-type="date">
            <text:p>2020-05-22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0" calcext:value-type="float">
            <text:p>10</text:p>
          </table:table-cell>
          <table:table-cell table:style-name="ce6" office:value-type="string" calcext:value-type="string">
            <text:p>no class – work on commentary</text:p>
          </table:table-cell>
          <table:table-cell table:style-name="ce6"/>
          <table:table-cell table:style-name="ce15" table:content-validation-name="val4" office:value-type="date" office:date-value="2020-05-26" calcext:value-type="date">
            <text:p>2020-05-26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1" calcext:value-type="float">
            <text:p>11</text:p>
          </table:table-cell>
          <table:table-cell table:style-name="ce6" office:value-type="string" calcext:value-type="string">
            <text:p>no class – work on commentary</text:p>
          </table:table-cell>
          <table:table-cell table:style-name="ce6"/>
          <table:table-cell table:style-name="ce15" table:content-validation-name="val4" office:value-type="date" office:date-value="2020-05-29" calcext:value-type="date">
            <text:p>2020-05-29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1" calcext:value-type="float">
            <text:p>11</text:p>
          </table:table-cell>
          <table:table-cell table:style-name="ce6" office:value-type="string" calcext:value-type="string">
            <text:p>no class – work on commentary</text:p>
          </table:table-cell>
          <table:table-cell table:style-name="ce6"/>
          <table:table-cell table:style-name="ce15" table:content-validation-name="val4" office:value-type="date" office:date-value="2020-06-02" calcext:value-type="date">
            <text:p>2020-06-02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2" calcext:value-type="float">
            <text:p>12</text:p>
          </table:table-cell>
          <table:table-cell table:style-name="ce6" office:value-type="string" calcext:value-type="string">
            <text:p>no class – work on commentary</text:p>
          </table:table-cell>
          <table:table-cell table:style-name="ce6"/>
          <table:table-cell table:style-name="ce15" table:content-validation-name="val4" office:value-type="date" office:date-value="2020-06-05" calcext:value-type="date">
            <text:p>2020-06-05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2" calcext:value-type="float">
            <text:p>12</text:p>
          </table:table-cell>
          <table:table-cell table:style-name="ce6" office:value-type="string" calcext:value-type="string">
            <text:p>no class – work on commentary</text:p>
          </table:table-cell>
          <table:table-cell table:style-name="ce6"/>
          <table:table-cell table:style-name="ce15" table:content-validation-name="val4" office:value-type="date" office:date-value="2020-06-09" calcext:value-type="date">
            <text:p>2020-06-09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3" calcext:value-type="float">
            <text:p>13</text:p>
          </table:table-cell>
          <table:table-cell table:style-name="ce6" office:value-type="string" calcext:value-type="string">
            <text:p>no class – work on commentary</text:p>
          </table:table-cell>
          <table:table-cell table:style-name="ce6"/>
          <table:table-cell table:style-name="ce15" table:content-validation-name="val4" office:value-type="date" office:date-value="2020-06-12" calcext:value-type="date">
            <text:p>2020-06-12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3" calcext:value-type="float">
            <text:p>13</text:p>
          </table:table-cell>
          <table:table-cell table:style-name="ce6" office:value-type="string" calcext:value-type="string">
            <text:p>no class – work on commentary</text:p>
          </table:table-cell>
          <table:table-cell table:style-name="ce6"/>
          <table:table-cell table:style-name="ce15" table:content-validation-name="val4" office:value-type="date" office:date-value="2020-06-16" calcext:value-type="date">
            <text:p>2020-06-16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4" calcext:value-type="float">
            <text:p>14</text:p>
          </table:table-cell>
          <table:table-cell table:style-name="ce6" office:value-type="string" calcext:value-type="string">
            <text:p>no class – work on commentary</text:p>
          </table:table-cell>
          <table:table-cell table:style-name="ce6"/>
          <table:table-cell table:style-name="ce15" table:content-validation-name="val4" office:value-type="date" office:date-value="2020-06-19" calcext:value-type="date">
            <text:p>2020-06-19</text:p>
          </table:table-cell>
          <table:table-cell table:number-columns-repeated="59"/>
        </table:table-row>
        <table:table-row table:style-name="ro1">
          <table:table-cell table:style-name="ce6" table:content-validation-name="val2"/>
          <table:table-cell table:style-name="ce6" table:content-validation-name="val3"/>
          <table:table-cell table:style-name="ce14"/>
          <table:table-cell table:style-name="ce6"/>
          <table:table-cell table:style-name="ce15" table:content-validation-name="val4"/>
          <table:table-cell table:number-columns-repeated="59"/>
        </table:table-row>
        <table:table-row table:style-name="ro1" table:number-rows-repeated="971">
          <table:table-cell table:style-name="ce6" table:content-validation-name="val2"/>
          <table:table-cell table:style-name="ce6" table:content-validation-name="val3"/>
          <table:table-cell table:style-name="ce6" table:number-columns-repeated="2"/>
          <table:table-cell table:style-name="ce15" table:content-validation-name="val4"/>
          <table:table-cell table:number-columns-repeated="59"/>
        </table:table-row>
        <table:table-row table:style-name="ro1" table:number-rows-repeated="1047575"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number-columns-repeated="59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number-columns-repeated="59"/>
        </table:table-row>
      </table:table>
      <table:table table:name="Assignment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37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3" table:default-cell-style-name="ce1"/>
        <table:table-column table:style-name="co3" table:number-columns-repeated="54" table:default-cell-style-name="ce5"/>
        <table:table-row table:style-name="ro1">
          <table:table-cell table:style-name="ce23" office:value-type="string" calcext:value-type="string">
            <text:p>Nr</text:p>
          </table:table-cell>
          <table:table-cell table:style-name="ce23" office:value-type="string" calcext:value-type="string">
            <text:p>Cal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opic</text:p>
          </table:table-cell>
          <table:table-cell table:style-name="ce23" office:value-type="string" calcext:value-type="string">
            <text:p>Available</text:p>
          </table:table-cell>
          <table:table-cell table:style-name="ce36" office:value-type="string" calcext:value-type="string">
            <text:p>Due</text:p>
          </table:table-cell>
          <table:table-cell table:style-name="ce23" office:value-type="string" calcext:value-type="string">
            <text:p>Source Due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Source weight</text:p>
          </table:table-cell>
          <table:table-cell table:style-name="ce24" office:value-type="string" calcext:value-type="string">
            <text:p>Duration[mins]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6" office:value-type="string" calcext:value-type="string">
            <text:p>Proof on Polynomial versus exponential</text:p>
          </table:table-cell>
          <table:table-cell table:style-name="ce6" office:value-type="string" calcext:value-type="string">
            <text:p>no</text:p>
          </table:table-cell>
          <table:table-cell table:style-name="ce15" table:content-validation-name="val4" office:value-type="date" office:date-value="2020-02-14T10:30:00" calcext:value-type="date">
            <text:p>2020-02-14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" calcext:value-type="float">
            <text:p>0</text:p>
          </table:table-cell>
          <table:table-cell table:style-name="ce6" office:value-type="string" calcext:value-type="string">
            <text:p>Study guide</text:p>
          </table:table-cell>
          <table:table-cell table:style-name="ce26" table:content-validation-name="val7" office:value-type="float" office:value="360" calcext:value-type="float">
            <text:p>36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2" calcext:value-type="float">
            <text:p>2</text:p>
          </table:table-cell>
          <table:table-cell table:style-name="ce6"/>
          <table:table-cell table:style-name="ce8"/>
          <table:table-cell table:style-name="ce6" office:value-type="string" calcext:value-type="string">
            <text:p>Proof on Classes P and NP</text:p>
          </table:table-cell>
          <table:table-cell table:style-name="ce6" office:value-type="string" calcext:value-type="string">
            <text:p>no</text:p>
          </table:table-cell>
          <table:table-cell table:style-name="ce15" table:content-validation-name="val4" office:value-type="date" office:date-value="2020-02-21T10:30:00" calcext:value-type="date">
            <text:p>2020-02-21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" calcext:value-type="float">
            <text:p>0</text:p>
          </table:table-cell>
          <table:table-cell table:style-name="ce6" office:value-type="string" calcext:value-type="string">
            <text:p>Study guide</text:p>
          </table:table-cell>
          <table:table-cell table:style-name="ce26" table:content-validation-name="val7" office:value-type="float" office:value="360" calcext:value-type="float">
            <text:p>36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Proof on Polynomial-time reduction and NP hardness</text:p>
          </table:table-cell>
          <table:table-cell table:style-name="ce6" office:value-type="string" calcext:value-type="string">
            <text:p>no</text:p>
          </table:table-cell>
          <table:table-cell table:style-name="ce15" table:content-validation-name="val4" office:value-type="date" office:date-value="2020-03-06T10:30:00" calcext:value-type="date">
            <text:p>2020-03-06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" calcext:value-type="float">
            <text:p>0</text:p>
          </table:table-cell>
          <table:table-cell table:style-name="ce6" office:value-type="string" calcext:value-type="string">
            <text:p>Study guide</text:p>
          </table:table-cell>
          <table:table-cell table:style-name="ce26" table:content-validation-name="val7" office:value-type="float" office:value="360" calcext:value-type="float">
            <text:p>36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string" calcext:value-type="string">
            <text:p>Proof on NP-hardness continued</text:p>
          </table:table-cell>
          <table:table-cell table:style-name="ce6" office:value-type="string" calcext:value-type="string">
            <text:p>no</text:p>
          </table:table-cell>
          <table:table-cell table:style-name="ce15" table:content-validation-name="val4" office:value-type="date" office:date-value="2020-03-13T10:30:00" calcext:value-type="date">
            <text:p>2020-03-13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" calcext:value-type="float">
            <text:p>0</text:p>
          </table:table-cell>
          <table:table-cell table:style-name="ce6" office:value-type="string" calcext:value-type="string">
            <text:p>Study guide</text:p>
          </table:table-cell>
          <table:table-cell table:style-name="ce26" table:content-validation-name="val7" office:value-type="float" office:value="360" calcext:value-type="float">
            <text:p>36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string" calcext:value-type="string">
            <text:p>Take-home Assignment 1</text:p>
          </table:table-cell>
          <table:table-cell table:style-name="ce6" office:value-type="string" calcext:value-type="string">
            <text:p>no</text:p>
          </table:table-cell>
          <table:table-cell table:style-name="ce15" table:content-validation-name="val4" office:value-type="date" office:date-value="2020-04-07" calcext:value-type="date">
            <text:p>2020-04-07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.35" calcext:value-type="float">
            <text:p>0.35</text:p>
          </table:table-cell>
          <table:table-cell table:style-name="ce6" office:value-type="string" calcext:value-type="string">
            <text:p>Study guide</text:p>
          </table:table-cell>
          <table:table-cell table:style-name="ce26" table:content-validation-name="val7" office:value-type="float" office:value="600" calcext:value-type="float">
            <text:p>60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6" calcext:value-type="float">
            <text:p>6</text:p>
          </table:table-cell>
          <table:table-cell table:style-name="ce6" table:number-columns-repeated="2"/>
          <table:table-cell table:style-name="ce6" office:value-type="string" calcext:value-type="string">
            <text:p>Proof on fixed-parameter tractability</text:p>
          </table:table-cell>
          <table:table-cell table:style-name="ce6" office:value-type="string" calcext:value-type="string">
            <text:p>no</text:p>
          </table:table-cell>
          <table:table-cell table:style-name="ce15" table:content-validation-name="val4" office:value-type="date" office:date-value="2020-04-17T10:30:00" calcext:value-type="date">
            <text:p>2020-04-17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" calcext:value-type="float">
            <text:p>0</text:p>
          </table:table-cell>
          <table:table-cell table:style-name="ce6" office:value-type="string" calcext:value-type="string">
            <text:p>Study guide</text:p>
          </table:table-cell>
          <table:table-cell table:style-name="ce26" table:content-validation-name="val7" office:value-type="float" office:value="360" calcext:value-type="float">
            <text:p>36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string" calcext:value-type="string">
            <text:p>Proof on parameterized reduction and fixed-parameter intractability</text:p>
          </table:table-cell>
          <table:table-cell table:style-name="ce6" office:value-type="string" calcext:value-type="string">
            <text:p>no</text:p>
          </table:table-cell>
          <table:table-cell table:style-name="ce15" table:content-validation-name="val4" office:value-type="date" office:date-value="2020-04-24T10:30:00" calcext:value-type="date">
            <text:p>2020-04-24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" calcext:value-type="float">
            <text:p>0</text:p>
          </table:table-cell>
          <table:table-cell table:style-name="ce6" office:value-type="string" calcext:value-type="string">
            <text:p>Study guide</text:p>
          </table:table-cell>
          <table:table-cell table:style-name="ce26" table:content-validation-name="val7" office:value-type="float" office:value="360" calcext:value-type="float">
            <text:p>36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8" calcext:value-type="float">
            <text:p>8</text:p>
          </table:table-cell>
          <table:table-cell table:style-name="ce6" table:number-columns-repeated="2"/>
          <table:table-cell table:style-name="ce6" office:value-type="string" calcext:value-type="string">
            <text:p>Take-home Assignment 2</text:p>
          </table:table-cell>
          <table:table-cell table:style-name="ce6" office:value-type="string" calcext:value-type="string">
            <text:p>no</text:p>
          </table:table-cell>
          <table:table-cell table:style-name="ce15" table:content-validation-name="val4" office:value-type="date" office:date-value="2020-05-26" calcext:value-type="date">
            <text:p>2020-05-26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.35" calcext:value-type="float">
            <text:p>0.35</text:p>
          </table:table-cell>
          <table:table-cell table:style-name="ce6" office:value-type="string" calcext:value-type="string">
            <text:p>Study guide</text:p>
          </table:table-cell>
          <table:table-cell table:style-name="ce26" table:content-validation-name="val7" office:value-type="float" office:value="360" calcext:value-type="float">
            <text:p>36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9" calcext:value-type="float">
            <text:p>9</text:p>
          </table:table-cell>
          <table:table-cell table:style-name="ce6" table:number-columns-repeated="2"/>
          <table:table-cell table:style-name="ce6" office:value-type="string" calcext:value-type="string">
            <text:p>Proposal for a grant</text:p>
          </table:table-cell>
          <table:table-cell table:style-name="ce6" office:value-type="string" calcext:value-type="string">
            <text:p>no</text:p>
          </table:table-cell>
          <table:table-cell table:style-name="ce15" table:content-validation-name="val4" office:value-type="date" office:date-value="2020-06-02" calcext:value-type="date">
            <text:p>2020-06-02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" calcext:value-type="float">
            <text:p>0</text:p>
          </table:table-cell>
          <table:table-cell table:style-name="ce6" office:value-type="string" calcext:value-type="string">
            <text:p>Study guide</text:p>
          </table:table-cell>
          <table:table-cell table:style-name="ce26" table:content-validation-name="val7" office:value-type="float" office:value="360" calcext:value-type="float">
            <text:p>36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10" calcext:value-type="float">
            <text:p>10</text:p>
          </table:table-cell>
          <table:table-cell table:style-name="ce6" table:number-columns-repeated="2"/>
          <table:table-cell table:style-name="ce6" office:value-type="string" calcext:value-type="string">
            <text:p>Commentary on a scientific article</text:p>
          </table:table-cell>
          <table:table-cell table:style-name="ce6" office:value-type="string" calcext:value-type="string">
            <text:p>no</text:p>
          </table:table-cell>
          <table:table-cell table:style-name="ce15" table:content-validation-name="val4" office:value-type="date" office:date-value="2020-07-03" calcext:value-type="date">
            <text:p>2020-07-03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.3" calcext:value-type="float">
            <text:p>0.3</text:p>
          </table:table-cell>
          <table:table-cell table:style-name="ce6" office:value-type="string" calcext:value-type="string">
            <text:p>Study guide</text:p>
          </table:table-cell>
          <table:table-cell table:style-name="ce26" table:content-validation-name="val7" office:value-type="float" office:value="400" calcext:value-type="float">
            <text:p>400</text:p>
          </table:table-cell>
          <table:table-cell table:number-columns-repeated="54"/>
        </table:table-row>
        <table:table-row table:style-name="ro1" table:number-rows-repeated="989">
          <table:table-cell table:style-name="ce6" table:content-validation-name="val5"/>
          <table:table-cell table:style-name="ce6" table:number-columns-repeated="4"/>
          <table:table-cell table:style-name="ce15" table:content-validation-name="val4"/>
          <table:table-cell table:style-name="ce6"/>
          <table:table-cell table:style-name="ce6" table:content-validation-name="val6"/>
          <table:table-cell table:style-name="ce6"/>
          <table:table-cell table:style-name="ce26" table:content-validation-name="val7"/>
          <table:table-cell table:number-columns-repeated="54"/>
        </table:table-row>
        <table:table-row table:style-name="ro1" table:number-rows-repeated="1047534">
          <table:table-cell table:number-columns-repeated="5"/>
          <table:table-cell table:content-validation-name="val4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 table:number-rows-repeated="40">
          <table:table-cell table:number-columns-repeated="5"/>
          <table:table-cell table:content-validation-name="val4"/>
          <table:table-cell table:number-columns-repeated="58"/>
        </table:table-row>
        <table:table-row table:style-name="ro1">
          <table:table-cell table:number-columns-repeated="5"/>
          <table:table-cell table:content-validation-name="val4"/>
          <table:table-cell table:number-columns-repeated="58"/>
        </table:table-row>
      </table:table>
      <table:table table:name="OldExam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5" table:default-cell-style-name="ce1"/>
        <table:table-column table:style-name="co19" table:default-cell-style-name="ce44"/>
        <table:table-column table:style-name="co20" table:default-cell-style-name="ce1"/>
        <table:table-column table:style-name="co21" table:default-cell-style-name="ce2"/>
        <table:table-column table:style-name="co22" table:default-cell-style-name="ce1"/>
        <table:table-column table:style-name="co23" table:default-cell-style-name="ce1"/>
        <table:table-column table:style-name="co16" table:default-cell-style-name="ce1"/>
        <table:table-column table:style-name="co24" table:default-cell-style-name="ce1"/>
        <table:table-column table:style-name="co25" table:default-cell-style-name="ce44"/>
        <table:table-column table:style-name="co26" table:default-cell-style-name="ce44"/>
        <table:table-column table:style-name="co27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3" table:number-columns-repeated="50" table:default-cell-style-name="ce1"/>
        <table:table-row table:style-name="ro1">
          <table:table-cell table:style-name="ce13" office:value-type="string" calcext:value-type="string">
            <text:p>Exam sources</text:p>
          </table:table-cell>
          <table:table-cell table:style-name="ce19" office:value-type="string" calcext:value-type="string">
            <office:annotation draw:style-name="gr1" draw:text-style-name="P2" svg:width="108pt" svg:height="60.01pt" svg:x="139.49pt" svg:y="0pt" draw:caption-point-x="-9.3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can see where you can find your exam.</text:span></text:p>
            </office:annotation>
            <text:p>Source</text:p>
          </table:table-cell>
          <table:table-cell table:style-name="ce13" office:value-type="string" calcext:value-type="string">
            <text:p>Nr</text:p>
          </table:table-cell>
          <table:table-cell table:style-name="ce20" office:value-type="string" calcext:value-type="string">
            <text:p>Date</text:p>
          </table:table-cell>
          <table:table-cell table:style-name="ce13" office:value-type="string" calcext:value-type="string">
            <text:p>Nr of Exercises</text:p>
          </table:table-cell>
          <table:table-cell table:style-name="ce13" office:value-type="string" calcext:value-type="string">
            <text:p>Exerc. Id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Topic</text:p>
          </table:table-cell>
          <table:table-cell table:style-name="ce19" office:value-type="string" calcext:value-type="string">
            <text:p>Lect. Topic</text:p>
          </table:table-cell>
          <table:table-cell table:style-name="ce19" office:value-type="string" calcext:value-type="string">
            <text:p>Due</text:p>
          </table:table-cell>
          <table:table-cell table:style-name="ce13" office:value-type="string" calcext:value-type="string">
            <office:annotation draw:style-name="gr2" draw:text-style-name="P2" svg:width="203.24pt" svg:height="255.74pt" svg:x="695.99pt" svg:y="0pt" draw:caption-point-x="2.72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see who is allocated to which exam. (Allocation is pseudo-anonymized by letters.)</text:span></text:p>
              <text:p text:style-name="P1"><text:span text:style-name="T2"/></text:p>
              <text:p text:style-name="P1"><text:span text:style-name="T2">IF ALL EXAMS are already allocated, please find an exam in the drive or mega or where-ever and add it to the list, and allocate yourself to it. Ensure you pick a new exam that doesn't already have solutions :)</text:span></text:p>
            </office:annotation>
            <text:p>Public Hash</text:p>
          </table:table-cell>
          <table:table-cell table:style-name="ce13" office:value-type="string" calcext:value-type="string">
            <office:annotation draw:style-name="gr3" draw:text-style-name="P2" svg:width="163.5pt" svg:height="181.5pt" svg:x="741.74pt" svg:y="0pt" draw:caption-point-x="30.47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Sol. In drive</text:p>
          </table:table-cell>
          <table:table-cell table:style-name="ce13" office:value-type="string" calcext:value-type="string">
            <text:p>Completed</text:p>
          </table:table-cell>
          <table:table-cell table:style-name="ce13" office:value-type="string" calcext:value-type="string">
            <office:annotation draw:style-name="gr4" draw:text-style-name="P2" svg:width="162pt" svg:height="182.24pt" svg:x="893.25pt" svg:y="0pt" draw:caption-point-x="27.44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Language</text:p>
          </table:table-cell>
          <table:table-cell table:style-name="ce13" office:value-type="string" calcext:value-type="string">
            <text:p>Comments:</text:p>
          </table:table-cell>
          <table:table-cell table:style-name="ce12"/>
          <table:table-cell table:number-columns-repeated="48"/>
        </table:table-row>
        <table:table-row table:style-name="ro1">
          <table:table-cell table:style-name="ce42" office:value-type="string" calcext:value-type="string">
            <text:p>Old Course</text:p>
          </table:table-cell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];[Lectures.C$1:.E100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office:value-type="string" calcext:value-type="string">
            <text:p>Brightspace</text:p>
          </table:table-cell>
          <table:table-cell table:style-name="ce42" table:content-validation-name="val8"/>
          <table:table-cell table:style-name="ce45" table:content-validation-name="val9"/>
          <table:table-cell table:style-name="ce17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];[Lectures.C$1:.E100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office:value-type="string" calcext:value-type="string">
            <text:p>Studeersnel</text:p>
          </table:table-cell>
          <table:table-cell table:style-name="ce42" table:content-validation-name="val8"/>
          <table:table-cell table:style-name="ce45" table:content-validation-name="val9"/>
          <table:table-cell table:style-name="ce17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];[Lectures.C$1:.E100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office:value-type="string" calcext:value-type="string">
            <text:p>Aerostudents</text:p>
          </table:table-cell>
          <table:table-cell table:style-name="ce42" table:content-validation-name="val8"/>
          <table:table-cell table:style-name="ce45" table:content-validation-name="val9"/>
          <table:table-cell table:style-name="ce17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];[Lectures.C$1:.E100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office:value-type="string" calcext:value-type="string">
            <text:p>Goldmine</text:p>
          </table:table-cell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];[Lectures.C$1:.E100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];[Lectures.C$1:.E100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];[Lectures.C$1:.E100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];[Lectures.C$1:.E100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0];[Lectures.C$1:.E100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1];[Lectures.C$1:.E100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2];[Lectures.C$1:.E101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3];[Lectures.C$1:.E101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4];[Lectures.C$1:.E101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5];[Lectures.C$1:.E100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6];[Lectures.C$1:.E101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7];[Lectures.C$1:.E101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8];[Lectures.C$1:.E1012];3;0)" office:value-type="string" office:string-value="" calcext:value-type="error">
            <text:p>#N/A</text:p>
          </table:table-cell>
          <table:table-cell table:style-name="ce42" office:value-type="string" calcext:value-type="string">
            <text:p>A</text:p>
          </table:table-cell>
          <table:table-cell table:style-name="ce42" table:number-columns-repeated="5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9];[Lectures.C$1:.E1013];3;0)" office:value-type="string" office:string-value="" calcext:value-type="error">
            <text:p>#N/A</text:p>
          </table:table-cell>
          <table:table-cell table:style-name="ce42" office:value-type="string" calcext:value-type="string">
            <text:p>A</text:p>
          </table:table-cell>
          <table:table-cell table:style-name="ce42" table:number-columns-repeated="5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0];[Lectures.C$1:.E1014];3;0)" office:value-type="string" office:string-value="" calcext:value-type="error">
            <text:p>#N/A</text:p>
          </table:table-cell>
          <table:table-cell table:style-name="ce42" office:value-type="string" calcext:value-type="string">
            <text:p>A</text:p>
          </table:table-cell>
          <table:table-cell table:style-name="ce42" table:number-columns-repeated="5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1];[Lectures.C$1:.E1015];3;0)" office:value-type="string" office:string-value="" calcext:value-type="error">
            <text:p>#N/A</text:p>
          </table:table-cell>
          <table:table-cell table:style-name="ce42" office:value-type="string" calcext:value-type="string">
            <text:p>A</text:p>
          </table:table-cell>
          <table:table-cell table:style-name="ce42" table:number-columns-repeated="5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2];[Lectures.C$1:.E101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3];[Lectures.C$1:.E101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4];[Lectures.C$1:.E101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5];[Lectures.C$1:.E101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6];[Lectures.C$1:.E102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7];[Lectures.C$1:.E102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8];[Lectures.C$1:.E102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9];[Lectures.C$1:.E102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0];[Lectures.C$1:.E102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1];[Lectures.C$1:.E102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2];[Lectures.C$1:.E1030];3;0)" office:value-type="string" office:string-value="" calcext:value-type="error">
            <text:p>#N/A</text:p>
          </table:table-cell>
          <table:table-cell table:style-name="ce42" office:value-type="string" calcext:value-type="string">
            <text:p>B</text:p>
          </table:table-cell>
          <table:table-cell table:style-name="ce42" table:number-columns-repeated="5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3];[Lectures.C$1:.E1031];3;0)" office:value-type="string" office:string-value="" calcext:value-type="error">
            <text:p>#N/A</text:p>
          </table:table-cell>
          <table:table-cell table:style-name="ce42" office:value-type="string" calcext:value-type="string">
            <text:p>B</text:p>
          </table:table-cell>
          <table:table-cell table:style-name="ce42" table:number-columns-repeated="5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4];[Lectures.C$1:.E1032];3;0)" office:value-type="string" office:string-value="" calcext:value-type="error">
            <text:p>#N/A</text:p>
          </table:table-cell>
          <table:table-cell table:style-name="ce42" office:value-type="string" calcext:value-type="string">
            <text:p>B</text:p>
          </table:table-cell>
          <table:table-cell table:style-name="ce42" table:number-columns-repeated="5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5];[Lectures.C$1:.E1033];3;0)" office:value-type="string" office:string-value="" calcext:value-type="error">
            <text:p>#N/A</text:p>
          </table:table-cell>
          <table:table-cell table:style-name="ce42" office:value-type="string" calcext:value-type="string">
            <text:p>B</text:p>
          </table:table-cell>
          <table:table-cell table:style-name="ce42" table:number-columns-repeated="5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6];[Lectures.C$1:.E1034];3;0)" office:value-type="string" office:string-value="" calcext:value-type="error">
            <text:p>#N/A</text:p>
          </table:table-cell>
          <table:table-cell table:style-name="ce42" office:value-type="string" calcext:value-type="string">
            <text:p>B</text:p>
          </table:table-cell>
          <table:table-cell table:style-name="ce42" table:number-columns-repeated="5"/>
          <table:table-cell table:number-columns-repeated="48"/>
        </table:table-row>
        <table:table-row table:style-name="ro1">
          <table:table-cell table:style-name="ce6"/>
          <table:table-cell table:style-name="ce42"/>
          <table:table-cell table:style-name="ce6"/>
          <table:table-cell table:style-name="ce7"/>
          <table:table-cell table:style-name="ce6" table:number-columns-repeated="4"/>
          <table:table-cell table:style-name="ce42" table:content-validation-name="val12"/>
          <table:table-cell table:style-name="ce18" table:content-validation-name="val4" table:formula="of:=VLOOKUP([.I37];[Lectures.C$1:.E1035];3;0)" office:value-type="string" office:string-value="" calcext:value-type="error">
            <text:p>#N/A</text:p>
          </table:table-cell>
          <table:table-cell table:style-name="ce42"/>
          <table:table-cell table:style-name="ce6"/>
          <table:table-cell table:style-name="ce42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42"/>
          <table:table-cell table:style-name="ce6"/>
          <table:table-cell table:style-name="ce7"/>
          <table:table-cell table:style-name="ce6" table:number-columns-repeated="4"/>
          <table:table-cell table:style-name="ce42" table:content-validation-name="val12"/>
          <table:table-cell table:style-name="ce18" table:content-validation-name="val4" table:formula="of:=VLOOKUP([.I38];[Lectures.C$1:.E1036];3;0)" office:value-type="string" office:string-value="" calcext:value-type="error">
            <text:p>#N/A</text:p>
          </table:table-cell>
          <table:table-cell table:style-name="ce42"/>
          <table:table-cell table:style-name="ce6"/>
          <table:table-cell table:style-name="ce42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42"/>
          <table:table-cell table:style-name="ce6"/>
          <table:table-cell table:style-name="ce7"/>
          <table:table-cell table:style-name="ce6" table:number-columns-repeated="4"/>
          <table:table-cell table:style-name="ce42" table:content-validation-name="val12"/>
          <table:table-cell table:style-name="ce18" table:content-validation-name="val4" table:formula="of:=VLOOKUP([.I39];[Lectures.C$1:.E1037];3;0)" office:value-type="string" office:string-value="" calcext:value-type="error">
            <text:p>#N/A</text:p>
          </table:table-cell>
          <table:table-cell table:style-name="ce42"/>
          <table:table-cell table:style-name="ce6"/>
          <table:table-cell table:style-name="ce42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42"/>
          <table:table-cell table:style-name="ce6"/>
          <table:table-cell table:style-name="ce7"/>
          <table:table-cell table:style-name="ce6" table:number-columns-repeated="4"/>
          <table:table-cell table:style-name="ce42" table:content-validation-name="val12"/>
          <table:table-cell table:style-name="ce18" table:content-validation-name="val4" table:formula="of:=VLOOKUP([.I40];[Lectures.C$1:.E1038];3;0)" office:value-type="string" office:string-value="" calcext:value-type="error">
            <text:p>#N/A</text:p>
          </table:table-cell>
          <table:table-cell table:style-name="ce42"/>
          <table:table-cell table:style-name="ce6"/>
          <table:table-cell table:style-name="ce42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42"/>
          <table:table-cell table:style-name="ce6"/>
          <table:table-cell table:style-name="ce7"/>
          <table:table-cell table:style-name="ce6" table:number-columns-repeated="4"/>
          <table:table-cell table:style-name="ce42" table:content-validation-name="val12"/>
          <table:table-cell table:style-name="ce18" table:content-validation-name="val4" table:formula="of:=VLOOKUP([.I41];[Lectures.C$1:.E1039];3;0)" office:value-type="string" office:string-value="" calcext:value-type="error">
            <text:p>#N/A</text:p>
          </table:table-cell>
          <table:table-cell table:style-name="ce42"/>
          <table:table-cell table:style-name="ce6"/>
          <table:table-cell table:style-name="ce42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42"/>
          <table:table-cell table:style-name="ce6"/>
          <table:table-cell table:style-name="ce7"/>
          <table:table-cell table:style-name="ce6" table:number-columns-repeated="4"/>
          <table:table-cell table:style-name="ce42" table:content-validation-name="val12"/>
          <table:table-cell table:style-name="ce18" table:content-validation-name="val4" table:formula="of:=VLOOKUP([.I42];[Lectures.C$1:.E1040];3;0)" office:value-type="string" office:string-value="" calcext:value-type="error">
            <text:p>#N/A</text:p>
          </table:table-cell>
          <table:table-cell table:style-name="ce42"/>
          <table:table-cell table:style-name="ce6"/>
          <table:table-cell table:style-name="ce42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42"/>
          <table:table-cell table:style-name="ce6"/>
          <table:table-cell table:style-name="ce7"/>
          <table:table-cell table:style-name="ce6" table:number-columns-repeated="4"/>
          <table:table-cell table:style-name="ce42" table:content-validation-name="val12"/>
          <table:table-cell table:style-name="ce18" table:content-validation-name="val4" table:formula="of:=VLOOKUP([.I43];[Lectures.C$1:.E104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42"/>
          <table:table-cell table:style-name="ce6"/>
          <table:table-cell table:style-name="ce7"/>
          <table:table-cell table:style-name="ce6" table:number-columns-repeated="4"/>
          <table:table-cell table:style-name="ce42" table:content-validation-name="val12"/>
          <table:table-cell table:style-name="ce18" table:content-validation-name="val4" table:formula="of:=VLOOKUP([.I44];[Lectures.C$1:.E104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42"/>
          <table:table-cell table:style-name="ce6"/>
          <table:table-cell table:style-name="ce7"/>
          <table:table-cell table:style-name="ce6" table:number-columns-repeated="4"/>
          <table:table-cell table:style-name="ce42" table:content-validation-name="val12"/>
          <table:table-cell table:style-name="ce18" table:content-validation-name="val4" table:formula="of:=VLOOKUP([.I45];[Lectures.C$1:.E104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42"/>
          <table:table-cell table:style-name="ce6"/>
          <table:table-cell table:style-name="ce7"/>
          <table:table-cell table:style-name="ce6" table:number-columns-repeated="4"/>
          <table:table-cell table:style-name="ce42" table:content-validation-name="val12"/>
          <table:table-cell table:style-name="ce18" table:content-validation-name="val4" table:formula="of:=VLOOKUP([.I46];[Lectures.C$1:.E104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7];[Lectures.C$1:.E104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8];[Lectures.C$1:.E104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9];[Lectures.C$1:.E104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0];[Lectures.C$1:.E104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1];[Lectures.C$1:.E104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2];[Lectures.C$1:.E105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3];[Lectures.C$1:.E105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4];[Lectures.C$1:.E105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5];[Lectures.C$1:.E105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6];[Lectures.C$1:.E105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7];[Lectures.C$1:.E105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6" table:number-columns-repeated="2"/>
          <table:table-cell table:style-name="ce7"/>
          <table:table-cell table:style-name="ce6" table:number-columns-repeated="4"/>
          <table:table-cell table:style-name="ce6" table:content-validation-name="val12"/>
          <table:table-cell table:style-name="ce18" table:content-validation-name="val4" table:formula="of:=VLOOKUP([.I58];[Lectures.C$1:.E105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6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6" table:content-validation-name="val12"/>
          <table:table-cell table:style-name="ce18" table:content-validation-name="val4" table:formula="of:=VLOOKUP([.I59];[Lectures.C$1:.E105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6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6" table:content-validation-name="val12"/>
          <table:table-cell table:style-name="ce18" table:content-validation-name="val4" table:formula="of:=VLOOKUP([.I60];[Lectures.C$1:.E105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6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6" table:content-validation-name="val12"/>
          <table:table-cell table:style-name="ce18" table:content-validation-name="val4" table:formula="of:=VLOOKUP([.I61];[Lectures.C$1:.E105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2];[Lectures.C$1:.E106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3];[Lectures.C$1:.E106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4];[Lectures.C$1:.E106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5];[Lectures.C$1:.E106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6];[Lectures.C$1:.E106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7];[Lectures.C$1:.E106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8];[Lectures.C$1:.E106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9];[Lectures.C$1:.E106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0];[Lectures.C$1:.E106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1];[Lectures.C$1:.E106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2];[Lectures.C$1:.E107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3];[Lectures.C$1:.E107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4];[Lectures.C$1:.E107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5];[Lectures.C$1:.E107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6];[Lectures.C$1:.E107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7];[Lectures.C$1:.E107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8];[Lectures.C$1:.E107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9];[Lectures.C$1:.E107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0];[Lectures.C$1:.E107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1];[Lectures.C$1:.E107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2];[Lectures.C$1:.E108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3];[Lectures.C$1:.E108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4];[Lectures.C$1:.E108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5];[Lectures.C$1:.E108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6];[Lectures.C$1:.E108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7];[Lectures.C$1:.E108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8];[Lectures.C$1:.E108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9];[Lectures.C$1:.E108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0];[Lectures.C$1:.E108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1];[Lectures.C$1:.E108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2];[Lectures.C$1:.E108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3];[Lectures.C$1:.E108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4];[Lectures.C$1:.E108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5];[Lectures.C$1:.E108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6];[Lectures.C$1:.E109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7];[Lectures.C$1:.E109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8];[Lectures.C$1:.E109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9];[Lectures.C$1:.E109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00];[Lectures.C$1:.E109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01];[Lectures.C$1:.E109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02];[Lectures.C$1:.E109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03];[Lectures.C$1:.E109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04];[Lectures.C$1:.E109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05];[Lectures.C$1:.E109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06];[Lectures.C$1:.E110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07];[Lectures.C$1:.E110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08];[Lectures.C$1:.E110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09];[Lectures.C$1:.E110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10];[Lectures.C$1:.E110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11];[Lectures.C$1:.E110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12];[Lectures.C$1:.E110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13];[Lectures.C$1:.E110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14];[Lectures.C$1:.E110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15];[Lectures.C$1:.E110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16];[Lectures.C$1:.E111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17];[Lectures.C$1:.E111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18];[Lectures.C$1:.E111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19];[Lectures.C$1:.E111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20];[Lectures.C$1:.E111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21];[Lectures.C$1:.E111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22];[Lectures.C$1:.E111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23];[Lectures.C$1:.E111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24];[Lectures.C$1:.E111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25];[Lectures.C$1:.E111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26];[Lectures.C$1:.E112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27];[Lectures.C$1:.E112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28];[Lectures.C$1:.E112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29];[Lectures.C$1:.E112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30];[Lectures.C$1:.E112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31];[Lectures.C$1:.E112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32];[Lectures.C$1:.E112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33];[Lectures.C$1:.E112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34];[Lectures.C$1:.E112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35];[Lectures.C$1:.E112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36];[Lectures.C$1:.E113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37];[Lectures.C$1:.E113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38];[Lectures.C$1:.E113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39];[Lectures.C$1:.E113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40];[Lectures.C$1:.E113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41];[Lectures.C$1:.E113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42];[Lectures.C$1:.E113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43];[Lectures.C$1:.E113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44];[Lectures.C$1:.E113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45];[Lectures.C$1:.E113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46];[Lectures.C$1:.E114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47];[Lectures.C$1:.E114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48];[Lectures.C$1:.E114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49];[Lectures.C$1:.E114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50];[Lectures.C$1:.E114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51];[Lectures.C$1:.E114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52];[Lectures.C$1:.E114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53];[Lectures.C$1:.E114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54];[Lectures.C$1:.E114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55];[Lectures.C$1:.E114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56];[Lectures.C$1:.E115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57];[Lectures.C$1:.E115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58];[Lectures.C$1:.E115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59];[Lectures.C$1:.E115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60];[Lectures.C$1:.E115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61];[Lectures.C$1:.E115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62];[Lectures.C$1:.E115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63];[Lectures.C$1:.E115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64];[Lectures.C$1:.E115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65];[Lectures.C$1:.E115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66];[Lectures.C$1:.E116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67];[Lectures.C$1:.E116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68];[Lectures.C$1:.E116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69];[Lectures.C$1:.E116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70];[Lectures.C$1:.E116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71];[Lectures.C$1:.E116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72];[Lectures.C$1:.E116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73];[Lectures.C$1:.E116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74];[Lectures.C$1:.E116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75];[Lectures.C$1:.E116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76];[Lectures.C$1:.E117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77];[Lectures.C$1:.E117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78];[Lectures.C$1:.E117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79];[Lectures.C$1:.E117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80];[Lectures.C$1:.E117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81];[Lectures.C$1:.E117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82];[Lectures.C$1:.E117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83];[Lectures.C$1:.E117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84];[Lectures.C$1:.E117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85];[Lectures.C$1:.E117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86];[Lectures.C$1:.E118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87];[Lectures.C$1:.E118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88];[Lectures.C$1:.E118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89];[Lectures.C$1:.E118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90];[Lectures.C$1:.E118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91];[Lectures.C$1:.E118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92];[Lectures.C$1:.E118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93];[Lectures.C$1:.E118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94];[Lectures.C$1:.E118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95];[Lectures.C$1:.E118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96];[Lectures.C$1:.E119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97];[Lectures.C$1:.E119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98];[Lectures.C$1:.E119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99];[Lectures.C$1:.E119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00];[Lectures.C$1:.E119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01];[Lectures.C$1:.E119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02];[Lectures.C$1:.E119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03];[Lectures.C$1:.E119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04];[Lectures.C$1:.E119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05];[Lectures.C$1:.E119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06];[Lectures.C$1:.E120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07];[Lectures.C$1:.E120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08];[Lectures.C$1:.E120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09];[Lectures.C$1:.E120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10];[Lectures.C$1:.E120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11];[Lectures.C$1:.E120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12];[Lectures.C$1:.E120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13];[Lectures.C$1:.E120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14];[Lectures.C$1:.E120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15];[Lectures.C$1:.E120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16];[Lectures.C$1:.E121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17];[Lectures.C$1:.E121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18];[Lectures.C$1:.E121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19];[Lectures.C$1:.E121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20];[Lectures.C$1:.E121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21];[Lectures.C$1:.E121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22];[Lectures.C$1:.E121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23];[Lectures.C$1:.E121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24];[Lectures.C$1:.E121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25];[Lectures.C$1:.E121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26];[Lectures.C$1:.E122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27];[Lectures.C$1:.E122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28];[Lectures.C$1:.E122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29];[Lectures.C$1:.E122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30];[Lectures.C$1:.E122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31];[Lectures.C$1:.E122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32];[Lectures.C$1:.E122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33];[Lectures.C$1:.E122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34];[Lectures.C$1:.E122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35];[Lectures.C$1:.E122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36];[Lectures.C$1:.E123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37];[Lectures.C$1:.E123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38];[Lectures.C$1:.E123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39];[Lectures.C$1:.E123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40];[Lectures.C$1:.E123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41];[Lectures.C$1:.E123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42];[Lectures.C$1:.E123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43];[Lectures.C$1:.E123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44];[Lectures.C$1:.E123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45];[Lectures.C$1:.E123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46];[Lectures.C$1:.E124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47];[Lectures.C$1:.E124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48];[Lectures.C$1:.E124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49];[Lectures.C$1:.E124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50];[Lectures.C$1:.E124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51];[Lectures.C$1:.E124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52];[Lectures.C$1:.E124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53];[Lectures.C$1:.E124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54];[Lectures.C$1:.E124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55];[Lectures.C$1:.E124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56];[Lectures.C$1:.E125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57];[Lectures.C$1:.E125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58];[Lectures.C$1:.E125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59];[Lectures.C$1:.E125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60];[Lectures.C$1:.E125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61];[Lectures.C$1:.E125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62];[Lectures.C$1:.E125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63];[Lectures.C$1:.E125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64];[Lectures.C$1:.E125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65];[Lectures.C$1:.E125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66];[Lectures.C$1:.E126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67];[Lectures.C$1:.E126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68];[Lectures.C$1:.E126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69];[Lectures.C$1:.E126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70];[Lectures.C$1:.E126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71];[Lectures.C$1:.E126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72];[Lectures.C$1:.E127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73];[Lectures.C$1:.E127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74];[Lectures.C$1:.E127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75];[Lectures.C$1:.E127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76];[Lectures.C$1:.E127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77];[Lectures.C$1:.E127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78];[Lectures.C$1:.E127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79];[Lectures.C$1:.E127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80];[Lectures.C$1:.E127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81];[Lectures.C$1:.E127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82];[Lectures.C$1:.E128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83];[Lectures.C$1:.E128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84];[Lectures.C$1:.E128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85];[Lectures.C$1:.E128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86];[Lectures.C$1:.E128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87];[Lectures.C$1:.E128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88];[Lectures.C$1:.E128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89];[Lectures.C$1:.E128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90];[Lectures.C$1:.E128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91];[Lectures.C$1:.E128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92];[Lectures.C$1:.E129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93];[Lectures.C$1:.E129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94];[Lectures.C$1:.E129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95];[Lectures.C$1:.E129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96];[Lectures.C$1:.E129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97];[Lectures.C$1:.E129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98];[Lectures.C$1:.E129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299];[Lectures.C$1:.E129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00];[Lectures.C$1:.E129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01];[Lectures.C$1:.E129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02];[Lectures.C$1:.E130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03];[Lectures.C$1:.E130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04];[Lectures.C$1:.E130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05];[Lectures.C$1:.E130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06];[Lectures.C$1:.E130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07];[Lectures.C$1:.E130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08];[Lectures.C$1:.E130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09];[Lectures.C$1:.E130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10];[Lectures.C$1:.E130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11];[Lectures.C$1:.E130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12];[Lectures.C$1:.E131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13];[Lectures.C$1:.E131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14];[Lectures.C$1:.E131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15];[Lectures.C$1:.E131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16];[Lectures.C$1:.E131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17];[Lectures.C$1:.E131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18];[Lectures.C$1:.E131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19];[Lectures.C$1:.E131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20];[Lectures.C$1:.E131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21];[Lectures.C$1:.E131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22];[Lectures.C$1:.E132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23];[Lectures.C$1:.E132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24];[Lectures.C$1:.E132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25];[Lectures.C$1:.E132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26];[Lectures.C$1:.E132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27];[Lectures.C$1:.E132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28];[Lectures.C$1:.E132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29];[Lectures.C$1:.E132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30];[Lectures.C$1:.E132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31];[Lectures.C$1:.E132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32];[Lectures.C$1:.E133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33];[Lectures.C$1:.E133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34];[Lectures.C$1:.E133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35];[Lectures.C$1:.E133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36];[Lectures.C$1:.E133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37];[Lectures.C$1:.E133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38];[Lectures.C$1:.E133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39];[Lectures.C$1:.E133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40];[Lectures.C$1:.E133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41];[Lectures.C$1:.E133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42];[Lectures.C$1:.E134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43];[Lectures.C$1:.E134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44];[Lectures.C$1:.E134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45];[Lectures.C$1:.E134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46];[Lectures.C$1:.E134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47];[Lectures.C$1:.E134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48];[Lectures.C$1:.E134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49];[Lectures.C$1:.E134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50];[Lectures.C$1:.E134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51];[Lectures.C$1:.E134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52];[Lectures.C$1:.E135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53];[Lectures.C$1:.E135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54];[Lectures.C$1:.E135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55];[Lectures.C$1:.E135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56];[Lectures.C$1:.E135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57];[Lectures.C$1:.E135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58];[Lectures.C$1:.E135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59];[Lectures.C$1:.E135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60];[Lectures.C$1:.E135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61];[Lectures.C$1:.E135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62];[Lectures.C$1:.E136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63];[Lectures.C$1:.E136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64];[Lectures.C$1:.E136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65];[Lectures.C$1:.E136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66];[Lectures.C$1:.E136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67];[Lectures.C$1:.E136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68];[Lectures.C$1:.E136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69];[Lectures.C$1:.E136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70];[Lectures.C$1:.E136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71];[Lectures.C$1:.E136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72];[Lectures.C$1:.E137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73];[Lectures.C$1:.E137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74];[Lectures.C$1:.E137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75];[Lectures.C$1:.E137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76];[Lectures.C$1:.E137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77];[Lectures.C$1:.E137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78];[Lectures.C$1:.E137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79];[Lectures.C$1:.E137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80];[Lectures.C$1:.E137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81];[Lectures.C$1:.E137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82];[Lectures.C$1:.E138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83];[Lectures.C$1:.E138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84];[Lectures.C$1:.E138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85];[Lectures.C$1:.E138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86];[Lectures.C$1:.E138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87];[Lectures.C$1:.E138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88];[Lectures.C$1:.E138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89];[Lectures.C$1:.E138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90];[Lectures.C$1:.E138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91];[Lectures.C$1:.E138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92];[Lectures.C$1:.E139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93];[Lectures.C$1:.E139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94];[Lectures.C$1:.E139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95];[Lectures.C$1:.E139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96];[Lectures.C$1:.E139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97];[Lectures.C$1:.E139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98];[Lectures.C$1:.E139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399];[Lectures.C$1:.E139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00];[Lectures.C$1:.E139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01];[Lectures.C$1:.E139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02];[Lectures.C$1:.E140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03];[Lectures.C$1:.E140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04];[Lectures.C$1:.E140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05];[Lectures.C$1:.E140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06];[Lectures.C$1:.E140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07];[Lectures.C$1:.E140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08];[Lectures.C$1:.E140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09];[Lectures.C$1:.E140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10];[Lectures.C$1:.E140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11];[Lectures.C$1:.E140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12];[Lectures.C$1:.E141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13];[Lectures.C$1:.E141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14];[Lectures.C$1:.E141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15];[Lectures.C$1:.E141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16];[Lectures.C$1:.E141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17];[Lectures.C$1:.E141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18];[Lectures.C$1:.E141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19];[Lectures.C$1:.E141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20];[Lectures.C$1:.E141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21];[Lectures.C$1:.E141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22];[Lectures.C$1:.E142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23];[Lectures.C$1:.E142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24];[Lectures.C$1:.E142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25];[Lectures.C$1:.E142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26];[Lectures.C$1:.E142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27];[Lectures.C$1:.E142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28];[Lectures.C$1:.E142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29];[Lectures.C$1:.E142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30];[Lectures.C$1:.E142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31];[Lectures.C$1:.E142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32];[Lectures.C$1:.E143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33];[Lectures.C$1:.E143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34];[Lectures.C$1:.E143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35];[Lectures.C$1:.E143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36];[Lectures.C$1:.E143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37];[Lectures.C$1:.E143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38];[Lectures.C$1:.E143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39];[Lectures.C$1:.E143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40];[Lectures.C$1:.E143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41];[Lectures.C$1:.E143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42];[Lectures.C$1:.E144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43];[Lectures.C$1:.E144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44];[Lectures.C$1:.E144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45];[Lectures.C$1:.E144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46];[Lectures.C$1:.E144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47];[Lectures.C$1:.E144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48];[Lectures.C$1:.E144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49];[Lectures.C$1:.E144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50];[Lectures.C$1:.E144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51];[Lectures.C$1:.E144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52];[Lectures.C$1:.E145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53];[Lectures.C$1:.E145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54];[Lectures.C$1:.E145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55];[Lectures.C$1:.E145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56];[Lectures.C$1:.E145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57];[Lectures.C$1:.E145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58];[Lectures.C$1:.E145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59];[Lectures.C$1:.E145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60];[Lectures.C$1:.E145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61];[Lectures.C$1:.E145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62];[Lectures.C$1:.E146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63];[Lectures.C$1:.E146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64];[Lectures.C$1:.E146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65];[Lectures.C$1:.E146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66];[Lectures.C$1:.E146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67];[Lectures.C$1:.E146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68];[Lectures.C$1:.E146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69];[Lectures.C$1:.E146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70];[Lectures.C$1:.E146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71];[Lectures.C$1:.E146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72];[Lectures.C$1:.E147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73];[Lectures.C$1:.E147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74];[Lectures.C$1:.E147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75];[Lectures.C$1:.E147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76];[Lectures.C$1:.E147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77];[Lectures.C$1:.E147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78];[Lectures.C$1:.E147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79];[Lectures.C$1:.E147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80];[Lectures.C$1:.E147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81];[Lectures.C$1:.E147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82];[Lectures.C$1:.E148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83];[Lectures.C$1:.E148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84];[Lectures.C$1:.E148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85];[Lectures.C$1:.E148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86];[Lectures.C$1:.E148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87];[Lectures.C$1:.E148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88];[Lectures.C$1:.E148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89];[Lectures.C$1:.E148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90];[Lectures.C$1:.E148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91];[Lectures.C$1:.E148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92];[Lectures.C$1:.E149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93];[Lectures.C$1:.E149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94];[Lectures.C$1:.E149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95];[Lectures.C$1:.E149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96];[Lectures.C$1:.E149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97];[Lectures.C$1:.E149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98];[Lectures.C$1:.E149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499];[Lectures.C$1:.E149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00];[Lectures.C$1:.E149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01];[Lectures.C$1:.E149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02];[Lectures.C$1:.E150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03];[Lectures.C$1:.E150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04];[Lectures.C$1:.E150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05];[Lectures.C$1:.E150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06];[Lectures.C$1:.E150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07];[Lectures.C$1:.E150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08];[Lectures.C$1:.E150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09];[Lectures.C$1:.E150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10];[Lectures.C$1:.E150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11];[Lectures.C$1:.E150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12];[Lectures.C$1:.E151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13];[Lectures.C$1:.E151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14];[Lectures.C$1:.E151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15];[Lectures.C$1:.E151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16];[Lectures.C$1:.E151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17];[Lectures.C$1:.E151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18];[Lectures.C$1:.E151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19];[Lectures.C$1:.E151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20];[Lectures.C$1:.E151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21];[Lectures.C$1:.E151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22];[Lectures.C$1:.E152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23];[Lectures.C$1:.E152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24];[Lectures.C$1:.E152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25];[Lectures.C$1:.E152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26];[Lectures.C$1:.E152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27];[Lectures.C$1:.E152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28];[Lectures.C$1:.E152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29];[Lectures.C$1:.E152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30];[Lectures.C$1:.E152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31];[Lectures.C$1:.E152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32];[Lectures.C$1:.E153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33];[Lectures.C$1:.E153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34];[Lectures.C$1:.E153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35];[Lectures.C$1:.E153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36];[Lectures.C$1:.E153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37];[Lectures.C$1:.E153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38];[Lectures.C$1:.E153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39];[Lectures.C$1:.E153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40];[Lectures.C$1:.E153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41];[Lectures.C$1:.E153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42];[Lectures.C$1:.E154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43];[Lectures.C$1:.E154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44];[Lectures.C$1:.E154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45];[Lectures.C$1:.E154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46];[Lectures.C$1:.E154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47];[Lectures.C$1:.E154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48];[Lectures.C$1:.E154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49];[Lectures.C$1:.E154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50];[Lectures.C$1:.E154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51];[Lectures.C$1:.E154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52];[Lectures.C$1:.E155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53];[Lectures.C$1:.E155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54];[Lectures.C$1:.E155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55];[Lectures.C$1:.E155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56];[Lectures.C$1:.E155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57];[Lectures.C$1:.E155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58];[Lectures.C$1:.E155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59];[Lectures.C$1:.E155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60];[Lectures.C$1:.E155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61];[Lectures.C$1:.E155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62];[Lectures.C$1:.E156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63];[Lectures.C$1:.E156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64];[Lectures.C$1:.E156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65];[Lectures.C$1:.E156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66];[Lectures.C$1:.E156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67];[Lectures.C$1:.E156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68];[Lectures.C$1:.E156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69];[Lectures.C$1:.E156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70];[Lectures.C$1:.E156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71];[Lectures.C$1:.E156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72];[Lectures.C$1:.E157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73];[Lectures.C$1:.E157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74];[Lectures.C$1:.E157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75];[Lectures.C$1:.E157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76];[Lectures.C$1:.E157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77];[Lectures.C$1:.E157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78];[Lectures.C$1:.E157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79];[Lectures.C$1:.E157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80];[Lectures.C$1:.E157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81];[Lectures.C$1:.E157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82];[Lectures.C$1:.E158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83];[Lectures.C$1:.E158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84];[Lectures.C$1:.E158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85];[Lectures.C$1:.E158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86];[Lectures.C$1:.E158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87];[Lectures.C$1:.E158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88];[Lectures.C$1:.E158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89];[Lectures.C$1:.E158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90];[Lectures.C$1:.E158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91];[Lectures.C$1:.E158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92];[Lectures.C$1:.E159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93];[Lectures.C$1:.E159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94];[Lectures.C$1:.E159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95];[Lectures.C$1:.E159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96];[Lectures.C$1:.E159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97];[Lectures.C$1:.E159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98];[Lectures.C$1:.E159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599];[Lectures.C$1:.E159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00];[Lectures.C$1:.E159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01];[Lectures.C$1:.E159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02];[Lectures.C$1:.E160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03];[Lectures.C$1:.E160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04];[Lectures.C$1:.E160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05];[Lectures.C$1:.E160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06];[Lectures.C$1:.E160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07];[Lectures.C$1:.E160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08];[Lectures.C$1:.E160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09];[Lectures.C$1:.E160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10];[Lectures.C$1:.E160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11];[Lectures.C$1:.E160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12];[Lectures.C$1:.E161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13];[Lectures.C$1:.E161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14];[Lectures.C$1:.E161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15];[Lectures.C$1:.E161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16];[Lectures.C$1:.E161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17];[Lectures.C$1:.E161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18];[Lectures.C$1:.E161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19];[Lectures.C$1:.E161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20];[Lectures.C$1:.E161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21];[Lectures.C$1:.E161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22];[Lectures.C$1:.E162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23];[Lectures.C$1:.E162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24];[Lectures.C$1:.E162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25];[Lectures.C$1:.E162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26];[Lectures.C$1:.E162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27];[Lectures.C$1:.E162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28];[Lectures.C$1:.E162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29];[Lectures.C$1:.E162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30];[Lectures.C$1:.E162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31];[Lectures.C$1:.E162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32];[Lectures.C$1:.E163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33];[Lectures.C$1:.E163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34];[Lectures.C$1:.E163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35];[Lectures.C$1:.E163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36];[Lectures.C$1:.E163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37];[Lectures.C$1:.E163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38];[Lectures.C$1:.E163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39];[Lectures.C$1:.E163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40];[Lectures.C$1:.E163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41];[Lectures.C$1:.E163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42];[Lectures.C$1:.E164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43];[Lectures.C$1:.E164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44];[Lectures.C$1:.E164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45];[Lectures.C$1:.E164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46];[Lectures.C$1:.E164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47];[Lectures.C$1:.E164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48];[Lectures.C$1:.E164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49];[Lectures.C$1:.E164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50];[Lectures.C$1:.E164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51];[Lectures.C$1:.E164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52];[Lectures.C$1:.E165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53];[Lectures.C$1:.E165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54];[Lectures.C$1:.E165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55];[Lectures.C$1:.E165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56];[Lectures.C$1:.E165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57];[Lectures.C$1:.E165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58];[Lectures.C$1:.E165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59];[Lectures.C$1:.E165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60];[Lectures.C$1:.E165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61];[Lectures.C$1:.E165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62];[Lectures.C$1:.E166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63];[Lectures.C$1:.E166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64];[Lectures.C$1:.E166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65];[Lectures.C$1:.E166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66];[Lectures.C$1:.E166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67];[Lectures.C$1:.E166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68];[Lectures.C$1:.E166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69];[Lectures.C$1:.E166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70];[Lectures.C$1:.E166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71];[Lectures.C$1:.E166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72];[Lectures.C$1:.E167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73];[Lectures.C$1:.E167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74];[Lectures.C$1:.E167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75];[Lectures.C$1:.E167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76];[Lectures.C$1:.E167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77];[Lectures.C$1:.E167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78];[Lectures.C$1:.E167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79];[Lectures.C$1:.E167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80];[Lectures.C$1:.E167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81];[Lectures.C$1:.E167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82];[Lectures.C$1:.E168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83];[Lectures.C$1:.E168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84];[Lectures.C$1:.E168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85];[Lectures.C$1:.E168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86];[Lectures.C$1:.E168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87];[Lectures.C$1:.E168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88];[Lectures.C$1:.E168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89];[Lectures.C$1:.E168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90];[Lectures.C$1:.E168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91];[Lectures.C$1:.E168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92];[Lectures.C$1:.E169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93];[Lectures.C$1:.E169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94];[Lectures.C$1:.E169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95];[Lectures.C$1:.E169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96];[Lectures.C$1:.E169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97];[Lectures.C$1:.E169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98];[Lectures.C$1:.E169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699];[Lectures.C$1:.E169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00];[Lectures.C$1:.E169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01];[Lectures.C$1:.E169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02];[Lectures.C$1:.E170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03];[Lectures.C$1:.E170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04];[Lectures.C$1:.E170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05];[Lectures.C$1:.E170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06];[Lectures.C$1:.E170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07];[Lectures.C$1:.E170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08];[Lectures.C$1:.E170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09];[Lectures.C$1:.E170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10];[Lectures.C$1:.E170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11];[Lectures.C$1:.E170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12];[Lectures.C$1:.E171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13];[Lectures.C$1:.E171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14];[Lectures.C$1:.E171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15];[Lectures.C$1:.E171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16];[Lectures.C$1:.E171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17];[Lectures.C$1:.E171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18];[Lectures.C$1:.E171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19];[Lectures.C$1:.E171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20];[Lectures.C$1:.E171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21];[Lectures.C$1:.E171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22];[Lectures.C$1:.E172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23];[Lectures.C$1:.E172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24];[Lectures.C$1:.E172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25];[Lectures.C$1:.E172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26];[Lectures.C$1:.E172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27];[Lectures.C$1:.E172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28];[Lectures.C$1:.E172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29];[Lectures.C$1:.E172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30];[Lectures.C$1:.E172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31];[Lectures.C$1:.E172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32];[Lectures.C$1:.E173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33];[Lectures.C$1:.E173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34];[Lectures.C$1:.E173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35];[Lectures.C$1:.E173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36];[Lectures.C$1:.E173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37];[Lectures.C$1:.E173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38];[Lectures.C$1:.E173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39];[Lectures.C$1:.E173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40];[Lectures.C$1:.E173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41];[Lectures.C$1:.E173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42];[Lectures.C$1:.E174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43];[Lectures.C$1:.E174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44];[Lectures.C$1:.E174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45];[Lectures.C$1:.E174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46];[Lectures.C$1:.E174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47];[Lectures.C$1:.E174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48];[Lectures.C$1:.E174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49];[Lectures.C$1:.E174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50];[Lectures.C$1:.E174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51];[Lectures.C$1:.E174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52];[Lectures.C$1:.E175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53];[Lectures.C$1:.E175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54];[Lectures.C$1:.E175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55];[Lectures.C$1:.E175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56];[Lectures.C$1:.E175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57];[Lectures.C$1:.E175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58];[Lectures.C$1:.E175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59];[Lectures.C$1:.E175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60];[Lectures.C$1:.E175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61];[Lectures.C$1:.E175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62];[Lectures.C$1:.E176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63];[Lectures.C$1:.E176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64];[Lectures.C$1:.E176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65];[Lectures.C$1:.E176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66];[Lectures.C$1:.E176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67];[Lectures.C$1:.E176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68];[Lectures.C$1:.E176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69];[Lectures.C$1:.E176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70];[Lectures.C$1:.E176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71];[Lectures.C$1:.E176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72];[Lectures.C$1:.E177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73];[Lectures.C$1:.E177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74];[Lectures.C$1:.E177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75];[Lectures.C$1:.E177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76];[Lectures.C$1:.E177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77];[Lectures.C$1:.E177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78];[Lectures.C$1:.E177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79];[Lectures.C$1:.E177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80];[Lectures.C$1:.E177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81];[Lectures.C$1:.E177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82];[Lectures.C$1:.E178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83];[Lectures.C$1:.E178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84];[Lectures.C$1:.E178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85];[Lectures.C$1:.E178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86];[Lectures.C$1:.E178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87];[Lectures.C$1:.E178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88];[Lectures.C$1:.E178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89];[Lectures.C$1:.E178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90];[Lectures.C$1:.E178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91];[Lectures.C$1:.E178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92];[Lectures.C$1:.E179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93];[Lectures.C$1:.E179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94];[Lectures.C$1:.E179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95];[Lectures.C$1:.E179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96];[Lectures.C$1:.E179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97];[Lectures.C$1:.E179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98];[Lectures.C$1:.E179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799];[Lectures.C$1:.E179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00];[Lectures.C$1:.E179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01];[Lectures.C$1:.E179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02];[Lectures.C$1:.E180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03];[Lectures.C$1:.E180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04];[Lectures.C$1:.E180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05];[Lectures.C$1:.E180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06];[Lectures.C$1:.E180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07];[Lectures.C$1:.E180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08];[Lectures.C$1:.E180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09];[Lectures.C$1:.E180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10];[Lectures.C$1:.E180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11];[Lectures.C$1:.E180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12];[Lectures.C$1:.E181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13];[Lectures.C$1:.E181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14];[Lectures.C$1:.E181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15];[Lectures.C$1:.E181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16];[Lectures.C$1:.E181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17];[Lectures.C$1:.E181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18];[Lectures.C$1:.E181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19];[Lectures.C$1:.E181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20];[Lectures.C$1:.E181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21];[Lectures.C$1:.E181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22];[Lectures.C$1:.E182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23];[Lectures.C$1:.E182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24];[Lectures.C$1:.E182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25];[Lectures.C$1:.E182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26];[Lectures.C$1:.E182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27];[Lectures.C$1:.E182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28];[Lectures.C$1:.E182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29];[Lectures.C$1:.E182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30];[Lectures.C$1:.E182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31];[Lectures.C$1:.E182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32];[Lectures.C$1:.E183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33];[Lectures.C$1:.E183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34];[Lectures.C$1:.E183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35];[Lectures.C$1:.E183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36];[Lectures.C$1:.E183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37];[Lectures.C$1:.E183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38];[Lectures.C$1:.E183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39];[Lectures.C$1:.E183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40];[Lectures.C$1:.E183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41];[Lectures.C$1:.E183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42];[Lectures.C$1:.E184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43];[Lectures.C$1:.E184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44];[Lectures.C$1:.E184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45];[Lectures.C$1:.E184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46];[Lectures.C$1:.E184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47];[Lectures.C$1:.E184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48];[Lectures.C$1:.E184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49];[Lectures.C$1:.E184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50];[Lectures.C$1:.E184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51];[Lectures.C$1:.E184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52];[Lectures.C$1:.E185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53];[Lectures.C$1:.E185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54];[Lectures.C$1:.E185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55];[Lectures.C$1:.E185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56];[Lectures.C$1:.E185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57];[Lectures.C$1:.E185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58];[Lectures.C$1:.E185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59];[Lectures.C$1:.E185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60];[Lectures.C$1:.E185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61];[Lectures.C$1:.E185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62];[Lectures.C$1:.E186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63];[Lectures.C$1:.E186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64];[Lectures.C$1:.E186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65];[Lectures.C$1:.E186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66];[Lectures.C$1:.E186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67];[Lectures.C$1:.E186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68];[Lectures.C$1:.E186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69];[Lectures.C$1:.E186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70];[Lectures.C$1:.E186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71];[Lectures.C$1:.E186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72];[Lectures.C$1:.E187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73];[Lectures.C$1:.E187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74];[Lectures.C$1:.E187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75];[Lectures.C$1:.E187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76];[Lectures.C$1:.E187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77];[Lectures.C$1:.E187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78];[Lectures.C$1:.E187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79];[Lectures.C$1:.E187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80];[Lectures.C$1:.E187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81];[Lectures.C$1:.E187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82];[Lectures.C$1:.E188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83];[Lectures.C$1:.E188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84];[Lectures.C$1:.E188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85];[Lectures.C$1:.E188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86];[Lectures.C$1:.E188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87];[Lectures.C$1:.E188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88];[Lectures.C$1:.E188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89];[Lectures.C$1:.E188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90];[Lectures.C$1:.E188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91];[Lectures.C$1:.E188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92];[Lectures.C$1:.E189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93];[Lectures.C$1:.E189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94];[Lectures.C$1:.E189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95];[Lectures.C$1:.E189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96];[Lectures.C$1:.E189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97];[Lectures.C$1:.E189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98];[Lectures.C$1:.E189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899];[Lectures.C$1:.E189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00];[Lectures.C$1:.E189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01];[Lectures.C$1:.E189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02];[Lectures.C$1:.E190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03];[Lectures.C$1:.E190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04];[Lectures.C$1:.E190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05];[Lectures.C$1:.E190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06];[Lectures.C$1:.E190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07];[Lectures.C$1:.E190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08];[Lectures.C$1:.E190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09];[Lectures.C$1:.E190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10];[Lectures.C$1:.E190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11];[Lectures.C$1:.E190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12];[Lectures.C$1:.E191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13];[Lectures.C$1:.E191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14];[Lectures.C$1:.E191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15];[Lectures.C$1:.E191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16];[Lectures.C$1:.E191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8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17];[Lectures.C$1:.E191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18];[Lectures.C$1:.E191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19];[Lectures.C$1:.E191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20];[Lectures.C$1:.E191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21];[Lectures.C$1:.E191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22];[Lectures.C$1:.E192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23];[Lectures.C$1:.E192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24];[Lectures.C$1:.E192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25];[Lectures.C$1:.E192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26];[Lectures.C$1:.E192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27];[Lectures.C$1:.E192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28];[Lectures.C$1:.E192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29];[Lectures.C$1:.E192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30];[Lectures.C$1:.E192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31];[Lectures.C$1:.E192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32];[Lectures.C$1:.E193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33];[Lectures.C$1:.E193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34];[Lectures.C$1:.E193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35];[Lectures.C$1:.E193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36];[Lectures.C$1:.E193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37];[Lectures.C$1:.E193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38];[Lectures.C$1:.E193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39];[Lectures.C$1:.E193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40];[Lectures.C$1:.E193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41];[Lectures.C$1:.E193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42];[Lectures.C$1:.E194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43];[Lectures.C$1:.E194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44];[Lectures.C$1:.E194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45];[Lectures.C$1:.E194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46];[Lectures.C$1:.E194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47];[Lectures.C$1:.E194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48];[Lectures.C$1:.E194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49];[Lectures.C$1:.E194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50];[Lectures.C$1:.E194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51];[Lectures.C$1:.E194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52];[Lectures.C$1:.E195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53];[Lectures.C$1:.E195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54];[Lectures.C$1:.E195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55];[Lectures.C$1:.E195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56];[Lectures.C$1:.E195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57];[Lectures.C$1:.E195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58];[Lectures.C$1:.E195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59];[Lectures.C$1:.E195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60];[Lectures.C$1:.E195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61];[Lectures.C$1:.E195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62];[Lectures.C$1:.E196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63];[Lectures.C$1:.E196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64];[Lectures.C$1:.E196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65];[Lectures.C$1:.E196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66];[Lectures.C$1:.E196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67];[Lectures.C$1:.E196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68];[Lectures.C$1:.E196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69];[Lectures.C$1:.E196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70];[Lectures.C$1:.E196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71];[Lectures.C$1:.E196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72];[Lectures.C$1:.E197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73];[Lectures.C$1:.E197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74];[Lectures.C$1:.E197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75];[Lectures.C$1:.E197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76];[Lectures.C$1:.E197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77];[Lectures.C$1:.E197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78];[Lectures.C$1:.E197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79];[Lectures.C$1:.E197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80];[Lectures.C$1:.E197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81];[Lectures.C$1:.E197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82];[Lectures.C$1:.E198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83];[Lectures.C$1:.E198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84];[Lectures.C$1:.E198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85];[Lectures.C$1:.E198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86];[Lectures.C$1:.E198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87];[Lectures.C$1:.E198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88];[Lectures.C$1:.E198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89];[Lectures.C$1:.E198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90];[Lectures.C$1:.E198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91];[Lectures.C$1:.E1989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92];[Lectures.C$1:.E1990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93];[Lectures.C$1:.E1991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94];[Lectures.C$1:.E1992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95];[Lectures.C$1:.E1993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96];[Lectures.C$1:.E1994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97];[Lectures.C$1:.E1995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98];[Lectures.C$1:.E1996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999];[Lectures.C$1:.E1997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5" table:content-validation-name="val9"/>
          <table:table-cell table:style-name="ce17" table:content-validation-name="val4"/>
          <table:table-cell table:style-name="ce45" table:content-validation-name="val10" table:number-columns-repeated="2"/>
          <table:table-cell table:style-name="ce45" table:content-validation-name="val11"/>
          <table:table-cell table:style-name="ce42"/>
          <table:table-cell table:style-name="ce42" table:content-validation-name="val12"/>
          <table:table-cell table:style-name="ce18" table:content-validation-name="val4" table:formula="of:=VLOOKUP([.I1000];[Lectures.C$1:.E1998];3;0)" office:value-type="string" office:string-value="" calcext:value-type="error">
            <text:p>#N/A</text:p>
          </table:table-cell>
          <table:table-cell table:style-name="ce42" table:number-columns-repeated="6"/>
          <table:table-cell table:number-columns-repeated="48"/>
        </table:table-row>
        <table:table-row table:style-name="ro1" table:number-rows-repeated="149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style-name="ce11" table:content-validation-name="val4"/>
          <table:table-cell table:number-columns-repeated="54"/>
        </table:table-row>
        <table:table-row table:style-name="ro1" table:number-rows-repeated="1047426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4"/>
          <table:table-cell table:number-columns-repeated="54"/>
        </table:table-row>
        <table:table-row table:style-name="ro1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4"/>
          <table:table-cell table:number-columns-repeated="54"/>
        </table:table-row>
      </table:table>
      <table:table table:name="Exercise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0" table:default-cell-style-name="ce5"/>
        <table:table-column table:style-name="co10" table:default-cell-style-name="ce5"/>
        <table:table-column table:style-name="co11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1"/>
        <table:table-column table:style-name="co34" table:default-cell-style-name="ce2"/>
        <table:table-column table:style-name="co3" table:number-columns-repeated="57" table:default-cell-style-name="ce1"/>
        <table:table-row table:style-name="ro1">
          <table:table-cell table:style-name="ce23" office:value-type="string" calcext:value-type="string">
            <text:p>Nr</text:p>
          </table:table-cell>
          <table:table-cell table:style-name="ce23" office:value-type="string" calcext:value-type="string">
            <text:p>Cal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Available</text:p>
          </table:table-cell>
          <table:table-cell table:style-name="ce23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/>
          <table:table-cell table:number-columns-repeated="55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];[Lectures.C$1:.E10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];[Lectures.C$1:.E10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];[Lectures.C$1:.E10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];[Lectures.C$1:.E10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];[Lectures.C$1:.E10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];[Lectures.C$1:.E10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];[Lectures.C$1:.E10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];[Lectures.C$1:.E10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];[Lectures.C$1:.E10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];[Lectures.C$1:.E10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];[Lectures.C$1:.E10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];[Lectures.C$1:.E10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];[Lectures.C$1:.E10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];[Lectures.C$1:.E10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];[Lectures.C$1:.E10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];[Lectures.C$1:.E10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];[Lectures.C$1:.E10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];[Lectures.C$1:.E10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];[Lectures.C$1:.E10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];[Lectures.C$1:.E10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];[Lectures.C$1:.E10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];[Lectures.C$1:.E10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];[Lectures.C$1:.E10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];[Lectures.C$1:.E10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];[Lectures.C$1:.E10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];[Lectures.C$1:.E10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];[Lectures.C$1:.E10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];[Lectures.C$1:.E10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];[Lectures.C$1:.E10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];[Lectures.C$1:.E10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];[Lectures.C$1:.E10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];[Lectures.C$1:.E10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];[Lectures.C$1:.E10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];[Lectures.C$1:.E10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];[Lectures.C$1:.E10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];[Lectures.C$1:.E10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];[Lectures.C$1:.E10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];[Lectures.C$1:.E10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];[Lectures.C$1:.E10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];[Lectures.C$1:.E10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];[Lectures.C$1:.E10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];[Lectures.C$1:.E10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];[Lectures.C$1:.E10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];[Lectures.C$1:.E10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];[Lectures.C$1:.E10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];[Lectures.C$1:.E10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];[Lectures.C$1:.E10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];[Lectures.C$1:.E10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];[Lectures.C$1:.E10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];[Lectures.C$1:.E10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];[Lectures.C$1:.E10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];[Lectures.C$1:.E10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];[Lectures.C$1:.E10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];[Lectures.C$1:.E10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];[Lectures.C$1:.E10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];[Lectures.C$1:.E10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];[Lectures.C$1:.E10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];[Lectures.C$1:.E10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];[Lectures.C$1:.E10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];[Lectures.C$1:.E10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];[Lectures.C$1:.E10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];[Lectures.C$1:.E10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];[Lectures.C$1:.E10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];[Lectures.C$1:.E10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];[Lectures.C$1:.E10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];[Lectures.C$1:.E10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];[Lectures.C$1:.E10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];[Lectures.C$1:.E10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];[Lectures.C$1:.E10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];[Lectures.C$1:.E10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];[Lectures.C$1:.E10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];[Lectures.C$1:.E10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];[Lectures.C$1:.E10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];[Lectures.C$1:.E10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];[Lectures.C$1:.E10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7];[Lectures.C$1:.E10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8];[Lectures.C$1:.E10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9];[Lectures.C$1:.E10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0];[Lectures.C$1:.E10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1];[Lectures.C$1:.E10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2];[Lectures.C$1:.E10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3];[Lectures.C$1:.E10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4];[Lectures.C$1:.E10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5];[Lectures.C$1:.E10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6];[Lectures.C$1:.E11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7];[Lectures.C$1:.E11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8];[Lectures.C$1:.E11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9];[Lectures.C$1:.E11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0];[Lectures.C$1:.E11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1];[Lectures.C$1:.E11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2];[Lectures.C$1:.E11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3];[Lectures.C$1:.E11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4];[Lectures.C$1:.E11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5];[Lectures.C$1:.E11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6];[Lectures.C$1:.E11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7];[Lectures.C$1:.E11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8];[Lectures.C$1:.E11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9];[Lectures.C$1:.E11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0];[Lectures.C$1:.E11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1];[Lectures.C$1:.E11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2];[Lectures.C$1:.E11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3];[Lectures.C$1:.E11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4];[Lectures.C$1:.E11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5];[Lectures.C$1:.E11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6];[Lectures.C$1:.E11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7];[Lectures.C$1:.E11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8];[Lectures.C$1:.E11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9];[Lectures.C$1:.E11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0];[Lectures.C$1:.E11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1];[Lectures.C$1:.E11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2];[Lectures.C$1:.E11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3];[Lectures.C$1:.E11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4];[Lectures.C$1:.E11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5];[Lectures.C$1:.E11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6];[Lectures.C$1:.E11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7];[Lectures.C$1:.E11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8];[Lectures.C$1:.E11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9];[Lectures.C$1:.E11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0];[Lectures.C$1:.E11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1];[Lectures.C$1:.E11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2];[Lectures.C$1:.E11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3];[Lectures.C$1:.E11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4];[Lectures.C$1:.E11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5];[Lectures.C$1:.E11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6];[Lectures.C$1:.E11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7];[Lectures.C$1:.E11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8];[Lectures.C$1:.E11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9];[Lectures.C$1:.E11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0];[Lectures.C$1:.E11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1];[Lectures.C$1:.E11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2];[Lectures.C$1:.E11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3];[Lectures.C$1:.E11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4];[Lectures.C$1:.E11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5];[Lectures.C$1:.E11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6];[Lectures.C$1:.E11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7];[Lectures.C$1:.E11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8];[Lectures.C$1:.E11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9];[Lectures.C$1:.E11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0];[Lectures.C$1:.E11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1];[Lectures.C$1:.E11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2];[Lectures.C$1:.E11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3];[Lectures.C$1:.E11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4];[Lectures.C$1:.E11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5];[Lectures.C$1:.E11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6];[Lectures.C$1:.E11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7];[Lectures.C$1:.E11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8];[Lectures.C$1:.E11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9];[Lectures.C$1:.E11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0];[Lectures.C$1:.E11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1];[Lectures.C$1:.E11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2];[Lectures.C$1:.E11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3];[Lectures.C$1:.E11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4];[Lectures.C$1:.E11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5];[Lectures.C$1:.E11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6];[Lectures.C$1:.E11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7];[Lectures.C$1:.E11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8];[Lectures.C$1:.E11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9];[Lectures.C$1:.E11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0];[Lectures.C$1:.E11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1];[Lectures.C$1:.E11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2];[Lectures.C$1:.E11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3];[Lectures.C$1:.E11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4];[Lectures.C$1:.E11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5];[Lectures.C$1:.E11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6];[Lectures.C$1:.E11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7];[Lectures.C$1:.E11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8];[Lectures.C$1:.E11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9];[Lectures.C$1:.E11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0];[Lectures.C$1:.E11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1];[Lectures.C$1:.E11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2];[Lectures.C$1:.E11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3];[Lectures.C$1:.E11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4];[Lectures.C$1:.E11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5];[Lectures.C$1:.E11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6];[Lectures.C$1:.E11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7];[Lectures.C$1:.E11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8];[Lectures.C$1:.E11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9];[Lectures.C$1:.E11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0];[Lectures.C$1:.E11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1];[Lectures.C$1:.E11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2];[Lectures.C$1:.E11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3];[Lectures.C$1:.E11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4];[Lectures.C$1:.E11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5];[Lectures.C$1:.E11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6];[Lectures.C$1:.E12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7];[Lectures.C$1:.E12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8];[Lectures.C$1:.E12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9];[Lectures.C$1:.E12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0];[Lectures.C$1:.E12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1];[Lectures.C$1:.E12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2];[Lectures.C$1:.E12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3];[Lectures.C$1:.E12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4];[Lectures.C$1:.E12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5];[Lectures.C$1:.E12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6];[Lectures.C$1:.E12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7];[Lectures.C$1:.E12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8];[Lectures.C$1:.E12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9];[Lectures.C$1:.E12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0];[Lectures.C$1:.E12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1];[Lectures.C$1:.E12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2];[Lectures.C$1:.E12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3];[Lectures.C$1:.E12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4];[Lectures.C$1:.E12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5];[Lectures.C$1:.E12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6];[Lectures.C$1:.E12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7];[Lectures.C$1:.E12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8];[Lectures.C$1:.E12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9];[Lectures.C$1:.E12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0];[Lectures.C$1:.E12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1];[Lectures.C$1:.E12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2];[Lectures.C$1:.E12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3];[Lectures.C$1:.E12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4];[Lectures.C$1:.E12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5];[Lectures.C$1:.E12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6];[Lectures.C$1:.E12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7];[Lectures.C$1:.E12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8];[Lectures.C$1:.E12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9];[Lectures.C$1:.E12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0];[Lectures.C$1:.E12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1];[Lectures.C$1:.E12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2];[Lectures.C$1:.E12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3];[Lectures.C$1:.E12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4];[Lectures.C$1:.E12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5];[Lectures.C$1:.E12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6];[Lectures.C$1:.E12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7];[Lectures.C$1:.E12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8];[Lectures.C$1:.E12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9];[Lectures.C$1:.E12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0];[Lectures.C$1:.E12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1];[Lectures.C$1:.E12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2];[Lectures.C$1:.E12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3];[Lectures.C$1:.E12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4];[Lectures.C$1:.E12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5];[Lectures.C$1:.E12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6];[Lectures.C$1:.E12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7];[Lectures.C$1:.E12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8];[Lectures.C$1:.E12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9];[Lectures.C$1:.E12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0];[Lectures.C$1:.E12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1];[Lectures.C$1:.E12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2];[Lectures.C$1:.E12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3];[Lectures.C$1:.E12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4];[Lectures.C$1:.E12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5];[Lectures.C$1:.E12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6];[Lectures.C$1:.E12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7];[Lectures.C$1:.E12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8];[Lectures.C$1:.E12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9];[Lectures.C$1:.E12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0];[Lectures.C$1:.E12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1];[Lectures.C$1:.E12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2];[Lectures.C$1:.E12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3];[Lectures.C$1:.E12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4];[Lectures.C$1:.E12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5];[Lectures.C$1:.E12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6];[Lectures.C$1:.E12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7];[Lectures.C$1:.E12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8];[Lectures.C$1:.E12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9];[Lectures.C$1:.E12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0];[Lectures.C$1:.E12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1];[Lectures.C$1:.E12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2];[Lectures.C$1:.E12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3];[Lectures.C$1:.E12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4];[Lectures.C$1:.E12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5];[Lectures.C$1:.E12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6];[Lectures.C$1:.E12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7];[Lectures.C$1:.E12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8];[Lectures.C$1:.E12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9];[Lectures.C$1:.E12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0];[Lectures.C$1:.E12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1];[Lectures.C$1:.E12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2];[Lectures.C$1:.E12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3];[Lectures.C$1:.E12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4];[Lectures.C$1:.E12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5];[Lectures.C$1:.E12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6];[Lectures.C$1:.E12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7];[Lectures.C$1:.E12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8];[Lectures.C$1:.E12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9];[Lectures.C$1:.E12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0];[Lectures.C$1:.E12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1];[Lectures.C$1:.E12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2];[Lectures.C$1:.E12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3];[Lectures.C$1:.E12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4];[Lectures.C$1:.E12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5];[Lectures.C$1:.E12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6];[Lectures.C$1:.E13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7];[Lectures.C$1:.E13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8];[Lectures.C$1:.E13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9];[Lectures.C$1:.E13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0];[Lectures.C$1:.E13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1];[Lectures.C$1:.E13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2];[Lectures.C$1:.E13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3];[Lectures.C$1:.E13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4];[Lectures.C$1:.E13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5];[Lectures.C$1:.E13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6];[Lectures.C$1:.E13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7];[Lectures.C$1:.E13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8];[Lectures.C$1:.E13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9];[Lectures.C$1:.E13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0];[Lectures.C$1:.E13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1];[Lectures.C$1:.E13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2];[Lectures.C$1:.E13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3];[Lectures.C$1:.E13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4];[Lectures.C$1:.E13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5];[Lectures.C$1:.E13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6];[Lectures.C$1:.E13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7];[Lectures.C$1:.E13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8];[Lectures.C$1:.E13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9];[Lectures.C$1:.E13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0];[Lectures.C$1:.E13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1];[Lectures.C$1:.E13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2];[Lectures.C$1:.E13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3];[Lectures.C$1:.E13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4];[Lectures.C$1:.E13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5];[Lectures.C$1:.E13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6];[Lectures.C$1:.E13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7];[Lectures.C$1:.E13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8];[Lectures.C$1:.E13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9];[Lectures.C$1:.E13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0];[Lectures.C$1:.E13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1];[Lectures.C$1:.E13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2];[Lectures.C$1:.E13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3];[Lectures.C$1:.E13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4];[Lectures.C$1:.E13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5];[Lectures.C$1:.E13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6];[Lectures.C$1:.E13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7];[Lectures.C$1:.E13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8];[Lectures.C$1:.E13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9];[Lectures.C$1:.E13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0];[Lectures.C$1:.E13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1];[Lectures.C$1:.E13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2];[Lectures.C$1:.E13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3];[Lectures.C$1:.E13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4];[Lectures.C$1:.E13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5];[Lectures.C$1:.E13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6];[Lectures.C$1:.E13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7];[Lectures.C$1:.E13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8];[Lectures.C$1:.E13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9];[Lectures.C$1:.E13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0];[Lectures.C$1:.E13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1];[Lectures.C$1:.E13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2];[Lectures.C$1:.E13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3];[Lectures.C$1:.E13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4];[Lectures.C$1:.E13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5];[Lectures.C$1:.E13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6];[Lectures.C$1:.E13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7];[Lectures.C$1:.E13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8];[Lectures.C$1:.E13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9];[Lectures.C$1:.E13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0];[Lectures.C$1:.E13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1];[Lectures.C$1:.E13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2];[Lectures.C$1:.E13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3];[Lectures.C$1:.E13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4];[Lectures.C$1:.E13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5];[Lectures.C$1:.E13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6];[Lectures.C$1:.E13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7];[Lectures.C$1:.E13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8];[Lectures.C$1:.E13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9];[Lectures.C$1:.E13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0];[Lectures.C$1:.E13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1];[Lectures.C$1:.E13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2];[Lectures.C$1:.E13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3];[Lectures.C$1:.E13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4];[Lectures.C$1:.E13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5];[Lectures.C$1:.E13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6];[Lectures.C$1:.E13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7];[Lectures.C$1:.E13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8];[Lectures.C$1:.E13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9];[Lectures.C$1:.E13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0];[Lectures.C$1:.E13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1];[Lectures.C$1:.E13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2];[Lectures.C$1:.E13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3];[Lectures.C$1:.E13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4];[Lectures.C$1:.E13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5];[Lectures.C$1:.E13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6];[Lectures.C$1:.E13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7];[Lectures.C$1:.E13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8];[Lectures.C$1:.E13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9];[Lectures.C$1:.E13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0];[Lectures.C$1:.E13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1];[Lectures.C$1:.E13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2];[Lectures.C$1:.E13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3];[Lectures.C$1:.E13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4];[Lectures.C$1:.E13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5];[Lectures.C$1:.E13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6];[Lectures.C$1:.E14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7];[Lectures.C$1:.E14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8];[Lectures.C$1:.E14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9];[Lectures.C$1:.E14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0];[Lectures.C$1:.E14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1];[Lectures.C$1:.E14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2];[Lectures.C$1:.E14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3];[Lectures.C$1:.E14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4];[Lectures.C$1:.E14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5];[Lectures.C$1:.E14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6];[Lectures.C$1:.E14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7];[Lectures.C$1:.E14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8];[Lectures.C$1:.E14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9];[Lectures.C$1:.E14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0];[Lectures.C$1:.E14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1];[Lectures.C$1:.E14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2];[Lectures.C$1:.E14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3];[Lectures.C$1:.E14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4];[Lectures.C$1:.E14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5];[Lectures.C$1:.E14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6];[Lectures.C$1:.E14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7];[Lectures.C$1:.E14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8];[Lectures.C$1:.E14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9];[Lectures.C$1:.E14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0];[Lectures.C$1:.E14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1];[Lectures.C$1:.E14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2];[Lectures.C$1:.E14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3];[Lectures.C$1:.E14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4];[Lectures.C$1:.E14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5];[Lectures.C$1:.E14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6];[Lectures.C$1:.E14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7];[Lectures.C$1:.E14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8];[Lectures.C$1:.E14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9];[Lectures.C$1:.E14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0];[Lectures.C$1:.E14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1];[Lectures.C$1:.E14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2];[Lectures.C$1:.E14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3];[Lectures.C$1:.E14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4];[Lectures.C$1:.E14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5];[Lectures.C$1:.E14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6];[Lectures.C$1:.E14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7];[Lectures.C$1:.E14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8];[Lectures.C$1:.E14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9];[Lectures.C$1:.E14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0];[Lectures.C$1:.E14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1];[Lectures.C$1:.E14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2];[Lectures.C$1:.E14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3];[Lectures.C$1:.E14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4];[Lectures.C$1:.E14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5];[Lectures.C$1:.E14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6];[Lectures.C$1:.E14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7];[Lectures.C$1:.E14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8];[Lectures.C$1:.E14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9];[Lectures.C$1:.E14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0];[Lectures.C$1:.E14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1];[Lectures.C$1:.E14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2];[Lectures.C$1:.E14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3];[Lectures.C$1:.E14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4];[Lectures.C$1:.E14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5];[Lectures.C$1:.E14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6];[Lectures.C$1:.E14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7];[Lectures.C$1:.E14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8];[Lectures.C$1:.E14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9];[Lectures.C$1:.E14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0];[Lectures.C$1:.E14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1];[Lectures.C$1:.E14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2];[Lectures.C$1:.E14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3];[Lectures.C$1:.E14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4];[Lectures.C$1:.E14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5];[Lectures.C$1:.E14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6];[Lectures.C$1:.E14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7];[Lectures.C$1:.E14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8];[Lectures.C$1:.E14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9];[Lectures.C$1:.E14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0];[Lectures.C$1:.E14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1];[Lectures.C$1:.E14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2];[Lectures.C$1:.E14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3];[Lectures.C$1:.E14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4];[Lectures.C$1:.E14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5];[Lectures.C$1:.E14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6];[Lectures.C$1:.E14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7];[Lectures.C$1:.E14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8];[Lectures.C$1:.E14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9];[Lectures.C$1:.E14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0];[Lectures.C$1:.E14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1];[Lectures.C$1:.E14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2];[Lectures.C$1:.E14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3];[Lectures.C$1:.E14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4];[Lectures.C$1:.E14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5];[Lectures.C$1:.E14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6];[Lectures.C$1:.E14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7];[Lectures.C$1:.E14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8];[Lectures.C$1:.E14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9];[Lectures.C$1:.E14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0];[Lectures.C$1:.E14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1];[Lectures.C$1:.E14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2];[Lectures.C$1:.E14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3];[Lectures.C$1:.E14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4];[Lectures.C$1:.E14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5];[Lectures.C$1:.E14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6];[Lectures.C$1:.E15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7];[Lectures.C$1:.E15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8];[Lectures.C$1:.E15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9];[Lectures.C$1:.E15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0];[Lectures.C$1:.E15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1];[Lectures.C$1:.E15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2];[Lectures.C$1:.E15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3];[Lectures.C$1:.E15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4];[Lectures.C$1:.E15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5];[Lectures.C$1:.E15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6];[Lectures.C$1:.E15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7];[Lectures.C$1:.E15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8];[Lectures.C$1:.E15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9];[Lectures.C$1:.E15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0];[Lectures.C$1:.E15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1];[Lectures.C$1:.E15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2];[Lectures.C$1:.E15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3];[Lectures.C$1:.E15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4];[Lectures.C$1:.E15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5];[Lectures.C$1:.E15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6];[Lectures.C$1:.E15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7];[Lectures.C$1:.E15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8];[Lectures.C$1:.E15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9];[Lectures.C$1:.E15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0];[Lectures.C$1:.E15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1];[Lectures.C$1:.E15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2];[Lectures.C$1:.E15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3];[Lectures.C$1:.E15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4];[Lectures.C$1:.E15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5];[Lectures.C$1:.E15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6];[Lectures.C$1:.E15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7];[Lectures.C$1:.E15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8];[Lectures.C$1:.E15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9];[Lectures.C$1:.E15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0];[Lectures.C$1:.E15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1];[Lectures.C$1:.E15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2];[Lectures.C$1:.E15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3];[Lectures.C$1:.E15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4];[Lectures.C$1:.E15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5];[Lectures.C$1:.E15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6];[Lectures.C$1:.E15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7];[Lectures.C$1:.E15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8];[Lectures.C$1:.E15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9];[Lectures.C$1:.E15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0];[Lectures.C$1:.E15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1];[Lectures.C$1:.E15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2];[Lectures.C$1:.E15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3];[Lectures.C$1:.E15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4];[Lectures.C$1:.E15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5];[Lectures.C$1:.E15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6];[Lectures.C$1:.E15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7];[Lectures.C$1:.E15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8];[Lectures.C$1:.E15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9];[Lectures.C$1:.E15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0];[Lectures.C$1:.E15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1];[Lectures.C$1:.E15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2];[Lectures.C$1:.E15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3];[Lectures.C$1:.E15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4];[Lectures.C$1:.E15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5];[Lectures.C$1:.E15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6];[Lectures.C$1:.E15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7];[Lectures.C$1:.E15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8];[Lectures.C$1:.E15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9];[Lectures.C$1:.E15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0];[Lectures.C$1:.E15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1];[Lectures.C$1:.E15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2];[Lectures.C$1:.E15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3];[Lectures.C$1:.E15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4];[Lectures.C$1:.E15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5];[Lectures.C$1:.E15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6];[Lectures.C$1:.E15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7];[Lectures.C$1:.E15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8];[Lectures.C$1:.E15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9];[Lectures.C$1:.E15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0];[Lectures.C$1:.E15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1];[Lectures.C$1:.E15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2];[Lectures.C$1:.E15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3];[Lectures.C$1:.E15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4];[Lectures.C$1:.E15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5];[Lectures.C$1:.E15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6];[Lectures.C$1:.E15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7];[Lectures.C$1:.E15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8];[Lectures.C$1:.E15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9];[Lectures.C$1:.E15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0];[Lectures.C$1:.E15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1];[Lectures.C$1:.E15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2];[Lectures.C$1:.E15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3];[Lectures.C$1:.E15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4];[Lectures.C$1:.E15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5];[Lectures.C$1:.E15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6];[Lectures.C$1:.E15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7];[Lectures.C$1:.E15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8];[Lectures.C$1:.E15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9];[Lectures.C$1:.E15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0];[Lectures.C$1:.E15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1];[Lectures.C$1:.E15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2];[Lectures.C$1:.E15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3];[Lectures.C$1:.E15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4];[Lectures.C$1:.E15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5];[Lectures.C$1:.E15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6];[Lectures.C$1:.E16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7];[Lectures.C$1:.E16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8];[Lectures.C$1:.E16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9];[Lectures.C$1:.E16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0];[Lectures.C$1:.E16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1];[Lectures.C$1:.E16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2];[Lectures.C$1:.E16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3];[Lectures.C$1:.E16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4];[Lectures.C$1:.E16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5];[Lectures.C$1:.E16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6];[Lectures.C$1:.E16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7];[Lectures.C$1:.E16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8];[Lectures.C$1:.E16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9];[Lectures.C$1:.E16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0];[Lectures.C$1:.E16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1];[Lectures.C$1:.E16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2];[Lectures.C$1:.E16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3];[Lectures.C$1:.E16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4];[Lectures.C$1:.E16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5];[Lectures.C$1:.E16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6];[Lectures.C$1:.E16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7];[Lectures.C$1:.E16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8];[Lectures.C$1:.E16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9];[Lectures.C$1:.E16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0];[Lectures.C$1:.E16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1];[Lectures.C$1:.E16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2];[Lectures.C$1:.E16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3];[Lectures.C$1:.E16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4];[Lectures.C$1:.E16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5];[Lectures.C$1:.E16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6];[Lectures.C$1:.E16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7];[Lectures.C$1:.E16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8];[Lectures.C$1:.E16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9];[Lectures.C$1:.E16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0];[Lectures.C$1:.E16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1];[Lectures.C$1:.E16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2];[Lectures.C$1:.E16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3];[Lectures.C$1:.E16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4];[Lectures.C$1:.E16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5];[Lectures.C$1:.E16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6];[Lectures.C$1:.E16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7];[Lectures.C$1:.E16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8];[Lectures.C$1:.E16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9];[Lectures.C$1:.E16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0];[Lectures.C$1:.E16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1];[Lectures.C$1:.E16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2];[Lectures.C$1:.E16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3];[Lectures.C$1:.E16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4];[Lectures.C$1:.E16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5];[Lectures.C$1:.E16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6];[Lectures.C$1:.E16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7];[Lectures.C$1:.E16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8];[Lectures.C$1:.E16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9];[Lectures.C$1:.E16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0];[Lectures.C$1:.E16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1];[Lectures.C$1:.E16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2];[Lectures.C$1:.E16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3];[Lectures.C$1:.E16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4];[Lectures.C$1:.E16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5];[Lectures.C$1:.E16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6];[Lectures.C$1:.E16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7];[Lectures.C$1:.E16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8];[Lectures.C$1:.E16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9];[Lectures.C$1:.E16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0];[Lectures.C$1:.E16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1];[Lectures.C$1:.E16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2];[Lectures.C$1:.E16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3];[Lectures.C$1:.E16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4];[Lectures.C$1:.E16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5];[Lectures.C$1:.E16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6];[Lectures.C$1:.E16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7];[Lectures.C$1:.E16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8];[Lectures.C$1:.E16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9];[Lectures.C$1:.E16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0];[Lectures.C$1:.E16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1];[Lectures.C$1:.E16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2];[Lectures.C$1:.E16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3];[Lectures.C$1:.E16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4];[Lectures.C$1:.E16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5];[Lectures.C$1:.E16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6];[Lectures.C$1:.E16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7];[Lectures.C$1:.E16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8];[Lectures.C$1:.E16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9];[Lectures.C$1:.E16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0];[Lectures.C$1:.E16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1];[Lectures.C$1:.E16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2];[Lectures.C$1:.E16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3];[Lectures.C$1:.E16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4];[Lectures.C$1:.E16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5];[Lectures.C$1:.E16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6];[Lectures.C$1:.E16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7];[Lectures.C$1:.E16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8];[Lectures.C$1:.E16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9];[Lectures.C$1:.E16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0];[Lectures.C$1:.E16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1];[Lectures.C$1:.E16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2];[Lectures.C$1:.E16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3];[Lectures.C$1:.E16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4];[Lectures.C$1:.E16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5];[Lectures.C$1:.E16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6];[Lectures.C$1:.E17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7];[Lectures.C$1:.E17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8];[Lectures.C$1:.E17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9];[Lectures.C$1:.E17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0];[Lectures.C$1:.E17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1];[Lectures.C$1:.E17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2];[Lectures.C$1:.E17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3];[Lectures.C$1:.E17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4];[Lectures.C$1:.E17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5];[Lectures.C$1:.E17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6];[Lectures.C$1:.E17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7];[Lectures.C$1:.E17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8];[Lectures.C$1:.E17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9];[Lectures.C$1:.E17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0];[Lectures.C$1:.E17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1];[Lectures.C$1:.E17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2];[Lectures.C$1:.E17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3];[Lectures.C$1:.E17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4];[Lectures.C$1:.E17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5];[Lectures.C$1:.E17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6];[Lectures.C$1:.E17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7];[Lectures.C$1:.E17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8];[Lectures.C$1:.E17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9];[Lectures.C$1:.E17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0];[Lectures.C$1:.E17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1];[Lectures.C$1:.E17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2];[Lectures.C$1:.E17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3];[Lectures.C$1:.E17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4];[Lectures.C$1:.E17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5];[Lectures.C$1:.E17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6];[Lectures.C$1:.E17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7];[Lectures.C$1:.E17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8];[Lectures.C$1:.E17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9];[Lectures.C$1:.E17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0];[Lectures.C$1:.E17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1];[Lectures.C$1:.E17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2];[Lectures.C$1:.E17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3];[Lectures.C$1:.E17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4];[Lectures.C$1:.E17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5];[Lectures.C$1:.E17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6];[Lectures.C$1:.E17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7];[Lectures.C$1:.E17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8];[Lectures.C$1:.E17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9];[Lectures.C$1:.E17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0];[Lectures.C$1:.E17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1];[Lectures.C$1:.E17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2];[Lectures.C$1:.E17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3];[Lectures.C$1:.E17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4];[Lectures.C$1:.E17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5];[Lectures.C$1:.E17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6];[Lectures.C$1:.E17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7];[Lectures.C$1:.E17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8];[Lectures.C$1:.E17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9];[Lectures.C$1:.E17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0];[Lectures.C$1:.E17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1];[Lectures.C$1:.E17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2];[Lectures.C$1:.E17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3];[Lectures.C$1:.E17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4];[Lectures.C$1:.E17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5];[Lectures.C$1:.E17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6];[Lectures.C$1:.E17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7];[Lectures.C$1:.E17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8];[Lectures.C$1:.E17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9];[Lectures.C$1:.E17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0];[Lectures.C$1:.E17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1];[Lectures.C$1:.E17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2];[Lectures.C$1:.E17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3];[Lectures.C$1:.E17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4];[Lectures.C$1:.E17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5];[Lectures.C$1:.E17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6];[Lectures.C$1:.E17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7];[Lectures.C$1:.E17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8];[Lectures.C$1:.E17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9];[Lectures.C$1:.E17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0];[Lectures.C$1:.E17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1];[Lectures.C$1:.E17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2];[Lectures.C$1:.E17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3];[Lectures.C$1:.E17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4];[Lectures.C$1:.E17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5];[Lectures.C$1:.E17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6];[Lectures.C$1:.E17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7];[Lectures.C$1:.E17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8];[Lectures.C$1:.E17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69];[Lectures.C$1:.E17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0];[Lectures.C$1:.E17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1];[Lectures.C$1:.E17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2];[Lectures.C$1:.E17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3];[Lectures.C$1:.E17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4];[Lectures.C$1:.E17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5];[Lectures.C$1:.E17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6];[Lectures.C$1:.E17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7];[Lectures.C$1:.E17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8];[Lectures.C$1:.E17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9];[Lectures.C$1:.E17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0];[Lectures.C$1:.E17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1];[Lectures.C$1:.E17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2];[Lectures.C$1:.E17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3];[Lectures.C$1:.E17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4];[Lectures.C$1:.E17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5];[Lectures.C$1:.E17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6];[Lectures.C$1:.E18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7];[Lectures.C$1:.E18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8];[Lectures.C$1:.E18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9];[Lectures.C$1:.E18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0];[Lectures.C$1:.E18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1];[Lectures.C$1:.E18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2];[Lectures.C$1:.E18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3];[Lectures.C$1:.E18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4];[Lectures.C$1:.E18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5];[Lectures.C$1:.E18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6];[Lectures.C$1:.E18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7];[Lectures.C$1:.E18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8];[Lectures.C$1:.E18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9];[Lectures.C$1:.E18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0];[Lectures.C$1:.E18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1];[Lectures.C$1:.E18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2];[Lectures.C$1:.E18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3];[Lectures.C$1:.E18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4];[Lectures.C$1:.E18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5];[Lectures.C$1:.E18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6];[Lectures.C$1:.E18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7];[Lectures.C$1:.E18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8];[Lectures.C$1:.E18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9];[Lectures.C$1:.E18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0];[Lectures.C$1:.E18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1];[Lectures.C$1:.E18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2];[Lectures.C$1:.E18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3];[Lectures.C$1:.E18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4];[Lectures.C$1:.E18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5];[Lectures.C$1:.E18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6];[Lectures.C$1:.E18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7];[Lectures.C$1:.E18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8];[Lectures.C$1:.E18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9];[Lectures.C$1:.E18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0];[Lectures.C$1:.E18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1];[Lectures.C$1:.E18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2];[Lectures.C$1:.E18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3];[Lectures.C$1:.E18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4];[Lectures.C$1:.E18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5];[Lectures.C$1:.E18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6];[Lectures.C$1:.E18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7];[Lectures.C$1:.E18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8];[Lectures.C$1:.E18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9];[Lectures.C$1:.E18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0];[Lectures.C$1:.E18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1];[Lectures.C$1:.E18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2];[Lectures.C$1:.E18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3];[Lectures.C$1:.E18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4];[Lectures.C$1:.E18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5];[Lectures.C$1:.E18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6];[Lectures.C$1:.E18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7];[Lectures.C$1:.E18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8];[Lectures.C$1:.E18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9];[Lectures.C$1:.E18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0];[Lectures.C$1:.E18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1];[Lectures.C$1:.E18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2];[Lectures.C$1:.E18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3];[Lectures.C$1:.E18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4];[Lectures.C$1:.E18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5];[Lectures.C$1:.E18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6];[Lectures.C$1:.E18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7];[Lectures.C$1:.E18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8];[Lectures.C$1:.E18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9];[Lectures.C$1:.E18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0];[Lectures.C$1:.E18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1];[Lectures.C$1:.E18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2];[Lectures.C$1:.E18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3];[Lectures.C$1:.E18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4];[Lectures.C$1:.E18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5];[Lectures.C$1:.E18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6];[Lectures.C$1:.E18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7];[Lectures.C$1:.E18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8];[Lectures.C$1:.E18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9];[Lectures.C$1:.E18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0];[Lectures.C$1:.E18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1];[Lectures.C$1:.E18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2];[Lectures.C$1:.E18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3];[Lectures.C$1:.E18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4];[Lectures.C$1:.E18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5];[Lectures.C$1:.E18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6];[Lectures.C$1:.E18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7];[Lectures.C$1:.E18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8];[Lectures.C$1:.E18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9];[Lectures.C$1:.E18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0];[Lectures.C$1:.E18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1];[Lectures.C$1:.E18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2];[Lectures.C$1:.E18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3];[Lectures.C$1:.E18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4];[Lectures.C$1:.E18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5];[Lectures.C$1:.E18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6];[Lectures.C$1:.E18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7];[Lectures.C$1:.E18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8];[Lectures.C$1:.E18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9];[Lectures.C$1:.E18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0];[Lectures.C$1:.E18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1];[Lectures.C$1:.E18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2];[Lectures.C$1:.E18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3];[Lectures.C$1:.E18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4];[Lectures.C$1:.E18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5];[Lectures.C$1:.E18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6];[Lectures.C$1:.E19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7];[Lectures.C$1:.E19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8];[Lectures.C$1:.E19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9];[Lectures.C$1:.E19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0];[Lectures.C$1:.E19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1];[Lectures.C$1:.E19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2];[Lectures.C$1:.E19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3];[Lectures.C$1:.E19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4];[Lectures.C$1:.E19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5];[Lectures.C$1:.E19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6];[Lectures.C$1:.E19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7];[Lectures.C$1:.E19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8];[Lectures.C$1:.E19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9];[Lectures.C$1:.E19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0];[Lectures.C$1:.E19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1];[Lectures.C$1:.E19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2];[Lectures.C$1:.E19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3];[Lectures.C$1:.E19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4];[Lectures.C$1:.E19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5];[Lectures.C$1:.E19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6];[Lectures.C$1:.E19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7];[Lectures.C$1:.E19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8];[Lectures.C$1:.E19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9];[Lectures.C$1:.E19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0];[Lectures.C$1:.E19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1];[Lectures.C$1:.E19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2];[Lectures.C$1:.E19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3];[Lectures.C$1:.E19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4];[Lectures.C$1:.E19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5];[Lectures.C$1:.E19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6];[Lectures.C$1:.E19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7];[Lectures.C$1:.E19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8];[Lectures.C$1:.E19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9];[Lectures.C$1:.E19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0];[Lectures.C$1:.E19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1];[Lectures.C$1:.E19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2];[Lectures.C$1:.E19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3];[Lectures.C$1:.E19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4];[Lectures.C$1:.E19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5];[Lectures.C$1:.E19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6];[Lectures.C$1:.E19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7];[Lectures.C$1:.E19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8];[Lectures.C$1:.E19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9];[Lectures.C$1:.E19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0];[Lectures.C$1:.E19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1];[Lectures.C$1:.E19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2];[Lectures.C$1:.E19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3];[Lectures.C$1:.E19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4];[Lectures.C$1:.E19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5];[Lectures.C$1:.E19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6];[Lectures.C$1:.E19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7];[Lectures.C$1:.E19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8];[Lectures.C$1:.E19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9];[Lectures.C$1:.E19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0];[Lectures.C$1:.E19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1];[Lectures.C$1:.E19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2];[Lectures.C$1:.E19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3];[Lectures.C$1:.E19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4];[Lectures.C$1:.E19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5];[Lectures.C$1:.E19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6];[Lectures.C$1:.E19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7];[Lectures.C$1:.E19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8];[Lectures.C$1:.E19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9];[Lectures.C$1:.E19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0];[Lectures.C$1:.E19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1];[Lectures.C$1:.E19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2];[Lectures.C$1:.E19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3];[Lectures.C$1:.E19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4];[Lectures.C$1:.E19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5];[Lectures.C$1:.E19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6];[Lectures.C$1:.E19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7];[Lectures.C$1:.E19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8];[Lectures.C$1:.E19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9];[Lectures.C$1:.E19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0];[Lectures.C$1:.E19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1];[Lectures.C$1:.E19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2];[Lectures.C$1:.E19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3];[Lectures.C$1:.E19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4];[Lectures.C$1:.E19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5];[Lectures.C$1:.E19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6];[Lectures.C$1:.E19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7];[Lectures.C$1:.E19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8];[Lectures.C$1:.E19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9];[Lectures.C$1:.E19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0];[Lectures.C$1:.E19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1];[Lectures.C$1:.E19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2];[Lectures.C$1:.E19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3];[Lectures.C$1:.E19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4];[Lectures.C$1:.E19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5];[Lectures.C$1:.E19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6];[Lectures.C$1:.E19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7];[Lectures.C$1:.E19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8];[Lectures.C$1:.E19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9];[Lectures.C$1:.E19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0];[Lectures.C$1:.E19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1];[Lectures.C$1:.E19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2];[Lectures.C$1:.E19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3];[Lectures.C$1:.E19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4];[Lectures.C$1:.E19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5];[Lectures.C$1:.E19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6];[Lectures.C$1:.E20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7];[Lectures.C$1:.E20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8];[Lectures.C$1:.E20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9];[Lectures.C$1:.E20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0];[Lectures.C$1:.E20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1];[Lectures.C$1:.E20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2];[Lectures.C$1:.E20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3];[Lectures.C$1:.E20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4];[Lectures.C$1:.E20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5];[Lectures.C$1:.E20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6];[Lectures.C$1:.E20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7];[Lectures.C$1:.E20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8];[Lectures.C$1:.E20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9];[Lectures.C$1:.E20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1000];[Lectures.C$1:.E20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 table:number-rows-repeated="1047575">
          <table:table-cell table:number-columns-repeated="6"/>
          <table:table-cell table:content-validation-name="val4"/>
          <table:table-cell table:number-columns-repeated="57"/>
        </table:table-row>
        <table:table-row table:style-name="ro1">
          <table:table-cell table:number-columns-repeated="6"/>
          <table:table-cell table:content-validation-name="val4"/>
          <table:table-cell table:number-columns-repeated="57"/>
        </table:table-row>
      </table:table>
      <table:table table:name="StudyMaterial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5" table:default-cell-style-name="ce28"/>
        <table:table-column table:style-name="co10" table:default-cell-style-name="ce28"/>
        <table:table-column table:style-name="co11" table:default-cell-style-name="ce28"/>
        <table:table-column table:style-name="co31" table:default-cell-style-name="ce28"/>
        <table:table-column table:style-name="co36" table:default-cell-style-name="ce28"/>
        <table:table-column table:style-name="co37" table:default-cell-style-name="ce28"/>
        <table:table-column table:style-name="co26" table:default-cell-style-name="ce29"/>
        <table:table-column table:style-name="co38" table:default-cell-style-name="ce28"/>
        <table:table-column table:style-name="co3" table:default-cell-style-name="ce28"/>
        <table:table-column table:style-name="co39" table:default-cell-style-name="ce28"/>
        <table:table-column table:style-name="co3" table:number-columns-repeated="54" table:default-cell-style-name="ce28"/>
        <table:table-row table:style-name="ro1">
          <table:table-cell table:style-name="ce24" office:value-type="string" calcext:value-type="string">
            <text:p>Nr</text:p>
          </table:table-cell>
          <table:table-cell table:style-name="ce24" office:value-type="string" calcext:value-type="string">
            <text:p>Cal</text:p>
          </table:table-cell>
          <table:table-cell table:style-name="ce24" office:value-type="string" calcext:value-type="string">
            <text:p>Tw</text:p>
          </table:table-cell>
          <table:table-cell table:style-name="ce24" office:value-type="string" calcext:value-type="string">
            <text:p>Available</text:p>
          </table:table-cell>
          <table:table-cell table:style-name="ce24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ISBN</text:p>
          </table:table-cell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];[Lectures.C$1:.E10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];[Lectures.C$1:.E10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];[Lectures.C$1:.E10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];[Lectures.C$1:.E10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];[Lectures.C$1:.E10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];[Lectures.C$1:.E10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];[Lectures.C$1:.E10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];[Lectures.C$1:.E10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];[Lectures.C$1:.E10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];[Lectures.C$1:.E10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];[Lectures.C$1:.E10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];[Lectures.C$1:.E10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];[Lectures.C$1:.E10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];[Lectures.C$1:.E10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];[Lectures.C$1:.E10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];[Lectures.C$1:.E10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];[Lectures.C$1:.E10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];[Lectures.C$1:.E10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];[Lectures.C$1:.E10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];[Lectures.C$1:.E10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];[Lectures.C$1:.E10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];[Lectures.C$1:.E10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];[Lectures.C$1:.E10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];[Lectures.C$1:.E10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];[Lectures.C$1:.E10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];[Lectures.C$1:.E10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];[Lectures.C$1:.E10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];[Lectures.C$1:.E10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];[Lectures.C$1:.E10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];[Lectures.C$1:.E10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];[Lectures.C$1:.E10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];[Lectures.C$1:.E10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];[Lectures.C$1:.E10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];[Lectures.C$1:.E10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];[Lectures.C$1:.E10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];[Lectures.C$1:.E10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];[Lectures.C$1:.E10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];[Lectures.C$1:.E10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];[Lectures.C$1:.E10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];[Lectures.C$1:.E10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];[Lectures.C$1:.E10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];[Lectures.C$1:.E10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];[Lectures.C$1:.E10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];[Lectures.C$1:.E10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];[Lectures.C$1:.E10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];[Lectures.C$1:.E10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];[Lectures.C$1:.E10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];[Lectures.C$1:.E10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];[Lectures.C$1:.E10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];[Lectures.C$1:.E10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];[Lectures.C$1:.E10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];[Lectures.C$1:.E10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];[Lectures.C$1:.E10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];[Lectures.C$1:.E10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];[Lectures.C$1:.E10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];[Lectures.C$1:.E10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];[Lectures.C$1:.E10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];[Lectures.C$1:.E10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];[Lectures.C$1:.E10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];[Lectures.C$1:.E10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];[Lectures.C$1:.E10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];[Lectures.C$1:.E10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];[Lectures.C$1:.E10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];[Lectures.C$1:.E10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];[Lectures.C$1:.E10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];[Lectures.C$1:.E10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];[Lectures.C$1:.E10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];[Lectures.C$1:.E10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];[Lectures.C$1:.E10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];[Lectures.C$1:.E10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];[Lectures.C$1:.E10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];[Lectures.C$1:.E10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];[Lectures.C$1:.E10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];[Lectures.C$1:.E10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];[Lectures.C$1:.E10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7];[Lectures.C$1:.E10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8];[Lectures.C$1:.E10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9];[Lectures.C$1:.E10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0];[Lectures.C$1:.E10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1];[Lectures.C$1:.E10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2];[Lectures.C$1:.E10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3];[Lectures.C$1:.E10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4];[Lectures.C$1:.E10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5];[Lectures.C$1:.E10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6];[Lectures.C$1:.E10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7];[Lectures.C$1:.E10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8];[Lectures.C$1:.E10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9];[Lectures.C$1:.E10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0];[Lectures.C$1:.E10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1];[Lectures.C$1:.E10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2];[Lectures.C$1:.E10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3];[Lectures.C$1:.E10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4];[Lectures.C$1:.E10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5];[Lectures.C$1:.E10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6];[Lectures.C$1:.E10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7];[Lectures.C$1:.E10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8];[Lectures.C$1:.E10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9];[Lectures.C$1:.E10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0];[Lectures.C$1:.E10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1];[Lectures.C$1:.E10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2];[Lectures.C$1:.E11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3];[Lectures.C$1:.E11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4];[Lectures.C$1:.E11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5];[Lectures.C$1:.E11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6];[Lectures.C$1:.E11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7];[Lectures.C$1:.E11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8];[Lectures.C$1:.E11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9];[Lectures.C$1:.E11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0];[Lectures.C$1:.E11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1];[Lectures.C$1:.E11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2];[Lectures.C$1:.E11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3];[Lectures.C$1:.E11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4];[Lectures.C$1:.E11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5];[Lectures.C$1:.E11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6];[Lectures.C$1:.E11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7];[Lectures.C$1:.E11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8];[Lectures.C$1:.E11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9];[Lectures.C$1:.E11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0];[Lectures.C$1:.E11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1];[Lectures.C$1:.E11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2];[Lectures.C$1:.E11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3];[Lectures.C$1:.E11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4];[Lectures.C$1:.E11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5];[Lectures.C$1:.E11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6];[Lectures.C$1:.E11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7];[Lectures.C$1:.E11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8];[Lectures.C$1:.E11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9];[Lectures.C$1:.E11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0];[Lectures.C$1:.E11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1];[Lectures.C$1:.E11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2];[Lectures.C$1:.E11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3];[Lectures.C$1:.E11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4];[Lectures.C$1:.E11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5];[Lectures.C$1:.E11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6];[Lectures.C$1:.E11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7];[Lectures.C$1:.E11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8];[Lectures.C$1:.E11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9];[Lectures.C$1:.E11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0];[Lectures.C$1:.E11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1];[Lectures.C$1:.E11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2];[Lectures.C$1:.E11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3];[Lectures.C$1:.E11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4];[Lectures.C$1:.E11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5];[Lectures.C$1:.E11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6];[Lectures.C$1:.E11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7];[Lectures.C$1:.E11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8];[Lectures.C$1:.E11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9];[Lectures.C$1:.E11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0];[Lectures.C$1:.E11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1];[Lectures.C$1:.E11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2];[Lectures.C$1:.E11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3];[Lectures.C$1:.E11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4];[Lectures.C$1:.E11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5];[Lectures.C$1:.E11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6];[Lectures.C$1:.E11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7];[Lectures.C$1:.E11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8];[Lectures.C$1:.E11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9];[Lectures.C$1:.E11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0];[Lectures.C$1:.E11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1];[Lectures.C$1:.E11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2];[Lectures.C$1:.E11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3];[Lectures.C$1:.E11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4];[Lectures.C$1:.E11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5];[Lectures.C$1:.E11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6];[Lectures.C$1:.E11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7];[Lectures.C$1:.E11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8];[Lectures.C$1:.E11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9];[Lectures.C$1:.E11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0];[Lectures.C$1:.E11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1];[Lectures.C$1:.E11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2];[Lectures.C$1:.E11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3];[Lectures.C$1:.E11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4];[Lectures.C$1:.E11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5];[Lectures.C$1:.E11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6];[Lectures.C$1:.E11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7];[Lectures.C$1:.E11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8];[Lectures.C$1:.E11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9];[Lectures.C$1:.E11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0];[Lectures.C$1:.E11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1];[Lectures.C$1:.E11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2];[Lectures.C$1:.E11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3];[Lectures.C$1:.E11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4];[Lectures.C$1:.E11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5];[Lectures.C$1:.E11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6];[Lectures.C$1:.E11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7];[Lectures.C$1:.E11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8];[Lectures.C$1:.E11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9];[Lectures.C$1:.E11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0];[Lectures.C$1:.E11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1];[Lectures.C$1:.E11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2];[Lectures.C$1:.E11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3];[Lectures.C$1:.E11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4];[Lectures.C$1:.E11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5];[Lectures.C$1:.E11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6];[Lectures.C$1:.E11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7];[Lectures.C$1:.E11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8];[Lectures.C$1:.E11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9];[Lectures.C$1:.E11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0];[Lectures.C$1:.E11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1];[Lectures.C$1:.E11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2];[Lectures.C$1:.E12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3];[Lectures.C$1:.E12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4];[Lectures.C$1:.E12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5];[Lectures.C$1:.E12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6];[Lectures.C$1:.E12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7];[Lectures.C$1:.E12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8];[Lectures.C$1:.E12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9];[Lectures.C$1:.E12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0];[Lectures.C$1:.E12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1];[Lectures.C$1:.E12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2];[Lectures.C$1:.E12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3];[Lectures.C$1:.E12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4];[Lectures.C$1:.E12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5];[Lectures.C$1:.E12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6];[Lectures.C$1:.E12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7];[Lectures.C$1:.E12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8];[Lectures.C$1:.E12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9];[Lectures.C$1:.E12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0];[Lectures.C$1:.E12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1];[Lectures.C$1:.E12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2];[Lectures.C$1:.E12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3];[Lectures.C$1:.E12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4];[Lectures.C$1:.E12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5];[Lectures.C$1:.E12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6];[Lectures.C$1:.E12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7];[Lectures.C$1:.E12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8];[Lectures.C$1:.E12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9];[Lectures.C$1:.E12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0];[Lectures.C$1:.E12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1];[Lectures.C$1:.E12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2];[Lectures.C$1:.E12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3];[Lectures.C$1:.E12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4];[Lectures.C$1:.E12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5];[Lectures.C$1:.E12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6];[Lectures.C$1:.E12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7];[Lectures.C$1:.E12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8];[Lectures.C$1:.E12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9];[Lectures.C$1:.E12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0];[Lectures.C$1:.E12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1];[Lectures.C$1:.E12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2];[Lectures.C$1:.E12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3];[Lectures.C$1:.E12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4];[Lectures.C$1:.E12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5];[Lectures.C$1:.E12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6];[Lectures.C$1:.E12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7];[Lectures.C$1:.E12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8];[Lectures.C$1:.E12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9];[Lectures.C$1:.E12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0];[Lectures.C$1:.E12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1];[Lectures.C$1:.E12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2];[Lectures.C$1:.E12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3];[Lectures.C$1:.E12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4];[Lectures.C$1:.E12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5];[Lectures.C$1:.E12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6];[Lectures.C$1:.E12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7];[Lectures.C$1:.E12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8];[Lectures.C$1:.E12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9];[Lectures.C$1:.E12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0];[Lectures.C$1:.E12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1];[Lectures.C$1:.E12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2];[Lectures.C$1:.E12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3];[Lectures.C$1:.E12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4];[Lectures.C$1:.E12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5];[Lectures.C$1:.E12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6];[Lectures.C$1:.E12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7];[Lectures.C$1:.E12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8];[Lectures.C$1:.E12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9];[Lectures.C$1:.E12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0];[Lectures.C$1:.E12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1];[Lectures.C$1:.E12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2];[Lectures.C$1:.E12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3];[Lectures.C$1:.E12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4];[Lectures.C$1:.E12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5];[Lectures.C$1:.E12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6];[Lectures.C$1:.E12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7];[Lectures.C$1:.E12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8];[Lectures.C$1:.E12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9];[Lectures.C$1:.E12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0];[Lectures.C$1:.E12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1];[Lectures.C$1:.E12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2];[Lectures.C$1:.E12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3];[Lectures.C$1:.E12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4];[Lectures.C$1:.E12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5];[Lectures.C$1:.E12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6];[Lectures.C$1:.E12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7];[Lectures.C$1:.E12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8];[Lectures.C$1:.E12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9];[Lectures.C$1:.E12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0];[Lectures.C$1:.E12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1];[Lectures.C$1:.E12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2];[Lectures.C$1:.E12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3];[Lectures.C$1:.E12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4];[Lectures.C$1:.E12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5];[Lectures.C$1:.E12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6];[Lectures.C$1:.E12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7];[Lectures.C$1:.E12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8];[Lectures.C$1:.E12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9];[Lectures.C$1:.E12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0];[Lectures.C$1:.E12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1];[Lectures.C$1:.E12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2];[Lectures.C$1:.E13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3];[Lectures.C$1:.E13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4];[Lectures.C$1:.E13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5];[Lectures.C$1:.E13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6];[Lectures.C$1:.E13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7];[Lectures.C$1:.E13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8];[Lectures.C$1:.E13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9];[Lectures.C$1:.E13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0];[Lectures.C$1:.E13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1];[Lectures.C$1:.E13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2];[Lectures.C$1:.E13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3];[Lectures.C$1:.E13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4];[Lectures.C$1:.E13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5];[Lectures.C$1:.E13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6];[Lectures.C$1:.E13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7];[Lectures.C$1:.E13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8];[Lectures.C$1:.E13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9];[Lectures.C$1:.E13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0];[Lectures.C$1:.E13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1];[Lectures.C$1:.E13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2];[Lectures.C$1:.E13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3];[Lectures.C$1:.E13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4];[Lectures.C$1:.E13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5];[Lectures.C$1:.E13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6];[Lectures.C$1:.E13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7];[Lectures.C$1:.E13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8];[Lectures.C$1:.E13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9];[Lectures.C$1:.E13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0];[Lectures.C$1:.E13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1];[Lectures.C$1:.E13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2];[Lectures.C$1:.E13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3];[Lectures.C$1:.E13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4];[Lectures.C$1:.E13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5];[Lectures.C$1:.E13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6];[Lectures.C$1:.E13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7];[Lectures.C$1:.E13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8];[Lectures.C$1:.E13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9];[Lectures.C$1:.E13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0];[Lectures.C$1:.E13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1];[Lectures.C$1:.E13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2];[Lectures.C$1:.E13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3];[Lectures.C$1:.E13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4];[Lectures.C$1:.E13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5];[Lectures.C$1:.E13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6];[Lectures.C$1:.E13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7];[Lectures.C$1:.E13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8];[Lectures.C$1:.E13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9];[Lectures.C$1:.E13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0];[Lectures.C$1:.E13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1];[Lectures.C$1:.E13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2];[Lectures.C$1:.E13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3];[Lectures.C$1:.E13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4];[Lectures.C$1:.E13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5];[Lectures.C$1:.E13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6];[Lectures.C$1:.E13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7];[Lectures.C$1:.E13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8];[Lectures.C$1:.E13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9];[Lectures.C$1:.E13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0];[Lectures.C$1:.E13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1];[Lectures.C$1:.E13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2];[Lectures.C$1:.E13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3];[Lectures.C$1:.E13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4];[Lectures.C$1:.E13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5];[Lectures.C$1:.E13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6];[Lectures.C$1:.E13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7];[Lectures.C$1:.E13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8];[Lectures.C$1:.E13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9];[Lectures.C$1:.E13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0];[Lectures.C$1:.E13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1];[Lectures.C$1:.E13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2];[Lectures.C$1:.E13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3];[Lectures.C$1:.E13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4];[Lectures.C$1:.E13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5];[Lectures.C$1:.E13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6];[Lectures.C$1:.E13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7];[Lectures.C$1:.E13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8];[Lectures.C$1:.E13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9];[Lectures.C$1:.E13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0];[Lectures.C$1:.E13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1];[Lectures.C$1:.E13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2];[Lectures.C$1:.E13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3];[Lectures.C$1:.E13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4];[Lectures.C$1:.E13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5];[Lectures.C$1:.E13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6];[Lectures.C$1:.E13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7];[Lectures.C$1:.E13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8];[Lectures.C$1:.E13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9];[Lectures.C$1:.E13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0];[Lectures.C$1:.E13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1];[Lectures.C$1:.E13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2];[Lectures.C$1:.E13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3];[Lectures.C$1:.E13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4];[Lectures.C$1:.E13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5];[Lectures.C$1:.E13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6];[Lectures.C$1:.E13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7];[Lectures.C$1:.E13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8];[Lectures.C$1:.E13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9];[Lectures.C$1:.E13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0];[Lectures.C$1:.E13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1];[Lectures.C$1:.E13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2];[Lectures.C$1:.E14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3];[Lectures.C$1:.E14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4];[Lectures.C$1:.E14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5];[Lectures.C$1:.E14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6];[Lectures.C$1:.E14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7];[Lectures.C$1:.E14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8];[Lectures.C$1:.E14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9];[Lectures.C$1:.E14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0];[Lectures.C$1:.E14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1];[Lectures.C$1:.E14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2];[Lectures.C$1:.E14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3];[Lectures.C$1:.E14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4];[Lectures.C$1:.E14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5];[Lectures.C$1:.E14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6];[Lectures.C$1:.E14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7];[Lectures.C$1:.E14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8];[Lectures.C$1:.E14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9];[Lectures.C$1:.E14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0];[Lectures.C$1:.E14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1];[Lectures.C$1:.E14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2];[Lectures.C$1:.E14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3];[Lectures.C$1:.E14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4];[Lectures.C$1:.E14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5];[Lectures.C$1:.E14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6];[Lectures.C$1:.E14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7];[Lectures.C$1:.E14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8];[Lectures.C$1:.E14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9];[Lectures.C$1:.E14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0];[Lectures.C$1:.E14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1];[Lectures.C$1:.E14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2];[Lectures.C$1:.E14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3];[Lectures.C$1:.E14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4];[Lectures.C$1:.E14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5];[Lectures.C$1:.E14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6];[Lectures.C$1:.E14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7];[Lectures.C$1:.E14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8];[Lectures.C$1:.E14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9];[Lectures.C$1:.E14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0];[Lectures.C$1:.E14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1];[Lectures.C$1:.E14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2];[Lectures.C$1:.E14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3];[Lectures.C$1:.E14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4];[Lectures.C$1:.E14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5];[Lectures.C$1:.E14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6];[Lectures.C$1:.E14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7];[Lectures.C$1:.E14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8];[Lectures.C$1:.E14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9];[Lectures.C$1:.E14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0];[Lectures.C$1:.E14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1];[Lectures.C$1:.E14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2];[Lectures.C$1:.E14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3];[Lectures.C$1:.E14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4];[Lectures.C$1:.E14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5];[Lectures.C$1:.E14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6];[Lectures.C$1:.E14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7];[Lectures.C$1:.E14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8];[Lectures.C$1:.E14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9];[Lectures.C$1:.E14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0];[Lectures.C$1:.E14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1];[Lectures.C$1:.E14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2];[Lectures.C$1:.E14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3];[Lectures.C$1:.E14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4];[Lectures.C$1:.E14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5];[Lectures.C$1:.E14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6];[Lectures.C$1:.E14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7];[Lectures.C$1:.E14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8];[Lectures.C$1:.E14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9];[Lectures.C$1:.E14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0];[Lectures.C$1:.E14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1];[Lectures.C$1:.E14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2];[Lectures.C$1:.E14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3];[Lectures.C$1:.E14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4];[Lectures.C$1:.E14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5];[Lectures.C$1:.E14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6];[Lectures.C$1:.E14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7];[Lectures.C$1:.E14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8];[Lectures.C$1:.E14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9];[Lectures.C$1:.E14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0];[Lectures.C$1:.E14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1];[Lectures.C$1:.E14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2];[Lectures.C$1:.E14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3];[Lectures.C$1:.E14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4];[Lectures.C$1:.E14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5];[Lectures.C$1:.E14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6];[Lectures.C$1:.E14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7];[Lectures.C$1:.E14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8];[Lectures.C$1:.E14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9];[Lectures.C$1:.E14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0];[Lectures.C$1:.E14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1];[Lectures.C$1:.E14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2];[Lectures.C$1:.E14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3];[Lectures.C$1:.E14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4];[Lectures.C$1:.E14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5];[Lectures.C$1:.E14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6];[Lectures.C$1:.E14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7];[Lectures.C$1:.E14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8];[Lectures.C$1:.E14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9];[Lectures.C$1:.E14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0];[Lectures.C$1:.E14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1];[Lectures.C$1:.E14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2];[Lectures.C$1:.E15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3];[Lectures.C$1:.E15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4];[Lectures.C$1:.E15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5];[Lectures.C$1:.E15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6];[Lectures.C$1:.E15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7];[Lectures.C$1:.E15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8];[Lectures.C$1:.E15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9];[Lectures.C$1:.E15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0];[Lectures.C$1:.E15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1];[Lectures.C$1:.E15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2];[Lectures.C$1:.E15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3];[Lectures.C$1:.E15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4];[Lectures.C$1:.E15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5];[Lectures.C$1:.E15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6];[Lectures.C$1:.E15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7];[Lectures.C$1:.E15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8];[Lectures.C$1:.E15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9];[Lectures.C$1:.E15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0];[Lectures.C$1:.E15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1];[Lectures.C$1:.E15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2];[Lectures.C$1:.E15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3];[Lectures.C$1:.E15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4];[Lectures.C$1:.E15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5];[Lectures.C$1:.E15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6];[Lectures.C$1:.E15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7];[Lectures.C$1:.E15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8];[Lectures.C$1:.E15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9];[Lectures.C$1:.E15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0];[Lectures.C$1:.E15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1];[Lectures.C$1:.E15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2];[Lectures.C$1:.E15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3];[Lectures.C$1:.E15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4];[Lectures.C$1:.E15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5];[Lectures.C$1:.E15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6];[Lectures.C$1:.E15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7];[Lectures.C$1:.E15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8];[Lectures.C$1:.E15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9];[Lectures.C$1:.E15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0];[Lectures.C$1:.E15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1];[Lectures.C$1:.E15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2];[Lectures.C$1:.E15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3];[Lectures.C$1:.E15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4];[Lectures.C$1:.E15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5];[Lectures.C$1:.E15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6];[Lectures.C$1:.E15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7];[Lectures.C$1:.E15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8];[Lectures.C$1:.E15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9];[Lectures.C$1:.E15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0];[Lectures.C$1:.E15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1];[Lectures.C$1:.E15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2];[Lectures.C$1:.E15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3];[Lectures.C$1:.E15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4];[Lectures.C$1:.E15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5];[Lectures.C$1:.E15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6];[Lectures.C$1:.E15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7];[Lectures.C$1:.E15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8];[Lectures.C$1:.E15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9];[Lectures.C$1:.E15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0];[Lectures.C$1:.E15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1];[Lectures.C$1:.E15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2];[Lectures.C$1:.E15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3];[Lectures.C$1:.E15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4];[Lectures.C$1:.E15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5];[Lectures.C$1:.E15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6];[Lectures.C$1:.E15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7];[Lectures.C$1:.E15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8];[Lectures.C$1:.E15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9];[Lectures.C$1:.E15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0];[Lectures.C$1:.E15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1];[Lectures.C$1:.E15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2];[Lectures.C$1:.E15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3];[Lectures.C$1:.E15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4];[Lectures.C$1:.E15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5];[Lectures.C$1:.E15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6];[Lectures.C$1:.E15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7];[Lectures.C$1:.E15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8];[Lectures.C$1:.E15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9];[Lectures.C$1:.E15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0];[Lectures.C$1:.E15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1];[Lectures.C$1:.E15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2];[Lectures.C$1:.E15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3];[Lectures.C$1:.E15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4];[Lectures.C$1:.E15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5];[Lectures.C$1:.E15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6];[Lectures.C$1:.E15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7];[Lectures.C$1:.E15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8];[Lectures.C$1:.E15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9];[Lectures.C$1:.E15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0];[Lectures.C$1:.E15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1];[Lectures.C$1:.E15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2];[Lectures.C$1:.E15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3];[Lectures.C$1:.E15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4];[Lectures.C$1:.E15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5];[Lectures.C$1:.E15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6];[Lectures.C$1:.E15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7];[Lectures.C$1:.E15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8];[Lectures.C$1:.E15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9];[Lectures.C$1:.E15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0];[Lectures.C$1:.E15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1];[Lectures.C$1:.E15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2];[Lectures.C$1:.E16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3];[Lectures.C$1:.E16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4];[Lectures.C$1:.E16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5];[Lectures.C$1:.E16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6];[Lectures.C$1:.E16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7];[Lectures.C$1:.E16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8];[Lectures.C$1:.E16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9];[Lectures.C$1:.E16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0];[Lectures.C$1:.E16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1];[Lectures.C$1:.E16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2];[Lectures.C$1:.E16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3];[Lectures.C$1:.E16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4];[Lectures.C$1:.E16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5];[Lectures.C$1:.E16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6];[Lectures.C$1:.E16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7];[Lectures.C$1:.E16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8];[Lectures.C$1:.E16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9];[Lectures.C$1:.E16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0];[Lectures.C$1:.E16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1];[Lectures.C$1:.E16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2];[Lectures.C$1:.E16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3];[Lectures.C$1:.E16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4];[Lectures.C$1:.E16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5];[Lectures.C$1:.E16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6];[Lectures.C$1:.E16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7];[Lectures.C$1:.E16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8];[Lectures.C$1:.E16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9];[Lectures.C$1:.E16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0];[Lectures.C$1:.E16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1];[Lectures.C$1:.E16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2];[Lectures.C$1:.E16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3];[Lectures.C$1:.E16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4];[Lectures.C$1:.E16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5];[Lectures.C$1:.E16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6];[Lectures.C$1:.E16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7];[Lectures.C$1:.E16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8];[Lectures.C$1:.E16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9];[Lectures.C$1:.E16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0];[Lectures.C$1:.E16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1];[Lectures.C$1:.E16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2];[Lectures.C$1:.E16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3];[Lectures.C$1:.E16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4];[Lectures.C$1:.E16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5];[Lectures.C$1:.E16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6];[Lectures.C$1:.E16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7];[Lectures.C$1:.E16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8];[Lectures.C$1:.E16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9];[Lectures.C$1:.E16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0];[Lectures.C$1:.E16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1];[Lectures.C$1:.E16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2];[Lectures.C$1:.E16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3];[Lectures.C$1:.E16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4];[Lectures.C$1:.E16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5];[Lectures.C$1:.E16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6];[Lectures.C$1:.E16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7];[Lectures.C$1:.E16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8];[Lectures.C$1:.E16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9];[Lectures.C$1:.E16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0];[Lectures.C$1:.E16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1];[Lectures.C$1:.E16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2];[Lectures.C$1:.E16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3];[Lectures.C$1:.E16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4];[Lectures.C$1:.E16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5];[Lectures.C$1:.E16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6];[Lectures.C$1:.E16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7];[Lectures.C$1:.E16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8];[Lectures.C$1:.E16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9];[Lectures.C$1:.E16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0];[Lectures.C$1:.E16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1];[Lectures.C$1:.E16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2];[Lectures.C$1:.E16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3];[Lectures.C$1:.E16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4];[Lectures.C$1:.E16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5];[Lectures.C$1:.E16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6];[Lectures.C$1:.E16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7];[Lectures.C$1:.E16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8];[Lectures.C$1:.E16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9];[Lectures.C$1:.E16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0];[Lectures.C$1:.E16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1];[Lectures.C$1:.E16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2];[Lectures.C$1:.E16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3];[Lectures.C$1:.E16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4];[Lectures.C$1:.E16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5];[Lectures.C$1:.E16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6];[Lectures.C$1:.E16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7];[Lectures.C$1:.E16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8];[Lectures.C$1:.E16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9];[Lectures.C$1:.E16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0];[Lectures.C$1:.E16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1];[Lectures.C$1:.E16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2];[Lectures.C$1:.E16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3];[Lectures.C$1:.E16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4];[Lectures.C$1:.E16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5];[Lectures.C$1:.E16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6];[Lectures.C$1:.E16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7];[Lectures.C$1:.E16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8];[Lectures.C$1:.E16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9];[Lectures.C$1:.E16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0];[Lectures.C$1:.E16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1];[Lectures.C$1:.E16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2];[Lectures.C$1:.E17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3];[Lectures.C$1:.E17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4];[Lectures.C$1:.E17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5];[Lectures.C$1:.E17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6];[Lectures.C$1:.E17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7];[Lectures.C$1:.E17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8];[Lectures.C$1:.E17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9];[Lectures.C$1:.E17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0];[Lectures.C$1:.E17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1];[Lectures.C$1:.E17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2];[Lectures.C$1:.E17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3];[Lectures.C$1:.E17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4];[Lectures.C$1:.E17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5];[Lectures.C$1:.E17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6];[Lectures.C$1:.E17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7];[Lectures.C$1:.E17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8];[Lectures.C$1:.E17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9];[Lectures.C$1:.E17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0];[Lectures.C$1:.E17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1];[Lectures.C$1:.E17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2];[Lectures.C$1:.E17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3];[Lectures.C$1:.E17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4];[Lectures.C$1:.E17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5];[Lectures.C$1:.E17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6];[Lectures.C$1:.E17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7];[Lectures.C$1:.E17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8];[Lectures.C$1:.E17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9];[Lectures.C$1:.E17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0];[Lectures.C$1:.E17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1];[Lectures.C$1:.E17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2];[Lectures.C$1:.E17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3];[Lectures.C$1:.E17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4];[Lectures.C$1:.E17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5];[Lectures.C$1:.E17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6];[Lectures.C$1:.E17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7];[Lectures.C$1:.E17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8];[Lectures.C$1:.E17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9];[Lectures.C$1:.E17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0];[Lectures.C$1:.E17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1];[Lectures.C$1:.E17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2];[Lectures.C$1:.E17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3];[Lectures.C$1:.E17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4];[Lectures.C$1:.E17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5];[Lectures.C$1:.E17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6];[Lectures.C$1:.E17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7];[Lectures.C$1:.E17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8];[Lectures.C$1:.E17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9];[Lectures.C$1:.E17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0];[Lectures.C$1:.E17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1];[Lectures.C$1:.E17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2];[Lectures.C$1:.E17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3];[Lectures.C$1:.E17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4];[Lectures.C$1:.E17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5];[Lectures.C$1:.E17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6];[Lectures.C$1:.E17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7];[Lectures.C$1:.E17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8];[Lectures.C$1:.E17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9];[Lectures.C$1:.E17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0];[Lectures.C$1:.E17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1];[Lectures.C$1:.E17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2];[Lectures.C$1:.E17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3];[Lectures.C$1:.E17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4];[Lectures.C$1:.E17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5];[Lectures.C$1:.E17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6];[Lectures.C$1:.E17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7];[Lectures.C$1:.E17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8];[Lectures.C$1:.E17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69];[Lectures.C$1:.E17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0];[Lectures.C$1:.E17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1];[Lectures.C$1:.E17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2];[Lectures.C$1:.E17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3];[Lectures.C$1:.E17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4];[Lectures.C$1:.E17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5];[Lectures.C$1:.E17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6];[Lectures.C$1:.E17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7];[Lectures.C$1:.E17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8];[Lectures.C$1:.E17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9];[Lectures.C$1:.E17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0];[Lectures.C$1:.E17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1];[Lectures.C$1:.E17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2];[Lectures.C$1:.E17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3];[Lectures.C$1:.E17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4];[Lectures.C$1:.E17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5];[Lectures.C$1:.E17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6];[Lectures.C$1:.E17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7];[Lectures.C$1:.E17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8];[Lectures.C$1:.E17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9];[Lectures.C$1:.E17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0];[Lectures.C$1:.E17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1];[Lectures.C$1:.E17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2];[Lectures.C$1:.E17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3];[Lectures.C$1:.E17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4];[Lectures.C$1:.E17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5];[Lectures.C$1:.E17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6];[Lectures.C$1:.E17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7];[Lectures.C$1:.E17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8];[Lectures.C$1:.E17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9];[Lectures.C$1:.E17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0];[Lectures.C$1:.E17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1];[Lectures.C$1:.E17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2];[Lectures.C$1:.E18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3];[Lectures.C$1:.E18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4];[Lectures.C$1:.E18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5];[Lectures.C$1:.E18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6];[Lectures.C$1:.E18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7];[Lectures.C$1:.E18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8];[Lectures.C$1:.E18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9];[Lectures.C$1:.E18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0];[Lectures.C$1:.E18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1];[Lectures.C$1:.E18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2];[Lectures.C$1:.E18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3];[Lectures.C$1:.E18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4];[Lectures.C$1:.E18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5];[Lectures.C$1:.E18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6];[Lectures.C$1:.E18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7];[Lectures.C$1:.E18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8];[Lectures.C$1:.E18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9];[Lectures.C$1:.E18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0];[Lectures.C$1:.E18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1];[Lectures.C$1:.E18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2];[Lectures.C$1:.E18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3];[Lectures.C$1:.E18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4];[Lectures.C$1:.E18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5];[Lectures.C$1:.E18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6];[Lectures.C$1:.E18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7];[Lectures.C$1:.E18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8];[Lectures.C$1:.E18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9];[Lectures.C$1:.E18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0];[Lectures.C$1:.E18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1];[Lectures.C$1:.E18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2];[Lectures.C$1:.E18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3];[Lectures.C$1:.E18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4];[Lectures.C$1:.E18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5];[Lectures.C$1:.E18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6];[Lectures.C$1:.E18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7];[Lectures.C$1:.E18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8];[Lectures.C$1:.E18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9];[Lectures.C$1:.E18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0];[Lectures.C$1:.E18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1];[Lectures.C$1:.E18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2];[Lectures.C$1:.E18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3];[Lectures.C$1:.E18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4];[Lectures.C$1:.E18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5];[Lectures.C$1:.E18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6];[Lectures.C$1:.E18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7];[Lectures.C$1:.E18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8];[Lectures.C$1:.E18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9];[Lectures.C$1:.E18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0];[Lectures.C$1:.E18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1];[Lectures.C$1:.E18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2];[Lectures.C$1:.E18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3];[Lectures.C$1:.E18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4];[Lectures.C$1:.E18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5];[Lectures.C$1:.E18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6];[Lectures.C$1:.E18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7];[Lectures.C$1:.E18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8];[Lectures.C$1:.E18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9];[Lectures.C$1:.E18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0];[Lectures.C$1:.E18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1];[Lectures.C$1:.E18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2];[Lectures.C$1:.E18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3];[Lectures.C$1:.E18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4];[Lectures.C$1:.E18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5];[Lectures.C$1:.E18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6];[Lectures.C$1:.E18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7];[Lectures.C$1:.E18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8];[Lectures.C$1:.E18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9];[Lectures.C$1:.E18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0];[Lectures.C$1:.E18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1];[Lectures.C$1:.E18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2];[Lectures.C$1:.E18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3];[Lectures.C$1:.E18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4];[Lectures.C$1:.E18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5];[Lectures.C$1:.E18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6];[Lectures.C$1:.E18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7];[Lectures.C$1:.E18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8];[Lectures.C$1:.E18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9];[Lectures.C$1:.E18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0];[Lectures.C$1:.E18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1];[Lectures.C$1:.E18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2];[Lectures.C$1:.E18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3];[Lectures.C$1:.E18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4];[Lectures.C$1:.E18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5];[Lectures.C$1:.E18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6];[Lectures.C$1:.E18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7];[Lectures.C$1:.E18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8];[Lectures.C$1:.E18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9];[Lectures.C$1:.E18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0];[Lectures.C$1:.E18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1];[Lectures.C$1:.E18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2];[Lectures.C$1:.E18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3];[Lectures.C$1:.E18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4];[Lectures.C$1:.E18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5];[Lectures.C$1:.E18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6];[Lectures.C$1:.E18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7];[Lectures.C$1:.E18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8];[Lectures.C$1:.E18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9];[Lectures.C$1:.E18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0];[Lectures.C$1:.E18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1];[Lectures.C$1:.E18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2];[Lectures.C$1:.E19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3];[Lectures.C$1:.E19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4];[Lectures.C$1:.E19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5];[Lectures.C$1:.E19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6];[Lectures.C$1:.E19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7];[Lectures.C$1:.E19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8];[Lectures.C$1:.E19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9];[Lectures.C$1:.E19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0];[Lectures.C$1:.E19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1];[Lectures.C$1:.E19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2];[Lectures.C$1:.E19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3];[Lectures.C$1:.E19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4];[Lectures.C$1:.E19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5];[Lectures.C$1:.E19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6];[Lectures.C$1:.E19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7];[Lectures.C$1:.E19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8];[Lectures.C$1:.E19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9];[Lectures.C$1:.E19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0];[Lectures.C$1:.E19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1];[Lectures.C$1:.E19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2];[Lectures.C$1:.E19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3];[Lectures.C$1:.E19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4];[Lectures.C$1:.E19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5];[Lectures.C$1:.E19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6];[Lectures.C$1:.E19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7];[Lectures.C$1:.E19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8];[Lectures.C$1:.E19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9];[Lectures.C$1:.E19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0];[Lectures.C$1:.E19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1];[Lectures.C$1:.E19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2];[Lectures.C$1:.E19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3];[Lectures.C$1:.E19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4];[Lectures.C$1:.E19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5];[Lectures.C$1:.E19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6];[Lectures.C$1:.E19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7];[Lectures.C$1:.E19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8];[Lectures.C$1:.E19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9];[Lectures.C$1:.E19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0];[Lectures.C$1:.E19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1];[Lectures.C$1:.E19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2];[Lectures.C$1:.E19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3];[Lectures.C$1:.E19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4];[Lectures.C$1:.E19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5];[Lectures.C$1:.E19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6];[Lectures.C$1:.E19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7];[Lectures.C$1:.E19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8];[Lectures.C$1:.E19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9];[Lectures.C$1:.E19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0];[Lectures.C$1:.E19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1];[Lectures.C$1:.E19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2];[Lectures.C$1:.E19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3];[Lectures.C$1:.E19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4];[Lectures.C$1:.E19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5];[Lectures.C$1:.E19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6];[Lectures.C$1:.E19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7];[Lectures.C$1:.E19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8];[Lectures.C$1:.E19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9];[Lectures.C$1:.E19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0];[Lectures.C$1:.E19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1];[Lectures.C$1:.E19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2];[Lectures.C$1:.E19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3];[Lectures.C$1:.E19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4];[Lectures.C$1:.E19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5];[Lectures.C$1:.E19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6];[Lectures.C$1:.E19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7];[Lectures.C$1:.E19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8];[Lectures.C$1:.E19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9];[Lectures.C$1:.E19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0];[Lectures.C$1:.E19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1];[Lectures.C$1:.E19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2];[Lectures.C$1:.E19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3];[Lectures.C$1:.E19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4];[Lectures.C$1:.E19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5];[Lectures.C$1:.E19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6];[Lectures.C$1:.E19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7];[Lectures.C$1:.E19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8];[Lectures.C$1:.E19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9];[Lectures.C$1:.E19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0];[Lectures.C$1:.E19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1];[Lectures.C$1:.E19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2];[Lectures.C$1:.E19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3];[Lectures.C$1:.E19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4];[Lectures.C$1:.E19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5];[Lectures.C$1:.E19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6];[Lectures.C$1:.E19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7];[Lectures.C$1:.E19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8];[Lectures.C$1:.E19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9];[Lectures.C$1:.E19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0];[Lectures.C$1:.E19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1];[Lectures.C$1:.E19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2];[Lectures.C$1:.E19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3];[Lectures.C$1:.E19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4];[Lectures.C$1:.E19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5];[Lectures.C$1:.E19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6];[Lectures.C$1:.E19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7];[Lectures.C$1:.E19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8];[Lectures.C$1:.E19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9];[Lectures.C$1:.E19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1000];[Lectures.C$1:.E19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am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40" table:default-cell-style-name="ce1"/>
        <table:table-column table:style-name="co26" table:default-cell-style-name="ce2"/>
        <table:table-column table:style-name="co23" table:default-cell-style-name="ce1"/>
        <table:table-column table:style-name="co41" table:default-cell-style-name="ce1"/>
        <table:table-column table:style-name="co3" table:number-columns-repeated="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eight</text:p>
          </table:table-cell>
          <table:table-cell table:number-columns-repeated="60"/>
        </table:table-row>
        <table:table-row table:style-name="ro1" table:number-rows-repeated="9">
          <table:table-cell table:style-name="ce15" table:content-validation-name="val15"/>
          <table:table-cell table:style-name="ce7"/>
          <table:table-cell table:style-name="ce6" table:number-columns-repeated="2"/>
          <table:table-cell table:number-columns-repeated="60"/>
        </table:table-row>
        <table:table-row table:style-name="ro1" table:number-rows-repeated="990">
          <table:table-cell table:style-name="ce22" table:content-validation-name="val15"/>
          <table:table-cell table:number-columns-repeated="63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Assignments.A1:Assignments.I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year/>
      <number:text>/</number:text>
      <number:month number:style="long"/>
      <number:text>/</number:text>
      <number:day number:style="long"/>
    </number:date-style>
    <number:date-style style:name="N12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2">
      <number:text-content/>
      <style:map style:condition="value()&lt;=1.79769313486232E+308" style:apply-style-name="N122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16:54:09.0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a</meta:initial-creator>
    <meta:creation-date>2019-09-16T11:43:27Z</meta:creation-date>
    <dc:date>2020-02-05T17:17:40.515000000</dc:date>
    <meta:editing-duration>PT19M54S</meta:editing-duration>
    <meta:editing-cycles>21</meta:editing-cycles>
    <meta:document-statistic meta:table-count="7" meta:cell-count="3258" meta:object-count="0"/>
  </office:meta>
</office:document-meta>
</file>